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RDATA2.mdb lokalow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7553.57">
            <text:p>7553,57</text:p>
          </table:table-cell>
          <table:table-cell table:formula="of:=[.A1]/[.$F$2]" office:value-type="float" office:value="106.388309859155">
            <text:p>106,3883098592</text:p>
          </table:table-cell>
          <table:table-cell table:formula="of:=([.A1]-[.$F$3])/[.$F$6]" office:value-type="float" office:value="3.10149636046737">
            <text:p>3,1014963605</text:p>
          </table:table-cell>
          <table:table-cell table:formula="of:=ROUND([.C1])" office:value-type="float" office:value="3">
            <text:p>3</text:p>
          </table:table-cell>
          <table:table-cell table:number-columns-repeated="3"/>
          <table:table-cell office:value-type="string">
            <text:p>bucket</text:p>
          </table:table-cell>
          <table:table-cell office:value-type="string">
            <text:p>value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7666.67">
            <text:p>7666,67</text:p>
          </table:table-cell>
          <table:table-cell table:formula="of:=[.A2]/[.$F$2]" office:value-type="float" office:value="107.981267605634">
            <text:p>107,9812676056</text:p>
          </table:table-cell>
          <table:table-cell table:formula="of:=([.A2]-[.$F$3])/[.$F$6]" office:value-type="float" office:value="3.18766173466753">
            <text:p>3,1876617347</text:p>
          </table:table-cell>
          <table:table-cell table:formula="of:=ROUND([.C2])" office:value-type="float" office:value="3">
            <text:p>3</text:p>
          </table:table-cell>
          <table:table-cell office:value-type="string">
            <text:p>ile</text:p>
          </table:table-cell>
          <table:table-cell table:formula="of:=COUNT([.A1:.A71])"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table:formula="of:=COUNTIF([.$D$1:.$D$71];[.H2])" office:value-type="float" office:value="8">
            <text:p>8</text:p>
          </table:table-cell>
          <table:table-cell table:formula="of:=[.I2]/[.$F$2]" office:value-type="float" office:value="0.112676056338028">
            <text:p>0,1126760563</text:p>
          </table:table-cell>
          <table:table-cell table:formula="of:=[.H2]*[.I2]/[.$F$2]" office:value-type="float" office:value="0">
            <text:p>0</text:p>
          </table:table-cell>
          <table:table-cell/>
          <table:table-cell table:formula="of:=[.H2]*[.H2]*[.I2]/[.$F$2]" office:value-type="float" office:value="0">
            <text:p>0</text:p>
          </table:table-cell>
        </table:table-row>
        <table:table-row table:style-name="ro1">
          <table:table-cell office:value-type="float" office:value="5995.58">
            <text:p>5995,58</text:p>
          </table:table-cell>
          <table:table-cell table:formula="of:=[.A3]/[.$F$2]" office:value-type="float" office:value="84.4447887323944">
            <text:p>84,4447887324</text:p>
          </table:table-cell>
          <table:table-cell table:formula="of:=([.A3]-[.$F$3])/[.$F$6]" office:value-type="float" office:value="1.91453976143898">
            <text:p>1,9145397614</text:p>
          </table:table-cell>
          <table:table-cell table:formula="of:=ROUND([.C3])" office:value-type="float" office:value="2">
            <text:p>2</text:p>
          </table:table-cell>
          <table:table-cell office:value-type="string">
            <text:p>min</text:p>
          </table:table-cell>
          <table:table-cell table:formula="of:=MIN([.A1:.A71])" office:value-type="float" office:value="3482.57">
            <text:p>3482,57</text:p>
          </table:table-cell>
          <table:table-cell/>
          <table:table-cell office:value-type="float" office:value="1">
            <text:p>1</text:p>
          </table:table-cell>
          <table:table-cell table:formula="of:=COUNTIF([.$D$1:.$D$71];[.H3])" office:value-type="float" office:value="16">
            <text:p>16</text:p>
          </table:table-cell>
          <table:table-cell table:formula="of:=[.I3]/[.$F$2]" office:value-type="float" office:value="0.225352112676056">
            <text:p>0,2253521127</text:p>
          </table:table-cell>
          <table:table-cell table:formula="of:=[.H3]*[.I3]/[.$F$2]" office:value-type="float" office:value="0.225352112676056">
            <text:p>0,2253521127</text:p>
          </table:table-cell>
          <table:table-cell/>
          <table:table-cell table:formula="of:=[.H3]*[.H3]*[.I3]/[.$F$2]" office:value-type="float" office:value="0.225352112676056">
            <text:p>0,225352112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[.A4]/[.$F$2]" office:value-type="float" office:value="70.4225352112676">
            <text:p>70,4225352113</text:p>
          </table:table-cell>
          <table:table-cell table:formula="of:=([.A4]-[.$F$3])/[.$F$6]" office:value-type="float" office:value="1.15605591310833">
            <text:p>1,1560559131</text:p>
          </table:table-cell>
          <table:table-cell table:formula="of:=ROUND([.C4])" office:value-type="float" office:value="1">
            <text:p>1</text:p>
          </table:table-cell>
          <table:table-cell office:value-type="string">
            <text:p>max</text:p>
          </table:table-cell>
          <table:table-cell table:formula="of:=MAX([.A1:.A71])" office:value-type="float" office:value="15295.9">
            <text:p>15295,9</text:p>
          </table:table-cell>
          <table:table-cell/>
          <table:table-cell office:value-type="float" office:value="2">
            <text:p>2</text:p>
          </table:table-cell>
          <table:table-cell table:formula="of:=COUNTIF([.$D$1:.$D$71];[.H4])" office:value-type="float" office:value="13">
            <text:p>13</text:p>
          </table:table-cell>
          <table:table-cell table:formula="of:=[.I4]/[.$F$2]" office:value-type="float" office:value="0.183098591549296">
            <text:p>0,1830985915</text:p>
          </table:table-cell>
          <table:table-cell table:formula="of:=[.H4]*[.I4]/[.$F$2]" office:value-type="float" office:value="0.366197183098592">
            <text:p>0,3661971831</text:p>
          </table:table-cell>
          <table:table-cell/>
          <table:table-cell table:formula="of:=[.H4]*[.H4]*[.I4]/[.$F$2]" office:value-type="float" office:value="0.732394366197183">
            <text:p>0,7323943662</text:p>
          </table:table-cell>
        </table:table-row>
        <table:table-row table:style-name="ro1">
          <table:table-cell office:value-type="float" office:value="9782.61">
            <text:p>9782,61</text:p>
          </table:table-cell>
          <table:table-cell table:formula="of:=[.A5]/[.$F$2]" office:value-type="float" office:value="137.78323943662">
            <text:p>137,7832394366</text:p>
          </table:table-cell>
          <table:table-cell table:formula="of:=([.A5]-[.$F$3])/[.$F$6]" office:value-type="float" office:value="4.79969322790441">
            <text:p>4,7996932279</text:p>
          </table:table-cell>
          <table:table-cell table:formula="of:=ROUND([.C5])" office:value-type="float" office:value="5">
            <text:p>5</text:p>
          </table:table-cell>
          <table:table-cell office:value-type="string">
            <text:p>ilość przedziałów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COUNTIF([.$D$1:.$D$71];[.H5])" office:value-type="float" office:value="14">
            <text:p>14</text:p>
          </table:table-cell>
          <table:table-cell table:formula="of:=[.I5]/[.$F$2]" office:value-type="float" office:value="0.197183098591549">
            <text:p>0,1971830986</text:p>
          </table:table-cell>
          <table:table-cell table:formula="of:=[.H5]*[.I5]/[.$F$2]" office:value-type="float" office:value="0.591549295774648">
            <text:p>0,5915492958</text:p>
          </table:table-cell>
          <table:table-cell/>
          <table:table-cell table:formula="of:=[.H5]*[.H5]*[.I5]/[.$F$2]" office:value-type="float" office:value="1.77464788732394">
            <text:p>1,7746478873</text:p>
          </table:table-cell>
        </table:table-row>
        <table:table-row table:style-name="ro1">
          <table:table-cell office:value-type="float" office:value="4307.69">
            <text:p>4307,69</text:p>
          </table:table-cell>
          <table:table-cell table:formula="of:=[.A6]/[.$F$2]" office:value-type="float" office:value="60.6716901408451">
            <text:p>60,6716901408</text:p>
          </table:table-cell>
          <table:table-cell table:formula="of:=([.A6]-[.$F$3])/[.$F$6]" office:value-type="float" office:value="0.628618687533489">
            <text:p>0,6286186875</text:p>
          </table:table-cell>
          <table:table-cell table:formula="of:=ROUND([.C6])" office:value-type="float" office:value="1">
            <text:p>1</text:p>
          </table:table-cell>
          <table:table-cell office:value-type="string">
            <text:p>krok</text:p>
          </table:table-cell>
          <table:table-cell table:formula="of:=([.F4]-[.F3])/([.F5]-1)" office:value-type="float" office:value="1312.59222222222">
            <text:p>1312,5922222222</text:p>
          </table:table-cell>
          <table:table-cell/>
          <table:table-cell office:value-type="float" office:value="4">
            <text:p>4</text:p>
          </table:table-cell>
          <table:table-cell table:formula="of:=COUNTIF([.$D$1:.$D$71];[.H6])" office:value-type="float" office:value="4">
            <text:p>4</text:p>
          </table:table-cell>
          <table:table-cell table:formula="of:=[.I6]/[.$F$2]" office:value-type="float" office:value="0.0563380281690141">
            <text:p>0,0563380282</text:p>
          </table:table-cell>
          <table:table-cell table:formula="of:=[.H6]*[.I6]/[.$F$2]" office:value-type="float" office:value="0.225352112676056">
            <text:p>0,2253521127</text:p>
          </table:table-cell>
          <table:table-cell/>
          <table:table-cell table:formula="of:=[.H6]*[.H6]*[.I6]/[.$F$2]" office:value-type="float" office:value="0.901408450704225">
            <text:p>0,9014084507</text:p>
          </table:table-cell>
        </table:table-row>
        <table:table-row table:style-name="ro1">
          <table:table-cell office:value-type="float" office:value="3846.15">
            <text:p>3846,15</text:p>
          </table:table-cell>
          <table:table-cell table:formula="of:=[.A7]/[.$F$2]" office:value-type="float" office:value="54.1711267605634">
            <text:p>54,1711267606</text:p>
          </table:table-cell>
          <table:table-cell table:formula="of:=([.A7]-[.$F$3])/[.$F$6]" office:value-type="float" office:value="0.276993870483598">
            <text:p>0,2769938705</text:p>
          </table:table-cell>
          <table:table-cell table:formula="of:=ROUND([.C7])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UNTIF([.$D$1:.$D$71];[.H7])" office:value-type="float" office:value="5">
            <text:p>5</text:p>
          </table:table-cell>
          <table:table-cell table:formula="of:=[.I7]/[.$F$2]" office:value-type="float" office:value="0.0704225352112676">
            <text:p>0,0704225352</text:p>
          </table:table-cell>
          <table:table-cell table:formula="of:=[.H7]*[.I7]/[.$F$2]" office:value-type="float" office:value="0.352112676056338">
            <text:p>0,3521126761</text:p>
          </table:table-cell>
          <table:table-cell/>
          <table:table-cell table:formula="of:=[.H7]*[.H7]*[.I7]/[.$F$2]" office:value-type="float" office:value="1.76056338028169">
            <text:p>1,7605633803</text:p>
          </table:table-cell>
        </table:table-row>
        <table:table-row table:style-name="ro1">
          <table:table-cell office:value-type="float" office:value="6333.33">
            <text:p>6333,33</text:p>
          </table:table-cell>
          <table:table-cell table:formula="of:=[.A8]/[.$F$2]" office:value-type="float" office:value="89.2018309859155">
            <text:p>89,2018309859</text:p>
          </table:table-cell>
          <table:table-cell table:formula="of:=([.A8]-[.$F$3])/[.$F$6]" office:value-type="float" office:value="2.17185501463178">
            <text:p>2,1718550146</text:p>
          </table:table-cell>
          <table:table-cell table:formula="of:=ROUND([.C8])" office:value-type="float" office:value="2">
            <text:p>2</text:p>
          </table:table-cell>
          <table:table-cell/>
          <table:table-cell office:value-type="string">
            <text:p>q10</text:p>
          </table:table-cell>
          <table:table-cell/>
          <table:table-cell office:value-type="float" office:value="6">
            <text:p>6</text:p>
          </table:table-cell>
          <table:table-cell table:formula="of:=COUNTIF([.$D$1:.$D$71];[.H8])" office:value-type="float" office:value="4">
            <text:p>4</text:p>
          </table:table-cell>
          <table:table-cell table:formula="of:=[.I8]/[.$F$2]" office:value-type="float" office:value="0.0563380281690141">
            <text:p>0,0563380282</text:p>
          </table:table-cell>
          <table:table-cell table:formula="of:=[.H8]*[.I8]/[.$F$2]" office:value-type="float" office:value="0.338028169014084">
            <text:p>0,338028169</text:p>
          </table:table-cell>
          <table:table-cell/>
          <table:table-cell table:formula="of:=[.H8]*[.H8]*[.I8]/[.$F$2]" office:value-type="float" office:value="2.02816901408451">
            <text:p>2,0281690141</text:p>
          </table:table-cell>
        </table:table-row>
        <table:table-row table:style-name="ro1">
          <table:table-cell office:value-type="float" office:value="8181.82">
            <text:p>8181,82</text:p>
          </table:table-cell>
          <table:table-cell table:formula="of:=[.A9]/[.$F$2]" office:value-type="float" office:value="115.236901408451">
            <text:p>115,2369014085</text:p>
          </table:table-cell>
          <table:table-cell table:formula="of:=([.A9]-[.$F$3])/[.$F$6]" office:value-type="float" office:value="3.58012939619904">
            <text:p>3,5801293962</text:p>
          </table:table-cell>
          <table:table-cell table:formula="of:=ROUND([.C9])" office:value-type="float" office:value="4">
            <text:p>4</text:p>
          </table:table-cell>
          <table:table-cell/>
          <table:table-cell office:value-type="string">
            <text:p>q25</text:p>
          </table:table-cell>
          <table:table-cell/>
          <table:table-cell office:value-type="float" office:value="7">
            <text:p>7</text:p>
          </table:table-cell>
          <table:table-cell table:formula="of:=COUNTIF([.$D$1:.$D$71];[.H9])" office:value-type="float" office:value="4">
            <text:p>4</text:p>
          </table:table-cell>
          <table:table-cell table:formula="of:=[.I9]/[.$F$2]" office:value-type="float" office:value="0.0563380281690141">
            <text:p>0,0563380282</text:p>
          </table:table-cell>
          <table:table-cell table:formula="of:=[.H9]*[.I9]/[.$F$2]" office:value-type="float" office:value="0.394366197183099">
            <text:p>0,3943661972</text:p>
          </table:table-cell>
          <table:table-cell/>
          <table:table-cell table:formula="of:=[.H9]*[.H9]*[.I9]/[.$F$2]" office:value-type="float" office:value="2.76056338028169">
            <text:p>2,7605633803</text:p>
          </table:table-cell>
        </table:table-row>
        <table:table-row table:style-name="ro1">
          <table:table-cell office:value-type="float" office:value="10526.3">
            <text:p>10526,3</text:p>
          </table:table-cell>
          <table:table-cell table:formula="of:=[.A10]/[.$F$2]" office:value-type="float" office:value="148.257746478873">
            <text:p>148,2577464789</text:p>
          </table:table-cell>
          <table:table-cell table:formula="of:=([.A10]-[.$F$3])/[.$F$6]" office:value-type="float" office:value="5.36627436971624">
            <text:p>5,3662743697</text:p>
          </table:table-cell>
          <table:table-cell table:formula="of:=ROUND([.C10])" office:value-type="float" office:value="5">
            <text:p>5</text:p>
          </table:table-cell>
          <table:table-cell/>
          <table:table-cell office:value-type="string">
            <text:p>q50</text:p>
          </table:table-cell>
          <table:table-cell table:formula="of:=MEDIAN([.A1:.A71])" office:value-type="float" office:value="6566.65">
            <text:p>6566,65</text:p>
          </table:table-cell>
          <table:table-cell office:value-type="float" office:value="8">
            <text:p>8</text:p>
          </table:table-cell>
          <table:table-cell table:formula="of:=COUNTIF([.$D$1:.$D$71];[.H10])" office:value-type="float" office:value="2">
            <text:p>2</text:p>
          </table:table-cell>
          <table:table-cell table:formula="of:=[.I10]/[.$F$2]" office:value-type="float" office:value="0.028169014084507">
            <text:p>0,0281690141</text:p>
          </table:table-cell>
          <table:table-cell table:formula="of:=[.H10]*[.I10]/[.$F$2]" office:value-type="float" office:value="0.225352112676056">
            <text:p>0,2253521127</text:p>
          </table:table-cell>
          <table:table-cell/>
          <table:table-cell table:formula="of:=[.H10]*[.H10]*[.I10]/[.$F$2]" office:value-type="float" office:value="1.80281690140845">
            <text:p>1,8028169014</text:p>
          </table:table-cell>
        </table:table-row>
        <table:table-row table:style-name="ro1">
          <table:table-cell office:value-type="float" office:value="5087.72">
            <text:p>5087,72</text:p>
          </table:table-cell>
          <table:table-cell table:formula="of:=[.A11]/[.$F$2]" office:value-type="float" office:value="71.6580281690141">
            <text:p>71,658028169</text:p>
          </table:table-cell>
          <table:table-cell table:formula="of:=([.A11]-[.$F$3])/[.$F$6]" office:value-type="float" office:value="1.22288550307153">
            <text:p>1,2228855031</text:p>
          </table:table-cell>
          <table:table-cell table:formula="of:=ROUND([.C11])" office:value-type="float" office:value="1">
            <text:p>1</text:p>
          </table:table-cell>
          <table:table-cell/>
          <table:table-cell office:value-type="string">
            <text:p>q75</text:p>
          </table:table-cell>
          <table:table-cell/>
          <table:table-cell office:value-type="float" office:value="9">
            <text:p>9</text:p>
          </table:table-cell>
          <table:table-cell table:formula="of:=COUNTIF([.$D$1:.$D$71];[.H11])" office:value-type="float" office:value="1">
            <text:p>1</text:p>
          </table:table-cell>
          <table:table-cell table:formula="of:=[.I11]/[.$F$2]" office:value-type="float" office:value="0.0140845070422535">
            <text:p>0,014084507</text:p>
          </table:table-cell>
          <table:table-cell table:formula="of:=[.H11]*[.I11]/[.$F$2]" office:value-type="float" office:value="0.126760563380282">
            <text:p>0,1267605634</text:p>
          </table:table-cell>
          <table:table-cell/>
          <table:table-cell table:formula="of:=[.H11]*[.H11]*[.I11]/[.$F$2]" office:value-type="float" office:value="1.14084507042254">
            <text:p>1,1408450704</text:p>
          </table:table-cell>
        </table:table-row>
        <table:table-row table:style-name="ro1">
          <table:table-cell office:value-type="float" office:value="6119.4">
            <text:p>6119,4</text:p>
          </table:table-cell>
          <table:table-cell table:formula="of:=[.A12]/[.$F$2]" office:value-type="float" office:value="86.1887323943662">
            <text:p>86,1887323944</text:p>
          </table:table-cell>
          <table:table-cell table:formula="of:=([.A12]-[.$F$3])/[.$F$6]" office:value-type="float" office:value="2.00887218083301">
            <text:p>2,0088721808</text:p>
          </table:table-cell>
          <table:table-cell table:formula="of:=ROUND([.C12])" office:value-type="float" office:value="2">
            <text:p>2</text:p>
          </table:table-cell>
          <table:table-cell/>
          <table:table-cell office:value-type="string">
            <text:p>q90</text:p>
          </table:table-cell>
          <table:table-cell table:number-columns-repeated="3"/>
          <table:table-cell table:style-name="ce1" office:value-type="string">
            <text:p>ex</text:p>
          </table:table-cell>
          <table:table-cell table:formula="of:=SUM([.K2:.K11])" office:value-type="float" office:value="2.84507042253521">
            <text:p>2,8450704225</text:p>
          </table:table-cell>
          <table:table-cell table:style-name="ce1" office:value-type="string">
            <text:p>ex2</text:p>
          </table:table-cell>
          <table:table-cell table:formula="of:=SUM([.M2:.M11])" office:value-type="float" office:value="13.1267605633803">
            <text:p>13,1267605634</text:p>
          </table:table-cell>
        </table:table-row>
        <table:table-row table:style-name="ro1">
          <table:table-cell office:value-type="float" office:value="7560.98">
            <text:p>7560,98</text:p>
          </table:table-cell>
          <table:table-cell table:formula="of:=[.A13]/[.$F$2]" office:value-type="float" office:value="106.492676056338">
            <text:p>106,4926760563</text:p>
          </table:table-cell>
          <table:table-cell table:formula="of:=([.A13]-[.$F$3])/[.$F$6]" office:value-type="float" office:value="3.10714167808738">
            <text:p>3,1071416781</text:p>
          </table:table-cell>
          <table:table-cell table:formula="of:=ROUND([.C13])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5735.29">
            <text:p>5735,29</text:p>
          </table:table-cell>
          <table:table-cell table:formula="of:=[.A14]/[.$F$2]" office:value-type="float" office:value="80.7787323943662">
            <text:p>80,7787323944</text:p>
          </table:table-cell>
          <table:table-cell table:formula="of:=([.A14]-[.$F$3])/[.$F$6]" office:value-type="float" office:value="1.71623750458169">
            <text:p>1,7162375046</text:p>
          </table:table-cell>
          <table:table-cell table:formula="of:=ROUND([.C14])" office:value-type="float" office:value="2">
            <text:p>2</text:p>
          </table:table-cell>
          <table:table-cell table:number-columns-repeated="6"/>
          <table:table-cell table:style-name="ce1" office:value-type="string">
            <text:p>sigma</text:p>
          </table:table-cell>
          <table:table-cell table:formula="of:=SQRT([.M12]-[.K12]*[.K12])" office:value-type="float" office:value="2.24328661882417">
            <text:p>2,2432866188</text:p>
          </table:table-cell>
          <table:table-cell/>
        </table:table-row>
        <table:table-row table:style-name="ro1">
          <table:table-cell office:value-type="float" office:value="6779.66">
            <text:p>6779,66</text:p>
          </table:table-cell>
          <table:table-cell table:formula="of:=[.A15]/[.$F$2]" office:value-type="float" office:value="95.4881690140845">
            <text:p>95,4881690141</text:p>
          </table:table-cell>
          <table:table-cell table:formula="of:=([.A15]-[.$F$3])/[.$F$6]" office:value-type="float" office:value="2.51189207446165">
            <text:p>2,5118920745</text:p>
          </table:table-cell>
          <table:table-cell table:formula="of:=ROUND([.C15])" office:value-type="float" office:value="3">
            <text:p>3</text:p>
          </table:table-cell>
          <table:table-cell table:number-columns-repeated="6"/>
          <table:table-cell office:value-type="string">
            <text:p>sigma check</text:p>
          </table:table-cell>
          <table:table-cell table:formula="of:=STDEV([.D1:.D71])" office:value-type="float" office:value="2.25925327312205">
            <text:p>2,2592532731</text:p>
          </table:table-cell>
          <table:table-cell/>
        </table:table-row>
        <table:table-row table:style-name="ro1">
          <table:table-cell office:value-type="float" office:value="4242.42">
            <text:p>4242,42</text:p>
          </table:table-cell>
          <table:table-cell table:formula="of:=[.A16]/[.$F$2]" office:value-type="float" office:value="59.7523943661972">
            <text:p>59,7523943662</text:p>
          </table:table-cell>
          <table:table-cell table:formula="of:=([.A16]-[.$F$3])/[.$F$6]" office:value-type="float" office:value="0.578892657701088">
            <text:p>0,5788926577</text:p>
          </table:table-cell>
          <table:table-cell table:formula="of:=ROUND([.C16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NORMDIST([.F16]; [.$K$12];[.$L$14];0)*[.$F$2]" office:value-type="float" office:value="5.64944747642665">
            <text:p>5,6494474764</text:p>
          </table:table-cell>
          <table:table-cell>
            <draw:frame table:end-cell-address="'RDATA2.mdb lokalowe'.O44" table:end-x="0.753cm" table:end-y="0.115cm" draw:z-index="0" draw:style-name="gr1" svg:width="16.087cm" svg:height="12.608cm" svg:x="0.524cm" svg:y="0.201cm">
              <draw:object draw:notify-on-update-of-ranges="'RDATA2.mdb lokalowe'.H2:'RDATA2.mdb lokalowe'.H11 'RDATA2.mdb lokalowe'.I1:'RDATA2.mdb lokalowe'.I1 'RDATA2.mdb lokalowe'.I2:'RDATA2.mdb lokalowe'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6222.22">
            <text:p>6222,22</text:p>
          </table:table-cell>
          <table:table-cell table:formula="of:=[.A17]/[.$F$2]" office:value-type="float" office:value="87.6369014084507">
            <text:p>87,6369014085</text:p>
          </table:table-cell>
          <table:table-cell table:formula="of:=([.A17]-[.$F$3])/[.$F$6]" office:value-type="float" office:value="2.08720572438085">
            <text:p>2,0872057244</text:p>
          </table:table-cell>
          <table:table-cell table:formula="of:=ROUND([.C17])" office:value-type="float" office:value="2">
            <text:p>2</text:p>
          </table:table-cell>
          <table:table-cell/>
          <table:table-cell table:formula="of:=[.F16]+0.1" office:value-type="float" office:value="0.1">
            <text:p>0,1</text:p>
          </table:table-cell>
          <table:table-cell table:formula="of:=NORMDIST([.F17]; [.$K$12];[.$L$14];0)*[.$F$2]" office:value-type="float" office:value="5.9721080192858">
            <text:p>5,9721080193</text:p>
          </table:table-cell>
          <table:table-cell table:number-columns-repeated="6"/>
        </table:table-row>
        <table:table-row table:style-name="ro1">
          <table:table-cell office:value-type="float" office:value="4909.09">
            <text:p>4909,09</text:p>
          </table:table-cell>
          <table:table-cell table:formula="of:=[.A18]/[.$F$2]" office:value-type="float" office:value="69.1421126760563">
            <text:p>69,1421126761</text:p>
          </table:table-cell>
          <table:table-cell table:formula="of:=([.A18]-[.$F$3])/[.$F$6]" office:value-type="float" office:value="1.08679601771897">
            <text:p>1,0867960177</text:p>
          </table:table-cell>
          <table:table-cell table:formula="of:=ROUND([.C18])" office:value-type="float" office:value="1">
            <text:p>1</text:p>
          </table:table-cell>
          <table:table-cell/>
          <table:table-cell table:formula="of:=[.F17]+0.1" office:value-type="float" office:value="0.2">
            <text:p>0,2</text:p>
          </table:table-cell>
          <table:table-cell table:formula="of:=NORMDIST([.F18]; [.$K$12];[.$L$14];0)*[.$F$2]" office:value-type="float" office:value="6.30066407463949">
            <text:p>6,3006640746</text:p>
          </table:table-cell>
          <table:table-cell table:number-columns-repeated="6"/>
        </table:table-row>
        <table:table-row table:style-name="ro1">
          <table:table-cell office:value-type="float" office:value="8253.3">
            <text:p>8253,3</text:p>
          </table:table-cell>
          <table:table-cell table:formula="of:=[.A19]/[.$F$2]" office:value-type="float" office:value="116.243661971831">
            <text:p>116,2436619718</text:p>
          </table:table-cell>
          <table:table-cell table:formula="of:=([.A19]-[.$F$3])/[.$F$6]" office:value-type="float" office:value="3.63458652217453">
            <text:p>3,6345865222</text:p>
          </table:table-cell>
          <table:table-cell table:formula="of:=ROUND([.C19])" office:value-type="float" office:value="4">
            <text:p>4</text:p>
          </table:table-cell>
          <table:table-cell/>
          <table:table-cell table:formula="of:=[.F18]+0.1" office:value-type="float" office:value="0.3">
            <text:p>0,3</text:p>
          </table:table-cell>
          <table:table-cell table:formula="of:=NORMDIST([.F19]; [.$K$12];[.$L$14];0)*[.$F$2]" office:value-type="float" office:value="6.63409961825126">
            <text:p>6,6340996183</text:p>
          </table:table-cell>
          <table:table-cell table:number-columns-repeated="6"/>
        </table:table-row>
        <table:table-row table:style-name="ro1">
          <table:table-cell office:value-type="float" office:value="5813.95">
            <text:p>5813,95</text:p>
          </table:table-cell>
          <table:table-cell table:formula="of:=[.A20]/[.$F$2]" office:value-type="float" office:value="81.8866197183099">
            <text:p>81,8866197183</text:p>
          </table:table-cell>
          <table:table-cell table:formula="of:=([.A20]-[.$F$3])/[.$F$6]" office:value-type="float" office:value="1.77616472239411">
            <text:p>1,7761647224</text:p>
          </table:table-cell>
          <table:table-cell table:formula="of:=ROUND([.C20])" office:value-type="float" office:value="2">
            <text:p>2</text:p>
          </table:table-cell>
          <table:table-cell/>
          <table:table-cell table:formula="of:=[.F19]+0.1" office:value-type="float" office:value="0.4">
            <text:p>0,4</text:p>
          </table:table-cell>
          <table:table-cell table:formula="of:=NORMDIST([.F20]; [.$K$12];[.$L$14];0)*[.$F$2]" office:value-type="float" office:value="6.9713139898037">
            <text:p>6,9713139898</text:p>
          </table:table-cell>
          <table:table-cell table:number-columns-repeated="6"/>
        </table:table-row>
        <table:table-row table:style-name="ro1">
          <table:table-cell office:value-type="float" office:value="4179.1">
            <text:p>4179,1</text:p>
          </table:table-cell>
          <table:table-cell table:formula="of:=[.A21]/[.$F$2]" office:value-type="float" office:value="58.8605633802817">
            <text:p>58,8605633803</text:p>
          </table:table-cell>
          <table:table-cell table:formula="of:=([.A21]-[.$F$3])/[.$F$6]" office:value-type="float" office:value="0.53065223776869">
            <text:p>0,5306522378</text:p>
          </table:table-cell>
          <table:table-cell table:formula="of:=ROUND([.C21])" office:value-type="float" office:value="1">
            <text:p>1</text:p>
          </table:table-cell>
          <table:table-cell/>
          <table:table-cell table:formula="of:=[.F20]+0.1" office:value-type="float" office:value="0.5">
            <text:p>0,5</text:p>
          </table:table-cell>
          <table:table-cell table:formula="of:=NORMDIST([.F21]; [.$K$12];[.$L$14];0)*[.$F$2]" office:value-type="float" office:value="7.31112638163056">
            <text:p>7,3111263816</text:p>
          </table:table-cell>
          <table:table-cell table:number-columns-repeated="6"/>
        </table:table-row>
        <table:table-row table:style-name="ro1">
          <table:table-cell office:value-type="float" office:value="4166.67">
            <text:p>4166,67</text:p>
          </table:table-cell>
          <table:table-cell table:formula="of:=[.A22]/[.$F$2]" office:value-type="float" office:value="58.6854929577465">
            <text:p>58,6854929577</text:p>
          </table:table-cell>
          <table:table-cell table:formula="of:=([.A22]-[.$F$3])/[.$F$6]" office:value-type="float" office:value="0.521182426970211">
            <text:p>0,521182427</text:p>
          </table:table-cell>
          <table:table-cell table:formula="of:=ROUND([.C22])" office:value-type="float" office:value="1">
            <text:p>1</text:p>
          </table:table-cell>
          <table:table-cell/>
          <table:table-cell table:formula="of:=[.F21]+0.1" office:value-type="float" office:value="0.6">
            <text:p>0,6</text:p>
          </table:table-cell>
          <table:table-cell table:formula="of:=NORMDIST([.F22]; [.$K$12];[.$L$14];0)*[.$F$2]" office:value-type="float" office:value="7.65228137540576">
            <text:p>7,6522813754</text:p>
          </table:table-cell>
          <table:table-cell table:number-columns-repeated="6"/>
        </table:table-row>
        <table:table-row table:style-name="ro1">
          <table:table-cell office:value-type="float" office:value="7674.51">
            <text:p>7674,51</text:p>
          </table:table-cell>
          <table:table-cell table:formula="of:=[.A23]/[.$F$2]" office:value-type="float" office:value="108.091690140845">
            <text:p>108,0916901408</text:p>
          </table:table-cell>
          <table:table-cell table:formula="of:=([.A23]-[.$F$3])/[.$F$6]" office:value-type="float" office:value="3.19363464831677">
            <text:p>3,1936346483</text:p>
          </table:table-cell>
          <table:table-cell table:formula="of:=ROUND([.C23])" office:value-type="float" office:value="3">
            <text:p>3</text:p>
          </table:table-cell>
          <table:table-cell/>
          <table:table-cell table:formula="of:=[.F22]+0.1" office:value-type="float" office:value="0.7">
            <text:p>0,7</text:p>
          </table:table-cell>
          <table:table-cell table:formula="of:=NORMDIST([.F23]; [.$K$12];[.$L$14];0)*[.$F$2]" office:value-type="float" office:value="7.9934555124731">
            <text:p>7,9934555125</text:p>
          </table:table-cell>
          <table:table-cell table:number-columns-repeated="6"/>
        </table:table-row>
        <table:table-row table:style-name="ro1">
          <table:table-cell office:value-type="float" office:value="10780.7">
            <text:p>10780,7</text:p>
          </table:table-cell>
          <table:table-cell table:formula="of:=[.A24]/[.$F$2]" office:value-type="float" office:value="151.840845070423">
            <text:p>151,8408450704</text:p>
          </table:table-cell>
          <table:table-cell table:formula="of:=([.A24]-[.$F$3])/[.$F$6]" office:value-type="float" office:value="5.5600893228243">
            <text:p>5,5600893228</text:p>
          </table:table-cell>
          <table:table-cell table:formula="of:=ROUND([.C24])" office:value-type="float" office:value="6">
            <text:p>6</text:p>
          </table:table-cell>
          <table:table-cell/>
          <table:table-cell table:formula="of:=[.F23]+0.1" office:value-type="float" office:value="0.8">
            <text:p>0,8</text:p>
          </table:table-cell>
          <table:table-cell table:formula="of:=NORMDIST([.F24]; [.$K$12];[.$L$14];0)*[.$F$2]" office:value-type="float" office:value="8.33326486809263">
            <text:p>8,3332648681</text:p>
          </table:table-cell>
          <table:table-cell table:number-columns-repeated="6"/>
        </table:table-row>
        <table:table-row table:style-name="ro1">
          <table:table-cell office:value-type="float" office:value="7674.33">
            <text:p>7674,33</text:p>
          </table:table-cell>
          <table:table-cell table:formula="of:=[.A25]/[.$F$2]" office:value-type="float" office:value="108.089154929577">
            <text:p>108,0891549296</text:p>
          </table:table-cell>
          <table:table-cell table:formula="of:=([.A25]-[.$F$3])/[.$F$6]" office:value-type="float" office:value="3.19349751509524">
            <text:p>3,1934975151</text:p>
          </table:table-cell>
          <table:table-cell table:formula="of:=ROUND([.C25])" office:value-type="float" office:value="3">
            <text:p>3</text:p>
          </table:table-cell>
          <table:table-cell/>
          <table:table-cell table:formula="of:=[.F24]+0.1" office:value-type="float" office:value="0.9">
            <text:p>0,9</text:p>
          </table:table-cell>
          <table:table-cell table:formula="of:=NORMDIST([.F25]; [.$K$12];[.$L$14];0)*[.$F$2]" office:value-type="float" office:value="8.67027358420389">
            <text:p>8,6702735842</text:p>
          </table:table-cell>
          <table:table-cell table:number-columns-repeated="6"/>
        </table:table-row>
        <table:table-row table:style-name="ro1">
          <table:table-cell office:value-type="float" office:value="15295.9">
            <text:p>15295,9</text:p>
          </table:table-cell>
          <table:table-cell table:formula="of:=[.A26]/[.$F$2]" office:value-type="float" office:value="215.435211267606">
            <text:p>215,4352112676</text:p>
          </table:table-cell>
          <table:table-cell table:formula="of:=([.A26]-[.$F$3])/[.$F$6]" office:value-type="float" office:value="9">
            <text:p>9</text:p>
          </table:table-cell>
          <table:table-cell table:formula="of:=ROUND([.C26])" office:value-type="float" office:value="9">
            <text:p>9</text:p>
          </table:table-cell>
          <table:table-cell/>
          <table:table-cell table:formula="of:=[.F25]+0.1" office:value-type="float" office:value="1">
            <text:p>1</text:p>
          </table:table-cell>
          <table:table-cell table:formula="of:=NORMDIST([.F26]; [.$K$12];[.$L$14];0)*[.$F$2]" office:value-type="float" office:value="9.00300329963688">
            <text:p>9,0030032996</text:p>
          </table:table-cell>
          <table:table-cell table:number-columns-repeated="6"/>
        </table:table-row>
        <table:table-row table:style-name="ro1">
          <table:table-cell office:value-type="float" office:value="4182.89">
            <text:p>4182,89</text:p>
          </table:table-cell>
          <table:table-cell table:formula="of:=[.A27]/[.$F$2]" office:value-type="float" office:value="58.9139436619718">
            <text:p>58,913943662</text:p>
          </table:table-cell>
          <table:table-cell table:formula="of:=([.A27]-[.$F$3])/[.$F$6]" office:value-type="float" office:value="0.533539653933311">
            <text:p>0,5335396539</text:p>
          </table:table-cell>
          <table:table-cell table:formula="of:=ROUND([.C27])" office:value-type="float" office:value="1">
            <text:p>1</text:p>
          </table:table-cell>
          <table:table-cell/>
          <table:table-cell table:formula="of:=[.F26]+0.1" office:value-type="float" office:value="1.1">
            <text:p>1,1</text:p>
          </table:table-cell>
          <table:table-cell table:formula="of:=NORMDIST([.F27]; [.$K$12];[.$L$14];0)*[.$F$2]" office:value-type="float" office:value="9.329943401324">
            <text:p>9,3299434013</text:p>
          </table:table-cell>
          <table:table-cell table:number-columns-repeated="6"/>
        </table:table-row>
        <table:table-row table:style-name="ro1">
          <table:table-cell office:value-type="float" office:value="7674.51">
            <text:p>7674,51</text:p>
          </table:table-cell>
          <table:table-cell table:formula="of:=[.A28]/[.$F$2]" office:value-type="float" office:value="108.091690140845">
            <text:p>108,0916901408</text:p>
          </table:table-cell>
          <table:table-cell table:formula="of:=([.A28]-[.$F$3])/[.$F$6]" office:value-type="float" office:value="3.19363464831677">
            <text:p>3,1936346483</text:p>
          </table:table-cell>
          <table:table-cell table:formula="of:=ROUND([.C28])" office:value-type="float" office:value="3">
            <text:p>3</text:p>
          </table:table-cell>
          <table:table-cell/>
          <table:table-cell table:formula="of:=[.F27]+0.1" office:value-type="float" office:value="1.2">
            <text:p>1,2</text:p>
          </table:table-cell>
          <table:table-cell table:formula="of:=NORMDIST([.F28]; [.$K$12];[.$L$14];0)*[.$F$2]" office:value-type="float" office:value="9.64956200527273">
            <text:p>9,6495620053</text:p>
          </table:table-cell>
          <table:table-cell table:number-columns-repeated="6"/>
        </table:table-row>
        <table:table-row table:style-name="ro1">
          <table:table-cell office:value-type="float" office:value="9783.51">
            <text:p>9783,51</text:p>
          </table:table-cell>
          <table:table-cell table:formula="of:=[.A29]/[.$F$2]" office:value-type="float" office:value="137.795915492958">
            <text:p>137,795915493</text:p>
          </table:table-cell>
          <table:table-cell table:formula="of:=([.A29]-[.$F$3])/[.$F$6]" office:value-type="float" office:value="4.8003788940121">
            <text:p>4,800378894</text:p>
          </table:table-cell>
          <table:table-cell table:formula="of:=ROUND([.C29])" office:value-type="float" office:value="5">
            <text:p>5</text:p>
          </table:table-cell>
          <table:table-cell/>
          <table:table-cell table:formula="of:=[.F28]+0.1" office:value-type="float" office:value="1.3">
            <text:p>1,3</text:p>
          </table:table-cell>
          <table:table-cell table:formula="of:=NORMDIST([.F29]; [.$K$12];[.$L$14];0)*[.$F$2]" office:value-type="float" office:value="9.96031756214386">
            <text:p>9,9603175621</text:p>
          </table:table-cell>
          <table:table-cell table:number-columns-repeated="6"/>
        </table:table-row>
        <table:table-row table:style-name="ro1">
          <table:table-cell office:value-type="float" office:value="3513.97">
            <text:p>3513,97</text:p>
          </table:table-cell>
          <table:table-cell table:formula="of:=[.A30]/[.$F$2]" office:value-type="float" office:value="49.4925352112676">
            <text:p>49,4925352113</text:p>
          </table:table-cell>
          <table:table-cell table:formula="of:=([.A30]-[.$F$3])/[.$F$6]" office:value-type="float" office:value="0.0239221286461985">
            <text:p>0,0239221286</text:p>
          </table:table-cell>
          <table:table-cell table:formula="of:=ROUND([.C30])" office:value-type="float" office:value="0">
            <text:p>0</text:p>
          </table:table-cell>
          <table:table-cell/>
          <table:table-cell table:formula="of:=[.F29]+0.1" office:value-type="float" office:value="1.4">
            <text:p>1,4</text:p>
          </table:table-cell>
          <table:table-cell table:formula="of:=NORMDIST([.F30]; [.$K$12];[.$L$14];0)*[.$F$2]" office:value-type="float" office:value="10.2606709695304">
            <text:p>10,2606709695</text:p>
          </table:table-cell>
          <table:table-cell table:number-columns-repeated="6"/>
        </table:table-row>
        <table:table-row table:style-name="ro1">
          <table:table-cell office:value-type="float" office:value="6697.74">
            <text:p>6697,74</text:p>
          </table:table-cell>
          <table:table-cell table:formula="of:=[.A31]/[.$F$2]" office:value-type="float" office:value="94.3343661971831">
            <text:p>94,3343661972</text:p>
          </table:table-cell>
          <table:table-cell table:formula="of:=([.A31]-[.$F$3])/[.$F$6]" office:value-type="float" office:value="2.44948122163691">
            <text:p>2,4494812216</text:p>
          </table:table-cell>
          <table:table-cell table:formula="of:=ROUND([.C31])" office:value-type="float" office:value="2">
            <text:p>2</text:p>
          </table:table-cell>
          <table:table-cell/>
          <table:table-cell table:formula="of:=[.F30]+0.1" office:value-type="float" office:value="1.5">
            <text:p>1,5</text:p>
          </table:table-cell>
          <table:table-cell table:formula="of:=NORMDIST([.F31]; [.$K$12];[.$L$14];0)*[.$F$2]" office:value-type="float" office:value="10.5490980617223">
            <text:p>10,5490980617</text:p>
          </table:table-cell>
          <table:table-cell table:number-columns-repeated="6"/>
        </table:table-row>
        <table:table-row table:style-name="ro1">
          <table:table-cell office:value-type="float" office:value="12196.1">
            <text:p>12196,1</text:p>
          </table:table-cell>
          <table:table-cell table:formula="of:=[.A32]/[.$F$2]" office:value-type="float" office:value="171.776056338028">
            <text:p>171,776056338</text:p>
          </table:table-cell>
          <table:table-cell table:formula="of:=([.A32]-[.$F$3])/[.$F$6]" office:value-type="float" office:value="6.6384135548571">
            <text:p>6,6384135549</text:p>
          </table:table-cell>
          <table:table-cell table:formula="of:=ROUND([.C32])" office:value-type="float" office:value="7">
            <text:p>7</text:p>
          </table:table-cell>
          <table:table-cell/>
          <table:table-cell table:formula="of:=[.F31]+0.1" office:value-type="float" office:value="1.6">
            <text:p>1,6</text:p>
          </table:table-cell>
          <table:table-cell table:formula="of:=NORMDIST([.F32]; [.$K$12];[.$L$14];0)*[.$F$2]" office:value-type="float" office:value="10.8241023381307">
            <text:p>10,8241023381</text:p>
          </table:table-cell>
          <table:table-cell table:number-columns-repeated="6"/>
        </table:table-row>
        <table:table-row table:style-name="ro1">
          <table:table-cell office:value-type="float" office:value="5236.78">
            <text:p>5236,78</text:p>
          </table:table-cell>
          <table:table-cell table:formula="of:=[.A33]/[.$F$2]" office:value-type="float" office:value="73.7574647887324">
            <text:p>73,7574647887</text:p>
          </table:table-cell>
          <table:table-cell table:formula="of:=([.A33]-[.$F$3])/[.$F$6]" office:value-type="float" office:value="1.3364470475302">
            <text:p>1,3364470475</text:p>
          </table:table-cell>
          <table:table-cell table:formula="of:=ROUND([.C33])" office:value-type="float" office:value="1">
            <text:p>1</text:p>
          </table:table-cell>
          <table:table-cell/>
          <table:table-cell table:formula="of:=[.F32]+0.1" office:value-type="float" office:value="1.7">
            <text:p>1,7</text:p>
          </table:table-cell>
          <table:table-cell table:formula="of:=NORMDIST([.F33]; [.$K$12];[.$L$14];0)*[.$F$2]" office:value-type="float" office:value="11.0842277838562">
            <text:p>11,0842277839</text:p>
          </table:table-cell>
          <table:table-cell table:number-columns-repeated="6"/>
        </table:table-row>
        <table:table-row table:style-name="ro1">
          <table:table-cell office:value-type="float" office:value="7008.69">
            <text:p>7008,69</text:p>
          </table:table-cell>
          <table:table-cell table:formula="of:=[.A34]/[.$F$2]" office:value-type="float" office:value="98.7139436619718">
            <text:p>98,713943662</text:p>
          </table:table-cell>
          <table:table-cell table:formula="of:=([.A34]-[.$F$3])/[.$F$6]" office:value-type="float" office:value="2.68637886184505">
            <text:p>2,6863788618</text:p>
          </table:table-cell>
          <table:table-cell table:formula="of:=ROUND([.C34])" office:value-type="float" office:value="3">
            <text:p>3</text:p>
          </table:table-cell>
          <table:table-cell/>
          <table:table-cell table:formula="of:=[.F33]+0.1" office:value-type="float" office:value="1.8">
            <text:p>1,8</text:p>
          </table:table-cell>
          <table:table-cell table:formula="of:=NORMDIST([.F34]; [.$K$12];[.$L$14];0)*[.$F$2]" office:value-type="float" office:value="11.3280716303295">
            <text:p>11,3280716303</text:p>
          </table:table-cell>
          <table:table-cell table:number-columns-repeated="6"/>
        </table:table-row>
        <table:table-row table:style-name="ro1">
          <table:table-cell office:value-type="float" office:value="5167.95">
            <text:p>5167,95</text:p>
          </table:table-cell>
          <table:table-cell table:formula="of:=[.A35]/[.$F$2]" office:value-type="float" office:value="72.7880281690141">
            <text:p>72,788028169</text:p>
          </table:table-cell>
          <table:table-cell table:formula="of:=([.A35]-[.$F$3])/[.$F$6]" office:value-type="float" office:value="1.28400882731626">
            <text:p>1,2840088273</text:p>
          </table:table-cell>
          <table:table-cell table:formula="of:=ROUND([.C35])" office:value-type="float" office:value="1">
            <text:p>1</text:p>
          </table:table-cell>
          <table:table-cell/>
          <table:table-cell table:formula="of:=[.F34]+0.1" office:value-type="float" office:value="1.9">
            <text:p>1,9</text:p>
          </table:table-cell>
          <table:table-cell table:formula="of:=NORMDIST([.F35]; [.$K$12];[.$L$14];0)*[.$F$2]" office:value-type="float" office:value="11.5542969006763">
            <text:p>11,5542969007</text:p>
          </table:table-cell>
          <table:table-cell table:number-columns-repeated="6"/>
        </table:table-row>
        <table:table-row table:style-name="ro1">
          <table:table-cell office:value-type="float" office:value="5293.34">
            <text:p>5293,34</text:p>
          </table:table-cell>
          <table:table-cell table:formula="of:=[.A36]/[.$F$2]" office:value-type="float" office:value="74.5540845070423">
            <text:p>74,554084507</text:p>
          </table:table-cell>
          <table:table-cell table:formula="of:=([.A36]-[.$F$3])/[.$F$6]" office:value-type="float" office:value="1.37953735314259">
            <text:p>1,3795373531</text:p>
          </table:table-cell>
          <table:table-cell table:formula="of:=ROUND([.C36])" office:value-type="float" office:value="1">
            <text:p>1</text:p>
          </table:table-cell>
          <table:table-cell/>
          <table:table-cell table:formula="of:=[.F35]+0.1" office:value-type="float" office:value="2">
            <text:p>2</text:p>
          </table:table-cell>
          <table:table-cell table:formula="of:=NORMDIST([.F36]; [.$K$12];[.$L$14];0)*[.$F$2]" office:value-type="float" office:value="11.7616445835994">
            <text:p>11,7616445836</text:p>
          </table:table-cell>
          <table:table-cell table:number-columns-repeated="6"/>
        </table:table-row>
        <table:table-row table:style-name="ro1">
          <table:table-cell office:value-type="float" office:value="6566.65">
            <text:p>6566,65</text:p>
          </table:table-cell>
          <table:table-cell table:formula="of:=[.A37]/[.$F$2]" office:value-type="float" office:value="92.4880281690141">
            <text:p>92,488028169</text:p>
          </table:table-cell>
          <table:table-cell table:formula="of:=([.A37]-[.$F$3])/[.$F$6]" office:value-type="float" office:value="2.34961014379519">
            <text:p>2,3496101438</text:p>
          </table:table-cell>
          <table:table-cell table:formula="of:=ROUND([.C37])" office:value-type="float" office:value="2">
            <text:p>2</text:p>
          </table:table-cell>
          <table:table-cell/>
          <table:table-cell table:formula="of:=[.F36]+0.1" office:value-type="float" office:value="2.1">
            <text:p>2,1</text:p>
          </table:table-cell>
          <table:table-cell table:formula="of:=NORMDIST([.F37]; [.$K$12];[.$L$14];0)*[.$F$2]" office:value-type="float" office:value="11.9489452811922">
            <text:p>11,9489452812</text:p>
          </table:table-cell>
          <table:table-cell table:number-columns-repeated="6"/>
        </table:table-row>
        <table:table-row table:style-name="ro1">
          <table:table-cell office:value-type="float" office:value="7494.56">
            <text:p>7494,56</text:p>
          </table:table-cell>
          <table:table-cell table:formula="of:=[.A38]/[.$F$2]" office:value-type="float" office:value="105.557183098592">
            <text:p>105,5571830986</text:p>
          </table:table-cell>
          <table:table-cell table:formula="of:=([.A38]-[.$F$3])/[.$F$6]" office:value-type="float" office:value="3.05653951933959">
            <text:p>3,0565395193</text:p>
          </table:table-cell>
          <table:table-cell table:formula="of:=ROUND([.C38])" office:value-type="float" office:value="3">
            <text:p>3</text:p>
          </table:table-cell>
          <table:table-cell/>
          <table:table-cell table:formula="of:=[.F37]+0.1" office:value-type="float" office:value="2.2">
            <text:p>2,2</text:p>
          </table:table-cell>
          <table:table-cell table:formula="of:=NORMDIST([.F38]; [.$K$12];[.$L$14];0)*[.$F$2]" office:value-type="float" office:value="12.115130180232">
            <text:p>12,1151301802</text:p>
          </table:table-cell>
          <table:table-cell table:number-columns-repeated="6"/>
        </table:table-row>
        <table:table-row table:style-name="ro1">
          <table:table-cell office:value-type="float" office:value="7184.93">
            <text:p>7184,93</text:p>
          </table:table-cell>
          <table:table-cell table:formula="of:=[.A39]/[.$F$2]" office:value-type="float" office:value="101.196197183099">
            <text:p>101,1961971831</text:p>
          </table:table-cell>
          <table:table-cell table:formula="of:=([.A39]-[.$F$3])/[.$F$6]" office:value-type="float" office:value="2.82064752275607">
            <text:p>2,8206475228</text:p>
          </table:table-cell>
          <table:table-cell table:formula="of:=ROUND([.C39])" office:value-type="float" office:value="3">
            <text:p>3</text:p>
          </table:table-cell>
          <table:table-cell/>
          <table:table-cell table:formula="of:=[.F38]+0.1" office:value-type="float" office:value="2.3">
            <text:p>2,3</text:p>
          </table:table-cell>
          <table:table-cell table:formula="of:=NORMDIST([.F39]; [.$K$12];[.$L$14];0)*[.$F$2]" office:value-type="float" office:value="12.2592412031317">
            <text:p>12,2592412031</text:p>
          </table:table-cell>
          <table:table-cell table:number-columns-repeated="6"/>
        </table:table-row>
        <table:table-row table:style-name="ro1">
          <table:table-cell office:value-type="float" office:value="7026.87">
            <text:p>7026,87</text:p>
          </table:table-cell>
          <table:table-cell table:formula="of:=[.A40]/[.$F$2]" office:value-type="float" office:value="98.97">
            <text:p>98,97</text:p>
          </table:table-cell>
          <table:table-cell table:formula="of:=([.A40]-[.$F$3])/[.$F$6]" office:value-type="float" office:value="2.70022931722046">
            <text:p>2,7002293172</text:p>
          </table:table-cell>
          <table:table-cell table:formula="of:=ROUND([.C40])" office:value-type="float" office:value="3">
            <text:p>3</text:p>
          </table:table-cell>
          <table:table-cell/>
          <table:table-cell table:formula="of:=[.F39]+0.1" office:value-type="float" office:value="2.4">
            <text:p>2,4</text:p>
          </table:table-cell>
          <table:table-cell table:formula="of:=NORMDIST([.F40]; [.$K$12];[.$L$14];0)*[.$F$2]" office:value-type="float" office:value="12.3804402037706">
            <text:p>12,3804402038</text:p>
          </table:table-cell>
          <table:table-cell table:number-columns-repeated="6"/>
        </table:table-row>
        <table:table-row table:style-name="ro1">
          <table:table-cell office:value-type="float" office:value="11605.2">
            <text:p>11605,2</text:p>
          </table:table-cell>
          <table:table-cell table:formula="of:=[.A41]/[.$F$2]" office:value-type="float" office:value="163.453521126761">
            <text:p>163,4535211268</text:p>
          </table:table-cell>
          <table:table-cell table:formula="of:=([.A41]-[.$F$3])/[.$F$6]" office:value-type="float" office:value="6.18823566259471">
            <text:p>6,1882356626</text:p>
          </table:table-cell>
          <table:table-cell table:formula="of:=ROUND([.C41])" office:value-type="float" office:value="6">
            <text:p>6</text:p>
          </table:table-cell>
          <table:table-cell/>
          <table:table-cell table:formula="of:=[.F40]+0.1" office:value-type="float" office:value="2.5">
            <text:p>2,5</text:p>
          </table:table-cell>
          <table:table-cell table:formula="of:=NORMDIST([.F41]; [.$K$12];[.$L$14];0)*[.$F$2]" office:value-type="float" office:value="12.4780170847726">
            <text:p>12,4780170848</text:p>
          </table:table-cell>
          <table:table-cell table:number-columns-repeated="6"/>
        </table:table-row>
        <table:table-row table:style-name="ro1">
          <table:table-cell office:value-type="float" office:value="8082.65">
            <text:p>8082,65</text:p>
          </table:table-cell>
          <table:table-cell table:formula="of:=[.A42]/[.$F$2]" office:value-type="float" office:value="113.84014084507">
            <text:p>113,8401408451</text:p>
          </table:table-cell>
          <table:table-cell table:formula="of:=([.A42]-[.$F$3])/[.$F$6]" office:value-type="float" office:value="3.50457660964351">
            <text:p>3,5045766096</text:p>
          </table:table-cell>
          <table:table-cell table:formula="of:=ROUND([.C42])" office:value-type="float" office:value="4">
            <text:p>4</text:p>
          </table:table-cell>
          <table:table-cell/>
          <table:table-cell table:formula="of:=[.F41]+0.1" office:value-type="float" office:value="2.6">
            <text:p>2,6</text:p>
          </table:table-cell>
          <table:table-cell table:formula="of:=NORMDIST([.F42]; [.$K$12];[.$L$14];0)*[.$F$2]" office:value-type="float" office:value="12.5513967262659">
            <text:p>12,5513967263</text:p>
          </table:table-cell>
          <table:table-cell table:number-columns-repeated="6"/>
        </table:table-row>
        <table:table-row table:style-name="ro1">
          <table:table-cell office:value-type="float" office:value="5463.08">
            <text:p>5463,08</text:p>
          </table:table-cell>
          <table:table-cell table:formula="of:=[.A43]/[.$F$2]" office:value-type="float" office:value="76.9447887323944">
            <text:p>76,9447887324</text:p>
          </table:table-cell>
          <table:table-cell table:formula="of:=([.A43]-[.$F$3])/[.$F$6]" office:value-type="float" office:value="1.50885398105361">
            <text:p>1,5088539811</text:p>
          </table:table-cell>
          <table:table-cell table:formula="of:=ROUND([.C43])" office:value-type="float" office:value="2">
            <text:p>2</text:p>
          </table:table-cell>
          <table:table-cell/>
          <table:table-cell table:formula="of:=[.F42]+0.1" office:value-type="float" office:value="2.7">
            <text:p>2,7</text:p>
          </table:table-cell>
          <table:table-cell table:formula="of:=NORMDIST([.F43]; [.$K$12];[.$L$14];0)*[.$F$2]" office:value-type="float" office:value="12.6001446315495">
            <text:p>12,6001446315</text:p>
          </table:table-cell>
          <table:table-cell table:number-columns-repeated="6"/>
        </table:table-row>
        <table:table-row table:style-name="ro1">
          <table:table-cell office:value-type="float" office:value="3766.47">
            <text:p>3766,47</text:p>
          </table:table-cell>
          <table:table-cell table:formula="of:=[.A44]/[.$F$2]" office:value-type="float" office:value="53.0488732394366">
            <text:p>53,0488732394</text:p>
          </table:table-cell>
          <table:table-cell table:formula="of:=([.A44]-[.$F$3])/[.$F$6]" office:value-type="float" office:value="0.216289564415791">
            <text:p>0,2162895644</text:p>
          </table:table-cell>
          <table:table-cell table:formula="of:=ROUND([.C44])" office:value-type="float" office:value="0">
            <text:p>0</text:p>
          </table:table-cell>
          <table:table-cell/>
          <table:table-cell table:formula="of:=[.F43]+0.1" office:value-type="float" office:value="2.8">
            <text:p>2,8</text:p>
          </table:table-cell>
          <table:table-cell table:formula="of:=NORMDIST([.F44]; [.$K$12];[.$L$14];0)*[.$F$2]" office:value-type="float" office:value="12.6239712121287">
            <text:p>12,6239712121</text:p>
          </table:table-cell>
          <table:table-cell table:number-columns-repeated="6"/>
        </table:table-row>
        <table:table-row table:style-name="ro1">
          <table:table-cell office:value-type="float" office:value="3756.82">
            <text:p>3756,82</text:p>
          </table:table-cell>
          <table:table-cell table:formula="of:=[.A45]/[.$F$2]" office:value-type="float" office:value="52.9129577464789">
            <text:p>52,9129577465</text:p>
          </table:table-cell>
          <table:table-cell table:formula="of:=([.A45]-[.$F$3])/[.$F$6]" office:value-type="float" office:value="0.208937700038854">
            <text:p>0,2089377</text:p>
          </table:table-cell>
          <table:table-cell table:formula="of:=ROUND([.C45])" office:value-type="float" office:value="0">
            <text:p>0</text:p>
          </table:table-cell>
          <table:table-cell/>
          <table:table-cell table:formula="of:=[.F44]+0.1" office:value-type="float" office:value="2.9">
            <text:p>2,9</text:p>
          </table:table-cell>
          <table:table-cell table:formula="of:=NORMDIST([.F45]; [.$K$12];[.$L$14];0)*[.$F$2]" office:value-type="float" office:value="12.6227346529986">
            <text:p>12,622734653</text:p>
          </table:table-cell>
          <table:table-cell>
            <draw:frame table:end-cell-address="'RDATA2.mdb lokalowe'.O64" table:end-x="0.514cm" table:end-y="0.448cm" draw:z-index="1" draw:style-name="gr1" svg:width="16.05cm" svg:height="9.031cm" svg:x="0.322cm" svg:y="0.03cm">
              <draw:object draw:notify-on-update-of-ranges="'RDATA2.mdb lokalowe'.F17:'RDATA2.mdb lokalowe'.F106 'RDATA2.mdb lokalowe'.G16:'RDATA2.mdb lokalowe'.G16 'RDATA2.mdb lokalowe'.G17:'RDATA2.mdb lokalowe'.G10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9585.63">
            <text:p>9585,63</text:p>
          </table:table-cell>
          <table:table-cell table:formula="of:=[.A46]/[.$F$2]" office:value-type="float" office:value="135.008873239437">
            <text:p>135,0088732394</text:p>
          </table:table-cell>
          <table:table-cell table:formula="of:=([.A46]-[.$F$3])/[.$F$6]" office:value-type="float" office:value="4.6496237724672">
            <text:p>4,6496237725</text:p>
          </table:table-cell>
          <table:table-cell table:formula="of:=ROUND([.C46])" office:value-type="float" office:value="5">
            <text:p>5</text:p>
          </table:table-cell>
          <table:table-cell/>
          <table:table-cell table:formula="of:=[.F45]+0.1" office:value-type="float" office:value="3">
            <text:p>3</text:p>
          </table:table-cell>
          <table:table-cell table:formula="of:=NORMDIST([.F46]; [.$K$12];[.$L$14];0)*[.$F$2]" office:value-type="float" office:value="12.5964423185102">
            <text:p>12,5964423185</text:p>
          </table:table-cell>
          <table:table-cell table:number-columns-repeated="6"/>
        </table:table-row>
        <table:table-row table:style-name="ro1">
          <table:table-cell office:value-type="float" office:value="5591.75">
            <text:p>5591,75</text:p>
          </table:table-cell>
          <table:table-cell table:formula="of:=[.A47]/[.$F$2]" office:value-type="float" office:value="78.7570422535211">
            <text:p>78,7570422535</text:p>
          </table:table-cell>
          <table:table-cell table:formula="of:=([.A47]-[.$F$3])/[.$F$6]" office:value-type="float" office:value="1.60688137891687">
            <text:p>1,6068813789</text:p>
          </table:table-cell>
          <table:table-cell table:formula="of:=ROUND([.C47])" office:value-type="float" office:value="2">
            <text:p>2</text:p>
          </table:table-cell>
          <table:table-cell/>
          <table:table-cell table:formula="of:=[.F46]+0.1" office:value-type="float" office:value="3.1">
            <text:p>3,1</text:p>
          </table:table-cell>
          <table:table-cell table:formula="of:=NORMDIST([.F47]; [.$K$12];[.$L$14];0)*[.$F$2]" office:value-type="float" office:value="12.5452506793214">
            <text:p>12,5452506793</text:p>
          </table:table-cell>
          <table:table-cell table:number-columns-repeated="6"/>
        </table:table-row>
        <table:table-row table:style-name="ro1">
          <table:table-cell office:value-type="float" office:value="11814.2">
            <text:p>11814,2</text:p>
          </table:table-cell>
          <table:table-cell table:formula="of:=[.A48]/[.$F$2]" office:value-type="float" office:value="166.397183098592">
            <text:p>166,3971830986</text:p>
          </table:table-cell>
          <table:table-cell table:formula="of:=([.A48]-[.$F$3])/[.$F$6]" office:value-type="float" office:value="6.34746256982578">
            <text:p>6,3474625698</text:p>
          </table:table-cell>
          <table:table-cell table:formula="of:=ROUND([.C48])" office:value-type="float" office:value="6">
            <text:p>6</text:p>
          </table:table-cell>
          <table:table-cell/>
          <table:table-cell table:formula="of:=[.F47]+0.1" office:value-type="float" office:value="3.2">
            <text:p>3,2</text:p>
          </table:table-cell>
          <table:table-cell table:formula="of:=NORMDIST([.F48]; [.$K$12];[.$L$14];0)*[.$F$2]" office:value-type="float" office:value="12.4694637614456">
            <text:p>12,4694637614</text:p>
          </table:table-cell>
          <table:table-cell table:number-columns-repeated="6"/>
        </table:table-row>
        <table:table-row table:style-name="ro1">
          <table:table-cell office:value-type="float" office:value="10067">
            <text:p>10067</text:p>
          </table:table-cell>
          <table:table-cell table:formula="of:=[.A49]/[.$F$2]" office:value-type="float" office:value="141.788732394366">
            <text:p>141,7887323944</text:p>
          </table:table-cell>
          <table:table-cell table:formula="of:=([.A49]-[.$F$3])/[.$F$6]" office:value-type="float" office:value="5.01635609942328">
            <text:p>5,0163560994</text:p>
          </table:table-cell>
          <table:table-cell table:formula="of:=ROUND([.C49])" office:value-type="float" office:value="5">
            <text:p>5</text:p>
          </table:table-cell>
          <table:table-cell/>
          <table:table-cell table:formula="of:=[.F48]+0.1" office:value-type="float" office:value="3.3">
            <text:p>3,3</text:p>
          </table:table-cell>
          <table:table-cell table:formula="of:=NORMDIST([.F49]; [.$K$12];[.$L$14];0)*[.$F$2]" office:value-type="float" office:value="12.3695301389082">
            <text:p>12,3695301389</text:p>
          </table:table-cell>
          <table:table-cell table:number-columns-repeated="6"/>
        </table:table-row>
        <table:table-row table:style-name="ro1">
          <table:table-cell office:value-type="float" office:value="13336.9">
            <text:p>13336,9</text:p>
          </table:table-cell>
          <table:table-cell table:formula="of:=[.A50]/[.$F$2]" office:value-type="float" office:value="187.843661971831">
            <text:p>187,8436619718</text:p>
          </table:table-cell>
          <table:table-cell table:formula="of:=([.A50]-[.$F$3])/[.$F$6]" office:value-type="float" office:value="7.50753343892027">
            <text:p>7,5075334389</text:p>
          </table:table-cell>
          <table:table-cell table:formula="of:=ROUND([.C50])" office:value-type="float" office:value="8">
            <text:p>8</text:p>
          </table:table-cell>
          <table:table-cell/>
          <table:table-cell table:formula="of:=[.F49]+0.1" office:value-type="float" office:value="3.4">
            <text:p>3,4</text:p>
          </table:table-cell>
          <table:table-cell table:formula="of:=NORMDIST([.F50]; [.$K$12];[.$L$14];0)*[.$F$2]" office:value-type="float" office:value="12.2460385116268">
            <text:p>12,2460385116</text:p>
          </table:table-cell>
          <table:table-cell table:number-columns-repeated="6"/>
        </table:table-row>
        <table:table-row table:style-name="ro1">
          <table:table-cell office:value-type="float" office:value="12125.2">
            <text:p>12125,2</text:p>
          </table:table-cell>
          <table:table-cell table:formula="of:=[.A51]/[.$F$2]" office:value-type="float" office:value="170.777464788732">
            <text:p>170,7774647887</text:p>
          </table:table-cell>
          <table:table-cell table:formula="of:=([.A51]-[.$F$3])/[.$F$6]" office:value-type="float" office:value="6.58439830259546">
            <text:p>6,5843983026</text:p>
          </table:table-cell>
          <table:table-cell table:formula="of:=ROUND([.C51])" office:value-type="float" office:value="7">
            <text:p>7</text:p>
          </table:table-cell>
          <table:table-cell/>
          <table:table-cell table:formula="of:=[.F50]+0.1" office:value-type="float" office:value="3.5">
            <text:p>3,5</text:p>
          </table:table-cell>
          <table:table-cell table:formula="of:=NORMDIST([.F51]; [.$K$12];[.$L$14];0)*[.$F$2]" office:value-type="float" office:value="12.0997119295098">
            <text:p>12,0997119295</text:p>
          </table:table-cell>
          <table:table-cell table:number-columns-repeated="6"/>
        </table:table-row>
        <table:table-row table:style-name="ro1">
          <table:table-cell office:value-type="float" office:value="7290.28">
            <text:p>7290,28</text:p>
          </table:table-cell>
          <table:table-cell table:formula="of:=[.A52]/[.$F$2]" office:value-type="float" office:value="102.68">
            <text:p>102,68</text:p>
          </table:table-cell>
          <table:table-cell table:formula="of:=([.A52]-[.$F$3])/[.$F$6]" office:value-type="float" office:value="2.90090854991776">
            <text:p>2,9009085499</text:p>
          </table:table-cell>
          <table:table-cell table:formula="of:=ROUND([.C52])" office:value-type="float" office:value="3">
            <text:p>3</text:p>
          </table:table-cell>
          <table:table-cell/>
          <table:table-cell table:formula="of:=[.F51]+0.1" office:value-type="float" office:value="3.6">
            <text:p>3,6</text:p>
          </table:table-cell>
          <table:table-cell table:formula="of:=NORMDIST([.F52]; [.$K$12];[.$L$14];0)*[.$F$2]" office:value-type="float" office:value="11.9314007420511">
            <text:p>11,9314007421</text:p>
          </table:table-cell>
          <table:table-cell table:number-columns-repeated="6"/>
        </table:table-row>
        <table:table-row table:style-name="ro1">
          <table:table-cell office:value-type="float" office:value="7296.89">
            <text:p>7296,89</text:p>
          </table:table-cell>
          <table:table-cell table:formula="of:=[.A53]/[.$F$2]" office:value-type="float" office:value="102.773098591549">
            <text:p>102,7730985916</text:p>
          </table:table-cell>
          <table:table-cell table:formula="of:=([.A53]-[.$F$3])/[.$F$6]" office:value-type="float" office:value="2.90594438655316">
            <text:p>2,9059443866</text:p>
          </table:table-cell>
          <table:table-cell table:formula="of:=ROUND([.C53])" office:value-type="float" office:value="3">
            <text:p>3</text:p>
          </table:table-cell>
          <table:table-cell/>
          <table:table-cell table:formula="of:=[.F52]+0.1" office:value-type="float" office:value="3.7">
            <text:p>3,7</text:p>
          </table:table-cell>
          <table:table-cell table:formula="of:=NORMDIST([.F53]; [.$K$12];[.$L$14];0)*[.$F$2]" office:value-type="float" office:value="11.7420743695952">
            <text:p>11,7420743696</text:p>
          </table:table-cell>
          <table:table-cell table:number-columns-repeated="6"/>
        </table:table-row>
        <table:table-row table:style-name="ro1">
          <table:table-cell office:value-type="float" office:value="12258.9">
            <text:p>12258,9</text:p>
          </table:table-cell>
          <table:table-cell table:formula="of:=[.A54]/[.$F$2]" office:value-type="float" office:value="172.660563380282">
            <text:p>172,6605633803</text:p>
          </table:table-cell>
          <table:table-cell table:formula="of:=([.A54]-[.$F$3])/[.$F$6]" office:value-type="float" office:value="6.6862578121495">
            <text:p>6,6862578121</text:p>
          </table:table-cell>
          <table:table-cell table:formula="of:=ROUND([.C54])" office:value-type="float" office:value="7">
            <text:p>7</text:p>
          </table:table-cell>
          <table:table-cell/>
          <table:table-cell table:formula="of:=[.F53]+0.1" office:value-type="float" office:value="3.8">
            <text:p>3,8</text:p>
          </table:table-cell>
          <table:table-cell table:formula="of:=NORMDIST([.F54]; [.$K$12];[.$L$14];0)*[.$F$2]" office:value-type="float" office:value="11.5328120076529">
            <text:p>11,5328120077</text:p>
          </table:table-cell>
          <table:table-cell table:number-columns-repeated="6"/>
        </table:table-row>
        <table:table-row table:style-name="ro1">
          <table:table-cell office:value-type="float" office:value="5629.05">
            <text:p>5629,05</text:p>
          </table:table-cell>
          <table:table-cell table:formula="of:=[.A55]/[.$F$2]" office:value-type="float" office:value="79.2823943661972">
            <text:p>79,2823943662</text:p>
          </table:table-cell>
          <table:table-cell table:formula="of:=([.A55]-[.$F$3])/[.$F$6]" office:value-type="float" office:value="1.63529842982461">
            <text:p>1,6352984298</text:p>
          </table:table-cell>
          <table:table-cell table:formula="of:=ROUND([.C55])" office:value-type="float" office:value="2">
            <text:p>2</text:p>
          </table:table-cell>
          <table:table-cell/>
          <table:table-cell table:formula="of:=[.F54]+0.1" office:value-type="float" office:value="3.9">
            <text:p>3,9</text:p>
          </table:table-cell>
          <table:table-cell table:formula="of:=NORMDIST([.F55]; [.$K$12];[.$L$14];0)*[.$F$2]" office:value-type="float" office:value="11.3047923889164">
            <text:p>11,3047923889</text:p>
          </table:table-cell>
          <table:table-cell table:number-columns-repeated="6"/>
        </table:table-row>
        <table:table-row table:style-name="ro1">
          <table:table-cell office:value-type="float" office:value="12568.1">
            <text:p>12568,1</text:p>
          </table:table-cell>
          <table:table-cell table:formula="of:=[.A56]/[.$F$2]" office:value-type="float" office:value="177.015492957746">
            <text:p>177,0154929577</text:p>
          </table:table-cell>
          <table:table-cell table:formula="of:=([.A56]-[.$F$3])/[.$F$6]" office:value-type="float" office:value="6.92182221270379">
            <text:p>6,9218222127</text:p>
          </table:table-cell>
          <table:table-cell table:formula="of:=ROUND([.C56])" office:value-type="float" office:value="7">
            <text:p>7</text:p>
          </table:table-cell>
          <table:table-cell/>
          <table:table-cell table:formula="of:=[.F55]+0.1" office:value-type="float" office:value="4">
            <text:p>4</text:p>
          </table:table-cell>
          <table:table-cell table:formula="of:=NORMDIST([.F56]; [.$K$12];[.$L$14];0)*[.$F$2]" office:value-type="float" office:value="11.0592827387492">
            <text:p>11,0592827387</text:p>
          </table:table-cell>
          <table:table-cell table:number-columns-repeated="6"/>
        </table:table-row>
        <table:table-row table:style-name="ro1">
          <table:table-cell office:value-type="float" office:value="3933.63">
            <text:p>3933,63</text:p>
          </table:table-cell>
          <table:table-cell table:formula="of:=[.A57]/[.$F$2]" office:value-type="float" office:value="55.4032394366197">
            <text:p>55,4032394366</text:p>
          </table:table-cell>
          <table:table-cell table:formula="of:=([.A57]-[.$F$3])/[.$F$6]" office:value-type="float" office:value="0.343640616151415">
            <text:p>0,3436406162</text:p>
          </table:table-cell>
          <table:table-cell table:formula="of:=ROUND([.C57])" office:value-type="float" office:value="0">
            <text:p>0</text:p>
          </table:table-cell>
          <table:table-cell/>
          <table:table-cell table:formula="of:=[.F56]+0.1" office:value-type="float" office:value="4.1">
            <text:p>4,1</text:p>
          </table:table-cell>
          <table:table-cell table:formula="of:=NORMDIST([.F57]; [.$K$12];[.$L$14];0)*[.$F$2]" office:value-type="float" office:value="10.7976270687347">
            <text:p>10,7976270687</text:p>
          </table:table-cell>
          <table:table-cell table:number-columns-repeated="6"/>
        </table:table-row>
        <table:table-row table:style-name="ro1">
          <table:table-cell office:value-type="float" office:value="5034.78">
            <text:p>5034,78</text:p>
          </table:table-cell>
          <table:table-cell table:formula="of:=[.A58]/[.$F$2]" office:value-type="float" office:value="70.9123943661972">
            <text:p>70,9123943662</text:p>
          </table:table-cell>
          <table:table-cell table:formula="of:=([.A58]-[.$F$3])/[.$F$6]" office:value-type="float" office:value="1.18255309891453">
            <text:p>1,1825530989</text:p>
          </table:table-cell>
          <table:table-cell table:formula="of:=ROUND([.C58])" office:value-type="float" office:value="1">
            <text:p>1</text:p>
          </table:table-cell>
          <table:table-cell/>
          <table:table-cell table:formula="of:=[.F57]+0.1" office:value-type="float" office:value="4.2">
            <text:p>4,2</text:p>
          </table:table-cell>
          <table:table-cell table:formula="of:=NORMDIST([.F58]; [.$K$12];[.$L$14];0)*[.$F$2]" office:value-type="float" office:value="10.521233959254">
            <text:p>10,5212339593</text:p>
          </table:table-cell>
          <table:table-cell table:number-columns-repeated="6"/>
        </table:table-row>
        <table:table-row table:style-name="ro1">
          <table:table-cell office:value-type="float" office:value="13679.1">
            <text:p>13679,1</text:p>
          </table:table-cell>
          <table:table-cell table:formula="of:=[.A59]/[.$F$2]" office:value-type="float" office:value="192.66338028169">
            <text:p>192,6633802817</text:p>
          </table:table-cell>
          <table:table-cell table:formula="of:=([.A59]-[.$F$3])/[.$F$6]" office:value-type="float" office:value="7.76823893008999">
            <text:p>7,7682389301</text:p>
          </table:table-cell>
          <table:table-cell table:formula="of:=ROUND([.C59])" office:value-type="float" office:value="8">
            <text:p>8</text:p>
          </table:table-cell>
          <table:table-cell/>
          <table:table-cell table:formula="of:=[.F58]+0.1" office:value-type="float" office:value="4.3">
            <text:p>4,3</text:p>
          </table:table-cell>
          <table:table-cell table:formula="of:=NORMDIST([.F59]; [.$K$12];[.$L$14];0)*[.$F$2]" office:value-type="float" office:value="10.23156398595">
            <text:p>10,231563986</text:p>
          </table:table-cell>
          <table:table-cell table:number-columns-repeated="6"/>
        </table:table-row>
        <table:table-row table:style-name="ro1">
          <table:table-cell office:value-type="float" office:value="9274.59">
            <text:p>9274,59</text:p>
          </table:table-cell>
          <table:table-cell table:formula="of:=[.A60]/[.$F$2]" office:value-type="float" office:value="130.628028169014">
            <text:p>130,628028169</text:p>
          </table:table-cell>
          <table:table-cell table:formula="of:=([.A60]-[.$F$3])/[.$F$6]" office:value-type="float" office:value="4.4126575656483">
            <text:p>4,4126575656</text:p>
          </table:table-cell>
          <table:table-cell table:formula="of:=ROUND([.C60])" office:value-type="float" office:value="4">
            <text:p>4</text:p>
          </table:table-cell>
          <table:table-cell/>
          <table:table-cell table:formula="of:=[.F59]+0.1" office:value-type="float" office:value="4.4">
            <text:p>4,4</text:p>
          </table:table-cell>
          <table:table-cell table:formula="of:=NORMDIST([.F60]; [.$K$12];[.$L$14];0)*[.$F$2]" office:value-type="float" office:value="9.93011694631139">
            <text:p>9,9301169463</text:p>
          </table:table-cell>
          <table:table-cell table:number-columns-repeated="6"/>
        </table:table-row>
        <table:table-row table:style-name="ro1">
          <table:table-cell office:value-type="float" office:value="11220.3">
            <text:p>11220,3</text:p>
          </table:table-cell>
          <table:table-cell table:formula="of:=[.A61]/[.$F$2]" office:value-type="float" office:value="158.032394366197">
            <text:p>158,0323943662</text:p>
          </table:table-cell>
          <table:table-cell table:formula="of:=([.A61]-[.$F$3])/[.$F$6]" office:value-type="float" office:value="5.89499912387108">
            <text:p>5,8949991239</text:p>
          </table:table-cell>
          <table:table-cell table:formula="of:=ROUND([.C61])" office:value-type="float" office:value="6">
            <text:p>6</text:p>
          </table:table-cell>
          <table:table-cell/>
          <table:table-cell table:formula="of:=[.F60]+0.1" office:value-type="float" office:value="4.5">
            <text:p>4,5</text:p>
          </table:table-cell>
          <table:table-cell table:formula="of:=NORMDIST([.F61]; [.$K$12];[.$L$14];0)*[.$F$2]" office:value-type="float" office:value="9.61841904150362">
            <text:p>9,6184190415</text:p>
          </table:table-cell>
          <table:table-cell table:number-columns-repeated="6"/>
        </table:table-row>
        <table:table-row table:style-name="ro1">
          <table:table-cell office:value-type="float" office:value="4940.92">
            <text:p>4940,92</text:p>
          </table:table-cell>
          <table:table-cell table:formula="of:=[.A62]/[.$F$2]" office:value-type="float" office:value="69.5904225352113">
            <text:p>69,5904225352</text:p>
          </table:table-cell>
          <table:table-cell table:formula="of:=([.A62]-[.$F$3])/[.$F$6]" office:value-type="float" office:value="1.1110457423944">
            <text:p>1,1110457424</text:p>
          </table:table-cell>
          <table:table-cell table:formula="of:=ROUND([.C62])" office:value-type="float" office:value="1">
            <text:p>1</text:p>
          </table:table-cell>
          <table:table-cell/>
          <table:table-cell table:formula="of:=[.F61]+0.1" office:value-type="float" office:value="4.6">
            <text:p>4,6</text:p>
          </table:table-cell>
          <table:table-cell table:formula="of:=NORMDIST([.F62]; [.$K$12];[.$L$14];0)*[.$F$2]" office:value-type="float" office:value="9.29801016507412">
            <text:p>9,2980101651</text:p>
          </table:table-cell>
          <table:table-cell table:number-columns-repeated="6"/>
        </table:table-row>
        <table:table-row table:style-name="ro1">
          <table:table-cell office:value-type="float" office:value="5954.67">
            <text:p>5954,67</text:p>
          </table:table-cell>
          <table:table-cell table:formula="of:=[.A63]/[.$F$2]" office:value-type="float" office:value="83.8685915492958">
            <text:p>83,8685915493</text:p>
          </table:table-cell>
          <table:table-cell table:formula="of:=([.A63]-[.$F$3])/[.$F$6]" office:value-type="float" office:value="1.88337242758816">
            <text:p>1,8833724276</text:p>
          </table:table-cell>
          <table:table-cell table:formula="of:=ROUND([.C63])" office:value-type="float" office:value="2">
            <text:p>2</text:p>
          </table:table-cell>
          <table:table-cell/>
          <table:table-cell table:formula="of:=[.F62]+0.1" office:value-type="float" office:value="4.7">
            <text:p>4,7</text:p>
          </table:table-cell>
          <table:table-cell table:formula="of:=NORMDIST([.F63]; [.$K$12];[.$L$14];0)*[.$F$2]" office:value-type="float" office:value="8.97043144437742">
            <text:p>8,9704314444</text:p>
          </table:table-cell>
          <table:table-cell table:number-columns-repeated="6"/>
        </table:table-row>
        <table:table-row table:style-name="ro1">
          <table:table-cell office:value-type="float" office:value="5280.07">
            <text:p>5280,07</text:p>
          </table:table-cell>
          <table:table-cell table:formula="of:=[.A64]/[.$F$2]" office:value-type="float" office:value="74.3671830985915">
            <text:p>74,3671830986</text:p>
          </table:table-cell>
          <table:table-cell table:formula="of:=([.A64]-[.$F$3])/[.$F$6]" office:value-type="float" office:value="1.36942758731027">
            <text:p>1,3694275873</text:p>
          </table:table-cell>
          <table:table-cell table:formula="of:=ROUND([.C64])" office:value-type="float" office:value="1">
            <text:p>1</text:p>
          </table:table-cell>
          <table:table-cell/>
          <table:table-cell table:formula="of:=[.F63]+0.1" office:value-type="float" office:value="4.8">
            <text:p>4,8</text:p>
          </table:table-cell>
          <table:table-cell table:formula="of:=NORMDIST([.F64]; [.$K$12];[.$L$14];0)*[.$F$2]" office:value-type="float" office:value="8.63721317268272">
            <text:p>8,6372131727</text:p>
          </table:table-cell>
          <table:table-cell table:number-columns-repeated="6"/>
        </table:table-row>
        <table:table-row table:style-name="ro1">
          <table:table-cell office:value-type="float" office:value="4844.88">
            <text:p>4844,88</text:p>
          </table:table-cell>
          <table:table-cell table:formula="of:=[.A65]/[.$F$2]" office:value-type="float" office:value="68.2377464788732">
            <text:p>68,2377464789</text:p>
          </table:table-cell>
          <table:table-cell table:formula="of:=([.A65]-[.$F$3])/[.$F$6]" office:value-type="float" office:value="1.03787755019118">
            <text:p>1,0378775502</text:p>
          </table:table-cell>
          <table:table-cell table:formula="of:=ROUND([.C65])" office:value-type="float" office:value="1">
            <text:p>1</text:p>
          </table:table-cell>
          <table:table-cell/>
          <table:table-cell table:formula="of:=[.F64]+0.1" office:value-type="float" office:value="4.9">
            <text:p>4,9</text:p>
          </table:table-cell>
          <table:table-cell table:formula="of:=NORMDIST([.F65]; [.$K$12];[.$L$14];0)*[.$F$2]" office:value-type="float" office:value="8.29986326013453">
            <text:p>8,2998632601</text:p>
          </table:table-cell>
          <table:table-cell table:number-columns-repeated="6"/>
        </table:table-row>
        <table:table-row table:style-name="ro1">
          <table:table-cell office:value-type="float" office:value="3482.57">
            <text:p>3482,57</text:p>
          </table:table-cell>
          <table:table-cell table:formula="of:=[.A66]/[.$F$2]" office:value-type="float" office:value="49.0502816901409">
            <text:p>49,0502816901</text:p>
          </table:table-cell>
          <table:table-cell table:formula="of:=([.A66]-[.$F$3])/[.$F$6]" office:value-type="float" office:value="0">
            <text:p>0</text:p>
          </table:table-cell>
          <table:table-cell table:formula="of:=ROUND([.C66])" office:value-type="float" office:value="0">
            <text:p>0</text:p>
          </table:table-cell>
          <table:table-cell/>
          <table:table-cell table:formula="of:=[.F65]+0.1" office:value-type="float" office:value="5">
            <text:p>5</text:p>
          </table:table-cell>
          <table:table-cell table:formula="of:=NORMDIST([.F66]; [.$K$12];[.$L$14];0)*[.$F$2]" office:value-type="float" office:value="7.95985632027384">
            <text:p>7,9598563203</text:p>
          </table:table-cell>
          <table:table-cell table:number-columns-repeated="6"/>
        </table:table-row>
        <table:table-row table:style-name="ro1">
          <table:table-cell office:value-type="float" office:value="5658.86">
            <text:p>5658,86</text:p>
          </table:table-cell>
          <table:table-cell table:formula="of:=[.A67]/[.$F$2]" office:value-type="float" office:value="79.7022535211268">
            <text:p>79,7022535211</text:p>
          </table:table-cell>
          <table:table-cell table:formula="of:=([.A67]-[.$F$3])/[.$F$6]" office:value-type="float" office:value="1.65800921501389">
            <text:p>1,658009215</text:p>
          </table:table-cell>
          <table:table-cell table:formula="of:=ROUND([.C67])" office:value-type="float" office:value="2">
            <text:p>2</text:p>
          </table:table-cell>
          <table:table-cell/>
          <table:table-cell table:formula="of:=[.F66]+0.1" office:value-type="float" office:value="5.1">
            <text:p>5,1</text:p>
          </table:table-cell>
          <table:table-cell table:formula="of:=NORMDIST([.F67]; [.$K$12];[.$L$14];0)*[.$F$2]" office:value-type="float" office:value="7.61862349595061">
            <text:p>7,618623496</text:p>
          </table:table-cell>
          <table:table-cell table:number-columns-repeated="6"/>
        </table:table-row>
        <table:table-row table:style-name="ro1">
          <table:table-cell office:value-type="float" office:value="3776.74">
            <text:p>3776,74</text:p>
          </table:table-cell>
          <table:table-cell table:formula="of:=[.A68]/[.$F$2]" office:value-type="float" office:value="53.1935211267606">
            <text:p>53,1935211268</text:p>
          </table:table-cell>
          <table:table-cell table:formula="of:=([.A68]-[.$F$3])/[.$F$6]" office:value-type="float" office:value="0.224113776555806">
            <text:p>0,2241137766</text:p>
          </table:table-cell>
          <table:table-cell table:formula="of:=ROUND([.C68])" office:value-type="float" office:value="0">
            <text:p>0</text:p>
          </table:table-cell>
          <table:table-cell/>
          <table:table-cell table:formula="of:=[.F67]+0.1" office:value-type="float" office:value="5.2">
            <text:p>5,2</text:p>
          </table:table-cell>
          <table:table-cell table:formula="of:=NORMDIST([.F68]; [.$K$12];[.$L$14];0)*[.$F$2]" office:value-type="float" office:value="7.27754311444317">
            <text:p>7,2775431144</text:p>
          </table:table-cell>
          <table:table-cell table:number-columns-repeated="6"/>
        </table:table-row>
        <table:table-row table:style-name="ro1">
          <table:table-cell office:value-type="float" office:value="4852.89">
            <text:p>4852,89</text:p>
          </table:table-cell>
          <table:table-cell table:formula="of:=[.A69]/[.$F$2]" office:value-type="float" office:value="68.3505633802817">
            <text:p>68,3505633803</text:p>
          </table:table-cell>
          <table:table-cell table:formula="of:=([.A69]-[.$F$3])/[.$F$6]" office:value-type="float" office:value="1.04397997854966">
            <text:p>1,0439799785</text:p>
          </table:table-cell>
          <table:table-cell table:formula="of:=ROUND([.C69])" office:value-type="float" office:value="1">
            <text:p>1</text:p>
          </table:table-cell>
          <table:table-cell/>
          <table:table-cell table:formula="of:=[.F68]+0.1" office:value-type="float" office:value="5.3">
            <text:p>5,3</text:p>
          </table:table-cell>
          <table:table-cell table:formula="of:=NORMDIST([.F69]; [.$K$12];[.$L$14];0)*[.$F$2]" office:value-type="float" office:value="6.93793224673668">
            <text:p>6,9379322467</text:p>
          </table:table-cell>
          <table:table-cell table:number-columns-repeated="6"/>
        </table:table-row>
        <table:table-row table:style-name="ro1">
          <table:table-cell office:value-type="float" office:value="7420.73">
            <text:p>7420,73</text:p>
          </table:table-cell>
          <table:table-cell table:formula="of:=[.A70]/[.$F$2]" office:value-type="float" office:value="104.517323943662">
            <text:p>104,5173239437</text:p>
          </table:table-cell>
          <table:table-cell table:formula="of:=([.A70]-[.$F$3])/[.$F$6]" office:value-type="float" office:value="3.00029204297179">
            <text:p>3,000292043</text:p>
          </table:table-cell>
          <table:table-cell table:formula="of:=ROUND([.C70])" office:value-type="float" office:value="3">
            <text:p>3</text:p>
          </table:table-cell>
          <table:table-cell/>
          <table:table-cell table:formula="of:=[.F69]+0.1" office:value-type="float" office:value="5.4">
            <text:p>5,4</text:p>
          </table:table-cell>
          <table:table-cell table:formula="of:=NORMDIST([.F70]; [.$K$12];[.$L$14];0)*[.$F$2]" office:value-type="float" office:value="6.60103923049313">
            <text:p>6,6010392305</text:p>
          </table:table-cell>
          <table:table-cell table:number-columns-repeated="6"/>
        </table:table-row>
        <table:table-row table:style-name="ro1">
          <table:table-cell office:value-type="float" office:value="4119.16">
            <text:p>4119,16</text:p>
          </table:table-cell>
          <table:table-cell table:formula="of:=[.A71]/[.$F$2]" office:value-type="float" office:value="58.016338028169">
            <text:p>58,0163380282</text:p>
          </table:table-cell>
          <table:table-cell table:formula="of:=([.A71]-[.$F$3])/[.$F$6]" office:value-type="float" office:value="0.484986874996296">
            <text:p>0,484986875</text:p>
          </table:table-cell>
          <table:table-cell table:formula="of:=ROUND([.C71])" office:value-type="float" office:value="0">
            <text:p>0</text:p>
          </table:table-cell>
          <table:table-cell/>
          <table:table-cell table:formula="of:=[.F70]+0.1" office:value-type="float" office:value="5.5">
            <text:p>5,5</text:p>
          </table:table-cell>
          <table:table-cell table:formula="of:=NORMDIST([.F71]; [.$K$12];[.$L$14];0)*[.$F$2]" office:value-type="float" office:value="6.26803720056255">
            <text:p>6,2680372006</text:p>
          </table:table-cell>
          <table:table-cell table:number-columns-repeated="6"/>
        </table:table-row>
        <table:table-row table:style-name="ro1">
          <table:table-cell table:formula="of:=SUM([.A1:.A71])" office:value-type="float" office:value="508429.46">
            <text:p>508429,46</text:p>
          </table:table-cell>
          <table:table-cell table:formula="of:=SUM([.B1:.B71])" office:value-type="float" office:value="7160.97830985916">
            <text:p>7160,9783098592</text:p>
          </table:table-cell>
          <table:table-cell table:number-columns-repeated="3"/>
          <table:table-cell table:formula="of:=[.F71]+0.1" office:value-type="float" office:value="5.6">
            <text:p>5,6</text:p>
          </table:table-cell>
          <table:table-cell table:formula="of:=NORMDIST([.F72]; [.$K$12];[.$L$14];0)*[.$F$2]" office:value-type="float" office:value="5.94001865522472">
            <text:p>5,9400186552</text:p>
          </table:table-cell>
          <table:table-cell table:number-columns-repeated="6"/>
        </table:table-row>
        <table:table-row table:style-name="ro1">
          <table:table-cell table:formula="of:=[.A72]*[.A72]" office:value-type="float" office:value="258500515795.892">
            <text:p>258500515795,892</text:p>
          </table:table-cell>
          <table:table-cell table:formula="of:=[.B72]*[.B72]" office:value-type="float" office:value="51279610.3542733">
            <text:p>51279610,3542733</text:p>
          </table:table-cell>
          <table:table-cell table:number-columns-repeated="3"/>
          <table:table-cell table:formula="of:=[.F72]+0.1" office:value-type="float" office:value="5.7">
            <text:p>5,7</text:p>
          </table:table-cell>
          <table:table-cell table:formula="of:=NORMDIST([.F73]; [.$K$12];[.$L$14];0)*[.$F$2]" office:value-type="float" office:value="5.61799107098236">
            <text:p>5,6179910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SQ([.A1:.A71])/[.F2]" office:value-type="float" office:value="59390467.9877549">
            <text:p>59390467,9877549</text:p>
          </table:table-cell>
          <table:table-cell table:number-columns-repeated="2"/>
          <table:table-cell table:formula="of:=[.F73]+0.1" office:value-type="float" office:value="5.8">
            <text:p>5,8</text:p>
          </table:table-cell>
          <table:table-cell table:formula="of:=NORMDIST([.F74]; [.$K$12];[.$L$14];0)*[.$F$2]" office:value-type="float" office:value="5.30287356390717">
            <text:p>5,302873563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74]+0.1" office:value-type="float" office:value="5.9">
            <text:p>5,9</text:p>
          </table:table-cell>
          <table:table-cell table:formula="of:=NORMDIST([.F75]; [.$K$12];[.$L$14];0)*[.$F$2]" office:value-type="float" office:value="4.99549458149645">
            <text:p>4,99549458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75]+0.1" office:value-type="float" office:value="6">
            <text:p>6</text:p>
          </table:table-cell>
          <table:table-cell table:formula="of:=NORMDIST([.F76]; [.$K$12];[.$L$14];0)*[.$F$2]" office:value-type="float" office:value="4.69659059593731">
            <text:p>4,69659059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74]-[.B73]" office:value-type="float" office:value="8110857.63348162">
            <text:p>8110857,63348162</text:p>
          </table:table-cell>
          <table:table-cell table:number-columns-repeated="2"/>
          <table:table-cell table:formula="of:=[.F76]+0.1" office:value-type="float" office:value="6.09999999999999">
            <text:p>6,1</text:p>
          </table:table-cell>
          <table:table-cell table:formula="of:=NORMDIST([.F77]; [.$K$12];[.$L$14];0)*[.$F$2]" office:value-type="float" office:value="4.40680575776944">
            <text:p>4,40680575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QRT([.C77])" office:value-type="float" office:value="2847.95674712268">
            <text:p>2847,9567471227</text:p>
          </table:table-cell>
          <table:table-cell table:number-columns-repeated="2"/>
          <table:table-cell table:formula="of:=[.F77]+0.1" office:value-type="float" office:value="6.19999999999999">
            <text:p>6,2</text:p>
          </table:table-cell>
          <table:table-cell table:formula="of:=NORMDIST([.F78]; [.$K$12];[.$L$14];0)*[.$F$2]" office:value-type="float" office:value="4.12669245833125">
            <text:p>4,12669245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78]+0.1" office:value-type="float" office:value="6.29999999999999">
            <text:p>6,3</text:p>
          </table:table-cell>
          <table:table-cell table:formula="of:=NORMDIST([.F79]; [.$K$12];[.$L$14];0)*[.$F$2]" office:value-type="float" office:value="3.8567127401751">
            <text:p>3,8567127402</text:p>
          </table:table-cell>
          <table:table-cell table:number-columns-repeated="6"/>
        </table:table-row>
        <table:table-row table:style-name="ro1">
          <table:table-cell table:formula="of:=MEDIAN([.A1:.A71])" office:value-type="float" office:value="6566.65">
            <text:p>6566,65</text:p>
          </table:table-cell>
          <table:table-cell table:number-columns-repeated="4"/>
          <table:table-cell table:formula="of:=[.F79]+0.1" office:value-type="float" office:value="6.39999999999999">
            <text:p>6,4</text:p>
          </table:table-cell>
          <table:table-cell table:formula="of:=NORMDIST([.F80]; [.$K$12];[.$L$14];0)*[.$F$2]" office:value-type="float" office:value="3.59724048692423">
            <text:p>3,59724048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A1:.A71])" office:value-type="float" office:value="7160.97830985916">
            <text:p>7160,9783098592</text:p>
          </table:table-cell>
          <table:table-cell table:number-columns-repeated="2"/>
          <table:table-cell table:formula="of:=[.F80]+0.1" office:value-type="float" office:value="6.49999999999999">
            <text:p>6,5</text:p>
          </table:table-cell>
          <table:table-cell table:formula="of:=NORMDIST([.F81]; [.$K$12];[.$L$14];0)*[.$F$2]" office:value-type="float" office:value="3.34856431785729">
            <text:p>3,34856431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TDEV([.A1:.A71])" office:value-type="float" office:value="2868.22715771357">
            <text:p>2868,2271577136</text:p>
          </table:table-cell>
          <table:table-cell table:number-columns-repeated="2"/>
          <table:table-cell table:formula="of:=[.F81]+0.1" office:value-type="float" office:value="6.59999999999999">
            <text:p>6,6</text:p>
          </table:table-cell>
          <table:table-cell table:formula="of:=NORMDIST([.F82]; [.$K$12];[.$L$14];0)*[.$F$2]" office:value-type="float" office:value="3.11089110786028">
            <text:p>3,1108911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82]+0.1" office:value-type="float" office:value="6.69999999999999">
            <text:p>6,7</text:p>
          </table:table-cell>
          <table:table-cell table:formula="of:=NORMDIST([.F83]; [.$K$12];[.$L$14];0)*[.$F$2]" office:value-type="float" office:value="2.88435005025834">
            <text:p>2,884350050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83]+0.1" office:value-type="float" office:value="6.79999999999999">
            <text:p>6,8</text:p>
          </table:table-cell>
          <table:table-cell table:formula="of:=NORMDIST([.F84]; [.$K$12];[.$L$14];0)*[.$F$2]" office:value-type="float" office:value="2.6689971783868">
            <text:p>2,6689971784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/>
          <table:table-cell table:formula="of:=NORMDIST([.A85]; [.$C$81]; [.$L$15]; 0)" office:value-type="float" office:value="0">
            <text:p>0</text:p>
          </table:table-cell>
          <table:table-cell table:number-columns-repeated="2"/>
          <table:table-cell table:formula="of:=[.F84]+0.1" office:value-type="float" office:value="6.89999999999999">
            <text:p>6,9</text:p>
          </table:table-cell>
          <table:table-cell table:formula="of:=NORMDIST([.F85]; [.$K$12];[.$L$14];0)*[.$F$2]" office:value-type="float" office:value="2.46482026150863">
            <text:p>2,4648202615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formula="of:=NORMDIST([.A86]; [.$C$81]; [.$L$15]; 0)" office:value-type="float" office:value="0">
            <text:p>0</text:p>
          </table:table-cell>
          <table:table-cell table:number-columns-repeated="2"/>
          <table:table-cell table:formula="of:=[.F85]+0.1" office:value-type="float" office:value="6.99999999999999">
            <text:p>7</text:p>
          </table:table-cell>
          <table:table-cell table:formula="of:=NORMDIST([.F86]; [.$K$12];[.$L$14];0)*[.$F$2]" office:value-type="float" office:value="2.27174399174121">
            <text:p>2,2717439917</text:p>
          </table:table-cell>
          <table:table-cell table:number-columns-repeated="6"/>
        </table:table-row>
        <table:table-row table:style-name="ro1">
          <table:table-cell office:value-type="float" office:value="3000">
            <text:p>3000</text:p>
          </table:table-cell>
          <table:table-cell/>
          <table:table-cell table:formula="of:=NORMDIST([.A87]; [.$C$81]; [.$L$15]; 0)" office:value-type="float" office:value="0">
            <text:p>0</text:p>
          </table:table-cell>
          <table:table-cell table:number-columns-repeated="2"/>
          <table:table-cell table:formula="of:=[.F86]+0.1" office:value-type="float" office:value="7.09999999999999">
            <text:p>7,1</text:p>
          </table:table-cell>
          <table:table-cell table:formula="of:=NORMDIST([.F87]; [.$K$12];[.$L$14];0)*[.$F$2]" office:value-type="float" office:value="2.08963538090662">
            <text:p>2,0896353809</text:p>
          </table:table-cell>
          <table:table-cell table:number-columns-repeated="6"/>
        </table:table-row>
        <table:table-row table:style-name="ro1">
          <table:table-cell office:value-type="float" office:value="4000">
            <text:p>4000</text:p>
          </table:table-cell>
          <table:table-cell/>
          <table:table-cell table:formula="of:=NORMDIST([.A88]; [.$C$81]; [.$L$15]; 0)" office:value-type="float" office:value="0">
            <text:p>0</text:p>
          </table:table-cell>
          <table:table-cell table:number-columns-repeated="2"/>
          <table:table-cell table:formula="of:=[.F87]+0.1" office:value-type="float" office:value="7.19999999999999">
            <text:p>7,2</text:p>
          </table:table-cell>
          <table:table-cell table:formula="of:=NORMDIST([.F88]; [.$K$12];[.$L$14];0)*[.$F$2]" office:value-type="float" office:value="1.91830928954012">
            <text:p>1,9183092895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/>
          <table:table-cell table:formula="of:=NORMDIST([.A89]; [.$C$81]; [.$L$15]; 0)" office:value-type="float" office:value="0">
            <text:p>0</text:p>
          </table:table-cell>
          <table:table-cell table:number-columns-repeated="2"/>
          <table:table-cell table:formula="of:=[.F88]+0.1" office:value-type="float" office:value="7.29999999999999">
            <text:p>7,3</text:p>
          </table:table-cell>
          <table:table-cell table:formula="of:=NORMDIST([.F89]; [.$K$12];[.$L$14];0)*[.$F$2]" office:value-type="float" office:value="1.75753401454292">
            <text:p>1,7575340145</text:p>
          </table:table-cell>
          <table:table-cell table:number-columns-repeated="6"/>
        </table:table-row>
        <table:table-row table:style-name="ro1">
          <table:table-cell office:value-type="float" office:value="6000">
            <text:p>6000</text:p>
          </table:table-cell>
          <table:table-cell/>
          <table:table-cell table:formula="of:=NORMDIST([.A90]; [.$C$81]; [.$L$15]; 0)" office:value-type="float" office:value="0">
            <text:p>0</text:p>
          </table:table-cell>
          <table:table-cell table:number-columns-repeated="2"/>
          <table:table-cell table:formula="of:=[.F89]+0.1" office:value-type="float" office:value="7.39999999999999">
            <text:p>7,4</text:p>
          </table:table-cell>
          <table:table-cell table:formula="of:=NORMDIST([.F90]; [.$K$12];[.$L$14];0)*[.$F$2]" office:value-type="float" office:value="1.60703686700407">
            <text:p>1,607036867</text:p>
          </table:table-cell>
          <table:table-cell table:number-columns-repeated="6"/>
        </table:table-row>
        <table:table-row table:style-name="ro1">
          <table:table-cell office:value-type="float" office:value="7000">
            <text:p>7000</text:p>
          </table:table-cell>
          <table:table-cell/>
          <table:table-cell table:formula="of:=NORMDIST([.A91]; [.$C$81]; [.$L$15]; 0)" office:value-type="float" office:value="0">
            <text:p>0</text:p>
          </table:table-cell>
          <table:table-cell table:number-columns-repeated="2"/>
          <table:table-cell table:formula="of:=[.F90]+0.1" office:value-type="float" office:value="7.49999999999999">
            <text:p>7,5</text:p>
          </table:table-cell>
          <table:table-cell table:formula="of:=NORMDIST([.F91]; [.$K$12];[.$L$14];0)*[.$F$2]" office:value-type="float" office:value="1.46650967739215">
            <text:p>1,4665096774</text:p>
          </table:table-cell>
          <table:table-cell table:number-columns-repeated="6"/>
        </table:table-row>
        <table:table-row table:style-name="ro1">
          <table:table-cell office:value-type="float" office:value="8000">
            <text:p>8000</text:p>
          </table:table-cell>
          <table:table-cell/>
          <table:table-cell table:formula="of:=NORMDIST([.A92]; [.$C$81]; [.$L$15]; 0)" office:value-type="float" office:value="0">
            <text:p>0</text:p>
          </table:table-cell>
          <table:table-cell table:number-columns-repeated="2"/>
          <table:table-cell table:formula="of:=[.F91]+0.1" office:value-type="float" office:value="7.59999999999999">
            <text:p>7,6</text:p>
          </table:table-cell>
          <table:table-cell table:formula="of:=NORMDIST([.F92]; [.$K$12];[.$L$14];0)*[.$F$2]" office:value-type="float" office:value="1.33561417148366">
            <text:p>1,3356141715</text:p>
          </table:table-cell>
          <table:table-cell table:number-columns-repeated="6"/>
        </table:table-row>
        <table:table-row table:style-name="ro1">
          <table:table-cell office:value-type="float" office:value="9000">
            <text:p>9000</text:p>
          </table:table-cell>
          <table:table-cell/>
          <table:table-cell table:formula="of:=NORMDIST([.A93]; [.$C$81]; [.$L$15]; 0)" office:value-type="float" office:value="0">
            <text:p>0</text:p>
          </table:table-cell>
          <table:table-cell table:number-columns-repeated="2"/>
          <table:table-cell table:formula="of:=[.F92]+0.1" office:value-type="float" office:value="7.69999999999999">
            <text:p>7,7</text:p>
          </table:table-cell>
          <table:table-cell table:formula="of:=NORMDIST([.F93]; [.$K$12];[.$L$14];0)*[.$F$2]" office:value-type="float" office:value="1.21398716690377">
            <text:p>1,2139871669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/>
          <table:table-cell table:formula="of:=NORMDIST([.A94]; [.$C$81]; [.$L$15]; 0)" office:value-type="float" office:value="0">
            <text:p>0</text:p>
          </table:table-cell>
          <table:table-cell table:number-columns-repeated="2"/>
          <table:table-cell table:formula="of:=[.F93]+0.1" office:value-type="float" office:value="7.79999999999999">
            <text:p>7,8</text:p>
          </table:table-cell>
          <table:table-cell table:formula="of:=NORMDIST([.F94]; [.$K$12];[.$L$14];0)*[.$F$2]" office:value-type="float" office:value="1.10124554686847">
            <text:p>1,1012455469</text:p>
          </table:table-cell>
          <table:table-cell table:number-columns-repeated="6"/>
        </table:table-row>
        <table:table-row table:style-name="ro1">
          <table:table-cell office:value-type="float" office:value="11000">
            <text:p>11000</text:p>
          </table:table-cell>
          <table:table-cell/>
          <table:table-cell table:formula="of:=NORMDIST([.A95]; [.$C$81]; [.$L$15]; 0)" office:value-type="float" office:value="0">
            <text:p>0</text:p>
          </table:table-cell>
          <table:table-cell table:number-columns-repeated="2"/>
          <table:table-cell table:formula="of:=[.F94]+0.1" office:value-type="float" office:value="7.89999999999999">
            <text:p>7,9</text:p>
          </table:table-cell>
          <table:table-cell table:formula="of:=NORMDIST([.F95]; [.$K$12];[.$L$14];0)*[.$F$2]" office:value-type="float" office:value="0.996990974500582">
            <text:p>0,9969909745</text:p>
          </table:table-cell>
          <table:table-cell table:number-columns-repeated="6"/>
        </table:table-row>
        <table:table-row table:style-name="ro1">
          <table:table-cell office:value-type="float" office:value="12000">
            <text:p>12000</text:p>
          </table:table-cell>
          <table:table-cell/>
          <table:table-cell table:formula="of:=NORMDIST([.A96]; [.$C$81]; [.$L$15]; 0)" office:value-type="float" office:value="0">
            <text:p>0</text:p>
          </table:table-cell>
          <table:table-cell table:number-columns-repeated="2"/>
          <table:table-cell table:formula="of:=[.F95]+0.1" office:value-type="float" office:value="7.99999999999999">
            <text:p>8</text:p>
          </table:table-cell>
          <table:table-cell table:formula="of:=NORMDIST([.F96]; [.$K$12];[.$L$14];0)*[.$F$2]" office:value-type="float" office:value="0.900814317826488">
            <text:p>0,9008143178</text:p>
          </table:table-cell>
          <table:table-cell table:number-columns-repeated="6"/>
        </table:table-row>
        <table:table-row table:style-name="ro1">
          <table:table-cell office:value-type="float" office:value="13000">
            <text:p>13000</text:p>
          </table:table-cell>
          <table:table-cell/>
          <table:table-cell table:formula="of:=NORMDIST([.A97]; [.$C$81]; [.$L$15]; 0)" office:value-type="float" office:value="0">
            <text:p>0</text:p>
          </table:table-cell>
          <table:table-cell table:number-columns-repeated="2"/>
          <table:table-cell table:formula="of:=[.F96]+0.1" office:value-type="float" office:value="8.09999999999999">
            <text:p>8,1</text:p>
          </table:table-cell>
          <table:table-cell table:formula="of:=NORMDIST([.F97]; [.$K$12];[.$L$14];0)*[.$F$2]" office:value-type="float" office:value="0.812299762133188">
            <text:p>0,8122997621</text:p>
          </table:table-cell>
          <table:table-cell table:number-columns-repeated="6"/>
        </table:table-row>
        <table:table-row table:style-name="ro1">
          <table:table-cell office:value-type="float" office:value="14000">
            <text:p>14000</text:p>
          </table:table-cell>
          <table:table-cell/>
          <table:table-cell table:formula="of:=NORMDIST([.A98]; [.$C$81]; [.$L$15]; 0)" office:value-type="float" office:value="0">
            <text:p>0</text:p>
          </table:table-cell>
          <table:table-cell table:number-columns-repeated="2"/>
          <table:table-cell table:formula="of:=[.F97]+0.1" office:value-type="float" office:value="8.19999999999999">
            <text:p>8,2</text:p>
          </table:table-cell>
          <table:table-cell table:formula="of:=NORMDIST([.F98]; [.$K$12];[.$L$14];0)*[.$F$2]" office:value-type="float" office:value="0.73102859268154">
            <text:p>0,7310285927</text:p>
          </table:table-cell>
          <table:table-cell table:number-columns-repeated="6"/>
        </table:table-row>
        <table:table-row table:style-name="ro1">
          <table:table-cell office:value-type="float" office:value="15000">
            <text:p>15000</text:p>
          </table:table-cell>
          <table:table-cell/>
          <table:table-cell table:formula="of:=NORMDIST([.A99]; [.$C$81]; [.$L$15]; 0)" office:value-type="float" office:value="0">
            <text:p>0</text:p>
          </table:table-cell>
          <table:table-cell table:number-columns-repeated="2"/>
          <table:table-cell table:formula="of:=[.F98]+0.1" office:value-type="float" office:value="8.29999999999999">
            <text:p>8,3</text:p>
          </table:table-cell>
          <table:table-cell table:formula="of:=NORMDIST([.F99]; [.$K$12];[.$L$14];0)*[.$F$2]" office:value-type="float" office:value="0.656582636746648">
            <text:p>0,6565826367</text:p>
          </table:table-cell>
          <table:table-cell table:number-columns-repeated="6"/>
        </table:table-row>
        <table:table-row table:style-name="ro1">
          <table:table-cell office:value-type="float" office:value="16000">
            <text:p>16000</text:p>
          </table:table-cell>
          <table:table-cell/>
          <table:table-cell table:formula="of:=NORMDIST([.A100]; [.$C$81]; [.$L$15]; 0)" office:value-type="float" office:value="0">
            <text:p>0</text:p>
          </table:table-cell>
          <table:table-cell table:number-columns-repeated="2"/>
          <table:table-cell table:formula="of:=[.F99]+0.1" office:value-type="float" office:value="8.39999999999999">
            <text:p>8,4</text:p>
          </table:table-cell>
          <table:table-cell table:formula="of:=NORMDIST([.F100]; [.$K$12];[.$L$14];0)*[.$F$2]" office:value-type="float" office:value="0.588547359522325">
            <text:p>0,5885473595</text:p>
          </table:table-cell>
          <table:table-cell table:number-columns-repeated="6"/>
        </table:table-row>
        <table:table-row table:style-name="ro1">
          <table:table-cell office:value-type="float" office:value="17000">
            <text:p>17000</text:p>
          </table:table-cell>
          <table:table-cell/>
          <table:table-cell table:formula="of:=NORMDIST([.A101]; [.$C$81]; [.$L$15]; 0)" office:value-type="float" office:value="0">
            <text:p>0</text:p>
          </table:table-cell>
          <table:table-cell table:number-columns-repeated="2"/>
          <table:table-cell table:formula="of:=[.F100]+0.1" office:value-type="float" office:value="8.49999999999999">
            <text:p>8,5</text:p>
          </table:table-cell>
          <table:table-cell table:formula="of:=NORMDIST([.F101]; [.$K$12];[.$L$14];0)*[.$F$2]" office:value-type="float" office:value="0.526514613528467">
            <text:p>0,5265146135</text:p>
          </table:table-cell>
          <table:table-cell table:number-columns-repeated="6"/>
        </table:table-row>
        <table:table-row table:style-name="ro1">
          <table:table-cell office:value-type="float" office:value="18000">
            <text:p>18000</text:p>
          </table:table-cell>
          <table:table-cell/>
          <table:table-cell table:formula="of:=NORMDIST([.A102]; [.$C$81]; [.$L$15]; 0)" office:value-type="float" office:value="0">
            <text:p>0</text:p>
          </table:table-cell>
          <table:table-cell table:number-columns-repeated="2"/>
          <table:table-cell table:formula="of:=[.F101]+0.1" office:value-type="float" office:value="8.59999999999999">
            <text:p>8,6</text:p>
          </table:table-cell>
          <table:table-cell table:formula="of:=NORMDIST([.F102]; [.$K$12];[.$L$14];0)*[.$F$2]" office:value-type="float" office:value="0.470085045757794">
            <text:p>0,4700850458</text:p>
          </table:table-cell>
          <table:table-cell table:number-columns-repeated="6"/>
        </table:table-row>
        <table:table-row table:style-name="ro1">
          <table:table-cell office:value-type="float" office:value="19000">
            <text:p>19000</text:p>
          </table:table-cell>
          <table:table-cell/>
          <table:table-cell table:formula="of:=NORMDIST([.A103]; [.$C$81]; [.$L$15]; 0)" office:value-type="float" office:value="0">
            <text:p>0</text:p>
          </table:table-cell>
          <table:table-cell table:number-columns-repeated="2"/>
          <table:table-cell table:formula="of:=[.F102]+0.1" office:value-type="float" office:value="8.69999999999999">
            <text:p>8,7</text:p>
          </table:table-cell>
          <table:table-cell table:formula="of:=NORMDIST([.F103]; [.$K$12];[.$L$14];0)*[.$F$2]" office:value-type="float" office:value="0.418870170864623">
            <text:p>0,4188701709</text:p>
          </table:table-cell>
          <table:table-cell table:number-columns-repeated="6"/>
        </table:table-row>
        <table:table-row table:style-name="ro1">
          <table:table-cell office:value-type="float" office:value="20000">
            <text:p>20000</text:p>
          </table:table-cell>
          <table:table-cell/>
          <table:table-cell table:formula="of:=NORMDIST([.A104]; [.$C$81]; [.$L$15]; 0)" office:value-type="float" office:value="0">
            <text:p>0</text:p>
          </table:table-cell>
          <table:table-cell table:number-columns-repeated="2"/>
          <table:table-cell table:formula="of:=[.F103]+0.1" office:value-type="float" office:value="8.79999999999999">
            <text:p>8,8</text:p>
          </table:table-cell>
          <table:table-cell table:formula="of:=NORMDIST([.F104]; [.$K$12];[.$L$14];0)*[.$F$2]" office:value-type="float" office:value="0.372494122219157">
            <text:p>0,3724941222</text:p>
          </table:table-cell>
          <table:table-cell table:number-columns-repeated="6"/>
        </table:table-row>
        <table:table-row table:style-name="ro1">
          <table:table-cell office:value-type="float" office:value="21000">
            <text:p>21000</text:p>
          </table:table-cell>
          <table:table-cell/>
          <table:table-cell table:formula="of:=NORMDIST([.A105]; [.$C$81]; [.$L$15]; 0)" office:value-type="float" office:value="0">
            <text:p>0</text:p>
          </table:table-cell>
          <table:table-cell table:number-columns-repeated="2"/>
          <table:table-cell table:formula="of:=[.F104]+0.1" office:value-type="float" office:value="8.89999999999998">
            <text:p>8,9</text:p>
          </table:table-cell>
          <table:table-cell table:formula="of:=NORMDIST([.F105]; [.$K$12];[.$L$14];0)*[.$F$2]" office:value-type="float" office:value="0.33059509562349">
            <text:p>0,3305950956</text:p>
          </table:table-cell>
          <table:table-cell table:number-columns-repeated="6"/>
        </table:table-row>
        <table:table-row table:style-name="ro1">
          <table:table-cell office:value-type="float" office:value="22000">
            <text:p>22000</text:p>
          </table:table-cell>
          <table:table-cell/>
          <table:table-cell table:formula="of:=NORMDIST([.A106]; [.$C$81]; [.$L$15]; 0)" office:value-type="float" office:value="0">
            <text:p>0</text:p>
          </table:table-cell>
          <table:table-cell table:number-columns-repeated="2"/>
          <table:table-cell table:formula="of:=[.F105]+0.1" office:value-type="float" office:value="8.99999999999998">
            <text:p>9</text:p>
          </table:table-cell>
          <table:table-cell table:formula="of:=NORMDIST([.F106]; [.$K$12];[.$L$14];0)*[.$F$2]" office:value-type="float" office:value="0.292826502918354">
            <text:p>0,2928265029</text:p>
          </table:table-cell>
          <table:table-cell table:number-columns-repeated="6"/>
        </table:table-row>
        <table:table-row table:style-name="ro1">
          <table:table-cell office:value-type="float" office:value="23000">
            <text:p>23000</text:p>
          </table:table-cell>
          <table:table-cell/>
          <table:table-cell table:formula="of:=NORMDIST([.A10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4000">
            <text:p>24000</text:p>
          </table:table-cell>
          <table:table-cell/>
          <table:table-cell table:formula="of:=NORMDIST([.A10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5000">
            <text:p>25000</text:p>
          </table:table-cell>
          <table:table-cell/>
          <table:table-cell table:formula="of:=NORMDIST([.A10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6000">
            <text:p>26000</text:p>
          </table:table-cell>
          <table:table-cell/>
          <table:table-cell table:formula="of:=NORMDIST([.A11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7000">
            <text:p>27000</text:p>
          </table:table-cell>
          <table:table-cell/>
          <table:table-cell table:formula="of:=NORMDIST([.A11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8000">
            <text:p>28000</text:p>
          </table:table-cell>
          <table:table-cell/>
          <table:table-cell table:formula="of:=NORMDIST([.A11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9000">
            <text:p>29000</text:p>
          </table:table-cell>
          <table:table-cell/>
          <table:table-cell table:formula="of:=NORMDIST([.A11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/>
          <table:table-cell table:formula="of:=NORMDIST([.A11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1000">
            <text:p>31000</text:p>
          </table:table-cell>
          <table:table-cell/>
          <table:table-cell table:formula="of:=NORMDIST([.A11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2000">
            <text:p>32000</text:p>
          </table:table-cell>
          <table:table-cell/>
          <table:table-cell table:formula="of:=NORMDIST([.A11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3000">
            <text:p>33000</text:p>
          </table:table-cell>
          <table:table-cell/>
          <table:table-cell table:formula="of:=NORMDIST([.A11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4000">
            <text:p>34000</text:p>
          </table:table-cell>
          <table:table-cell/>
          <table:table-cell table:formula="of:=NORMDIST([.A11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5000">
            <text:p>35000</text:p>
          </table:table-cell>
          <table:table-cell/>
          <table:table-cell table:formula="of:=NORMDIST([.A11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6000">
            <text:p>36000</text:p>
          </table:table-cell>
          <table:table-cell/>
          <table:table-cell table:formula="of:=NORMDIST([.A12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7000">
            <text:p>37000</text:p>
          </table:table-cell>
          <table:table-cell/>
          <table:table-cell table:formula="of:=NORMDIST([.A12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8000">
            <text:p>38000</text:p>
          </table:table-cell>
          <table:table-cell/>
          <table:table-cell table:formula="of:=NORMDIST([.A12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9000">
            <text:p>39000</text:p>
          </table:table-cell>
          <table:table-cell/>
          <table:table-cell table:formula="of:=NORMDIST([.A12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/>
          <table:table-cell table:formula="of:=NORMDIST([.A12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1000">
            <text:p>41000</text:p>
          </table:table-cell>
          <table:table-cell/>
          <table:table-cell table:formula="of:=NORMDIST([.A12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000">
            <text:p>42000</text:p>
          </table:table-cell>
          <table:table-cell/>
          <table:table-cell table:formula="of:=NORMDIST([.A12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3000">
            <text:p>43000</text:p>
          </table:table-cell>
          <table:table-cell/>
          <table:table-cell table:formula="of:=NORMDIST([.A12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4000">
            <text:p>44000</text:p>
          </table:table-cell>
          <table:table-cell/>
          <table:table-cell table:formula="of:=NORMDIST([.A12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5000">
            <text:p>45000</text:p>
          </table:table-cell>
          <table:table-cell/>
          <table:table-cell table:formula="of:=NORMDIST([.A12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6000">
            <text:p>46000</text:p>
          </table:table-cell>
          <table:table-cell/>
          <table:table-cell table:formula="of:=NORMDIST([.A13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000">
            <text:p>47000</text:p>
          </table:table-cell>
          <table:table-cell/>
          <table:table-cell table:formula="of:=NORMDIST([.A13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8000">
            <text:p>48000</text:p>
          </table:table-cell>
          <table:table-cell/>
          <table:table-cell table:formula="of:=NORMDIST([.A13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9000">
            <text:p>49000</text:p>
          </table:table-cell>
          <table:table-cell/>
          <table:table-cell table:formula="of:=NORMDIST([.A13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/>
          <table:table-cell table:formula="of:=NORMDIST([.A13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1000">
            <text:p>51000</text:p>
          </table:table-cell>
          <table:table-cell/>
          <table:table-cell table:formula="of:=NORMDIST([.A13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2000">
            <text:p>52000</text:p>
          </table:table-cell>
          <table:table-cell/>
          <table:table-cell table:formula="of:=NORMDIST([.A13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3000">
            <text:p>53000</text:p>
          </table:table-cell>
          <table:table-cell/>
          <table:table-cell table:formula="of:=NORMDIST([.A13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4000">
            <text:p>54000</text:p>
          </table:table-cell>
          <table:table-cell/>
          <table:table-cell table:formula="of:=NORMDIST([.A13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5000">
            <text:p>55000</text:p>
          </table:table-cell>
          <table:table-cell/>
          <table:table-cell table:formula="of:=NORMDIST([.A13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6000">
            <text:p>56000</text:p>
          </table:table-cell>
          <table:table-cell/>
          <table:table-cell table:formula="of:=NORMDIST([.A14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7000">
            <text:p>57000</text:p>
          </table:table-cell>
          <table:table-cell/>
          <table:table-cell table:formula="of:=NORMDIST([.A14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8000">
            <text:p>58000</text:p>
          </table:table-cell>
          <table:table-cell/>
          <table:table-cell table:formula="of:=NORMDIST([.A14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9000">
            <text:p>59000</text:p>
          </table:table-cell>
          <table:table-cell/>
          <table:table-cell table:formula="of:=NORMDIST([.A14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/>
          <table:table-cell table:formula="of:=NORMDIST([.A14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1000">
            <text:p>61000</text:p>
          </table:table-cell>
          <table:table-cell/>
          <table:table-cell table:formula="of:=NORMDIST([.A14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2000">
            <text:p>62000</text:p>
          </table:table-cell>
          <table:table-cell/>
          <table:table-cell table:formula="of:=NORMDIST([.A14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3000">
            <text:p>63000</text:p>
          </table:table-cell>
          <table:table-cell/>
          <table:table-cell table:formula="of:=NORMDIST([.A14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4000">
            <text:p>64000</text:p>
          </table:table-cell>
          <table:table-cell/>
          <table:table-cell table:formula="of:=NORMDIST([.A14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5000">
            <text:p>65000</text:p>
          </table:table-cell>
          <table:table-cell/>
          <table:table-cell table:formula="of:=NORMDIST([.A14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6000">
            <text:p>66000</text:p>
          </table:table-cell>
          <table:table-cell/>
          <table:table-cell table:formula="of:=NORMDIST([.A15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7000">
            <text:p>67000</text:p>
          </table:table-cell>
          <table:table-cell/>
          <table:table-cell table:formula="of:=NORMDIST([.A15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8000">
            <text:p>68000</text:p>
          </table:table-cell>
          <table:table-cell/>
          <table:table-cell table:formula="of:=NORMDIST([.A15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9000">
            <text:p>69000</text:p>
          </table:table-cell>
          <table:table-cell/>
          <table:table-cell table:formula="of:=NORMDIST([.A15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0000">
            <text:p>70000</text:p>
          </table:table-cell>
          <table:table-cell/>
          <table:table-cell table:formula="of:=NORMDIST([.A15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1000">
            <text:p>71000</text:p>
          </table:table-cell>
          <table:table-cell/>
          <table:table-cell table:formula="of:=NORMDIST([.A15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2000">
            <text:p>72000</text:p>
          </table:table-cell>
          <table:table-cell/>
          <table:table-cell table:formula="of:=NORMDIST([.A15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3000">
            <text:p>73000</text:p>
          </table:table-cell>
          <table:table-cell/>
          <table:table-cell table:formula="of:=NORMDIST([.A15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4000">
            <text:p>74000</text:p>
          </table:table-cell>
          <table:table-cell/>
          <table:table-cell table:formula="of:=NORMDIST([.A15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5000">
            <text:p>75000</text:p>
          </table:table-cell>
          <table:table-cell/>
          <table:table-cell table:formula="of:=NORMDIST([.A15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6000">
            <text:p>76000</text:p>
          </table:table-cell>
          <table:table-cell/>
          <table:table-cell table:formula="of:=NORMDIST([.A16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7000">
            <text:p>77000</text:p>
          </table:table-cell>
          <table:table-cell/>
          <table:table-cell table:formula="of:=NORMDIST([.A16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8000">
            <text:p>78000</text:p>
          </table:table-cell>
          <table:table-cell/>
          <table:table-cell table:formula="of:=NORMDIST([.A16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9000">
            <text:p>79000</text:p>
          </table:table-cell>
          <table:table-cell/>
          <table:table-cell table:formula="of:=NORMDIST([.A16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0000">
            <text:p>80000</text:p>
          </table:table-cell>
          <table:table-cell/>
          <table:table-cell table:formula="of:=NORMDIST([.A16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1000">
            <text:p>81000</text:p>
          </table:table-cell>
          <table:table-cell/>
          <table:table-cell table:formula="of:=NORMDIST([.A16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2000">
            <text:p>82000</text:p>
          </table:table-cell>
          <table:table-cell/>
          <table:table-cell table:formula="of:=NORMDIST([.A16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3000">
            <text:p>83000</text:p>
          </table:table-cell>
          <table:table-cell/>
          <table:table-cell table:formula="of:=NORMDIST([.A16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4000">
            <text:p>84000</text:p>
          </table:table-cell>
          <table:table-cell/>
          <table:table-cell table:formula="of:=NORMDIST([.A16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5000">
            <text:p>85000</text:p>
          </table:table-cell>
          <table:table-cell/>
          <table:table-cell table:formula="of:=NORMDIST([.A16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6000">
            <text:p>86000</text:p>
          </table:table-cell>
          <table:table-cell/>
          <table:table-cell table:formula="of:=NORMDIST([.A17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7000">
            <text:p>87000</text:p>
          </table:table-cell>
          <table:table-cell/>
          <table:table-cell table:formula="of:=NORMDIST([.A17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8000">
            <text:p>88000</text:p>
          </table:table-cell>
          <table:table-cell/>
          <table:table-cell table:formula="of:=NORMDIST([.A17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9000">
            <text:p>89000</text:p>
          </table:table-cell>
          <table:table-cell/>
          <table:table-cell table:formula="of:=NORMDIST([.A17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0000">
            <text:p>90000</text:p>
          </table:table-cell>
          <table:table-cell/>
          <table:table-cell table:formula="of:=NORMDIST([.A17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1000">
            <text:p>91000</text:p>
          </table:table-cell>
          <table:table-cell/>
          <table:table-cell table:formula="of:=NORMDIST([.A17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2000">
            <text:p>92000</text:p>
          </table:table-cell>
          <table:table-cell/>
          <table:table-cell table:formula="of:=NORMDIST([.A17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3000">
            <text:p>93000</text:p>
          </table:table-cell>
          <table:table-cell/>
          <table:table-cell table:formula="of:=NORMDIST([.A17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4000">
            <text:p>94000</text:p>
          </table:table-cell>
          <table:table-cell/>
          <table:table-cell table:formula="of:=NORMDIST([.A17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5000">
            <text:p>95000</text:p>
          </table:table-cell>
          <table:table-cell/>
          <table:table-cell table:formula="of:=NORMDIST([.A17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6000">
            <text:p>96000</text:p>
          </table:table-cell>
          <table:table-cell/>
          <table:table-cell table:formula="of:=NORMDIST([.A18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7000">
            <text:p>97000</text:p>
          </table:table-cell>
          <table:table-cell/>
          <table:table-cell table:formula="of:=NORMDIST([.A18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8000">
            <text:p>98000</text:p>
          </table:table-cell>
          <table:table-cell/>
          <table:table-cell table:formula="of:=NORMDIST([.A18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9000">
            <text:p>99000</text:p>
          </table:table-cell>
          <table:table-cell/>
          <table:table-cell table:formula="of:=NORMDIST([.A18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formula="of:=NORMDIST([.A18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1000">
            <text:p>101000</text:p>
          </table:table-cell>
          <table:table-cell/>
          <table:table-cell table:formula="of:=NORMDIST([.A18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2000">
            <text:p>102000</text:p>
          </table:table-cell>
          <table:table-cell/>
          <table:table-cell table:formula="of:=NORMDIST([.A18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3000">
            <text:p>103000</text:p>
          </table:table-cell>
          <table:table-cell/>
          <table:table-cell table:formula="of:=NORMDIST([.A18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4000">
            <text:p>104000</text:p>
          </table:table-cell>
          <table:table-cell/>
          <table:table-cell table:formula="of:=NORMDIST([.A18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5000">
            <text:p>105000</text:p>
          </table:table-cell>
          <table:table-cell/>
          <table:table-cell table:formula="of:=NORMDIST([.A18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6000">
            <text:p>106000</text:p>
          </table:table-cell>
          <table:table-cell/>
          <table:table-cell table:formula="of:=NORMDIST([.A19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7000">
            <text:p>107000</text:p>
          </table:table-cell>
          <table:table-cell/>
          <table:table-cell table:formula="of:=NORMDIST([.A19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8000">
            <text:p>108000</text:p>
          </table:table-cell>
          <table:table-cell/>
          <table:table-cell table:formula="of:=NORMDIST([.A19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9000">
            <text:p>109000</text:p>
          </table:table-cell>
          <table:table-cell/>
          <table:table-cell table:formula="of:=NORMDIST([.A19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0000">
            <text:p>110000</text:p>
          </table:table-cell>
          <table:table-cell/>
          <table:table-cell table:formula="of:=NORMDIST([.A19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1000">
            <text:p>111000</text:p>
          </table:table-cell>
          <table:table-cell/>
          <table:table-cell table:formula="of:=NORMDIST([.A19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2000">
            <text:p>112000</text:p>
          </table:table-cell>
          <table:table-cell/>
          <table:table-cell table:formula="of:=NORMDIST([.A19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3000">
            <text:p>113000</text:p>
          </table:table-cell>
          <table:table-cell/>
          <table:table-cell table:formula="of:=NORMDIST([.A19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4000">
            <text:p>114000</text:p>
          </table:table-cell>
          <table:table-cell/>
          <table:table-cell table:formula="of:=NORMDIST([.A19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5000">
            <text:p>115000</text:p>
          </table:table-cell>
          <table:table-cell/>
          <table:table-cell table:formula="of:=NORMDIST([.A19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6000">
            <text:p>116000</text:p>
          </table:table-cell>
          <table:table-cell/>
          <table:table-cell table:formula="of:=NORMDIST([.A20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7000">
            <text:p>117000</text:p>
          </table:table-cell>
          <table:table-cell/>
          <table:table-cell table:formula="of:=NORMDIST([.A20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8000">
            <text:p>118000</text:p>
          </table:table-cell>
          <table:table-cell/>
          <table:table-cell table:formula="of:=NORMDIST([.A20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9000">
            <text:p>119000</text:p>
          </table:table-cell>
          <table:table-cell/>
          <table:table-cell table:formula="of:=NORMDIST([.A20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0000">
            <text:p>120000</text:p>
          </table:table-cell>
          <table:table-cell/>
          <table:table-cell table:formula="of:=NORMDIST([.A20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1000">
            <text:p>121000</text:p>
          </table:table-cell>
          <table:table-cell/>
          <table:table-cell table:formula="of:=NORMDIST([.A20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2000">
            <text:p>122000</text:p>
          </table:table-cell>
          <table:table-cell/>
          <table:table-cell table:formula="of:=NORMDIST([.A20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3000">
            <text:p>123000</text:p>
          </table:table-cell>
          <table:table-cell/>
          <table:table-cell table:formula="of:=NORMDIST([.A20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4000">
            <text:p>124000</text:p>
          </table:table-cell>
          <table:table-cell/>
          <table:table-cell table:formula="of:=NORMDIST([.A20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5000">
            <text:p>125000</text:p>
          </table:table-cell>
          <table:table-cell/>
          <table:table-cell table:formula="of:=NORMDIST([.A20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6000">
            <text:p>126000</text:p>
          </table:table-cell>
          <table:table-cell/>
          <table:table-cell table:formula="of:=NORMDIST([.A21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7000">
            <text:p>127000</text:p>
          </table:table-cell>
          <table:table-cell/>
          <table:table-cell table:formula="of:=NORMDIST([.A21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8000">
            <text:p>128000</text:p>
          </table:table-cell>
          <table:table-cell/>
          <table:table-cell table:formula="of:=NORMDIST([.A21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9000">
            <text:p>129000</text:p>
          </table:table-cell>
          <table:table-cell/>
          <table:table-cell table:formula="of:=NORMDIST([.A21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0000">
            <text:p>130000</text:p>
          </table:table-cell>
          <table:table-cell/>
          <table:table-cell table:formula="of:=NORMDIST([.A21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1000">
            <text:p>131000</text:p>
          </table:table-cell>
          <table:table-cell/>
          <table:table-cell table:formula="of:=NORMDIST([.A21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2000">
            <text:p>132000</text:p>
          </table:table-cell>
          <table:table-cell/>
          <table:table-cell table:formula="of:=NORMDIST([.A21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3000">
            <text:p>133000</text:p>
          </table:table-cell>
          <table:table-cell/>
          <table:table-cell table:formula="of:=NORMDIST([.A21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4000">
            <text:p>134000</text:p>
          </table:table-cell>
          <table:table-cell/>
          <table:table-cell table:formula="of:=NORMDIST([.A21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5000">
            <text:p>135000</text:p>
          </table:table-cell>
          <table:table-cell/>
          <table:table-cell table:formula="of:=NORMDIST([.A21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6000">
            <text:p>136000</text:p>
          </table:table-cell>
          <table:table-cell/>
          <table:table-cell table:formula="of:=NORMDIST([.A22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7000">
            <text:p>137000</text:p>
          </table:table-cell>
          <table:table-cell/>
          <table:table-cell table:formula="of:=NORMDIST([.A22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8000">
            <text:p>138000</text:p>
          </table:table-cell>
          <table:table-cell/>
          <table:table-cell table:formula="of:=NORMDIST([.A22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9000">
            <text:p>139000</text:p>
          </table:table-cell>
          <table:table-cell/>
          <table:table-cell table:formula="of:=NORMDIST([.A22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0000">
            <text:p>140000</text:p>
          </table:table-cell>
          <table:table-cell/>
          <table:table-cell table:formula="of:=NORMDIST([.A22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1000">
            <text:p>141000</text:p>
          </table:table-cell>
          <table:table-cell/>
          <table:table-cell table:formula="of:=NORMDIST([.A22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2000">
            <text:p>142000</text:p>
          </table:table-cell>
          <table:table-cell/>
          <table:table-cell table:formula="of:=NORMDIST([.A22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3000">
            <text:p>143000</text:p>
          </table:table-cell>
          <table:table-cell/>
          <table:table-cell table:formula="of:=NORMDIST([.A22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4000">
            <text:p>144000</text:p>
          </table:table-cell>
          <table:table-cell/>
          <table:table-cell table:formula="of:=NORMDIST([.A22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5000">
            <text:p>145000</text:p>
          </table:table-cell>
          <table:table-cell/>
          <table:table-cell table:formula="of:=NORMDIST([.A22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6000">
            <text:p>146000</text:p>
          </table:table-cell>
          <table:table-cell/>
          <table:table-cell table:formula="of:=NORMDIST([.A23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7000">
            <text:p>147000</text:p>
          </table:table-cell>
          <table:table-cell/>
          <table:table-cell table:formula="of:=NORMDIST([.A23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8000">
            <text:p>148000</text:p>
          </table:table-cell>
          <table:table-cell/>
          <table:table-cell table:formula="of:=NORMDIST([.A23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9000">
            <text:p>149000</text:p>
          </table:table-cell>
          <table:table-cell/>
          <table:table-cell table:formula="of:=NORMDIST([.A23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0000">
            <text:p>150000</text:p>
          </table:table-cell>
          <table:table-cell/>
          <table:table-cell table:formula="of:=NORMDIST([.A23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1000">
            <text:p>151000</text:p>
          </table:table-cell>
          <table:table-cell/>
          <table:table-cell table:formula="of:=NORMDIST([.A23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2000">
            <text:p>152000</text:p>
          </table:table-cell>
          <table:table-cell/>
          <table:table-cell table:formula="of:=NORMDIST([.A23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3000">
            <text:p>153000</text:p>
          </table:table-cell>
          <table:table-cell/>
          <table:table-cell table:formula="of:=NORMDIST([.A23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4000">
            <text:p>154000</text:p>
          </table:table-cell>
          <table:table-cell/>
          <table:table-cell table:formula="of:=NORMDIST([.A23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5000">
            <text:p>155000</text:p>
          </table:table-cell>
          <table:table-cell/>
          <table:table-cell table:formula="of:=NORMDIST([.A23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6000">
            <text:p>156000</text:p>
          </table:table-cell>
          <table:table-cell/>
          <table:table-cell table:formula="of:=NORMDIST([.A24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7000">
            <text:p>157000</text:p>
          </table:table-cell>
          <table:table-cell/>
          <table:table-cell table:formula="of:=NORMDIST([.A24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8000">
            <text:p>158000</text:p>
          </table:table-cell>
          <table:table-cell/>
          <table:table-cell table:formula="of:=NORMDIST([.A24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9000">
            <text:p>159000</text:p>
          </table:table-cell>
          <table:table-cell/>
          <table:table-cell table:formula="of:=NORMDIST([.A24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0000">
            <text:p>160000</text:p>
          </table:table-cell>
          <table:table-cell/>
          <table:table-cell table:formula="of:=NORMDIST([.A24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1000">
            <text:p>161000</text:p>
          </table:table-cell>
          <table:table-cell/>
          <table:table-cell table:formula="of:=NORMDIST([.A24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2000">
            <text:p>162000</text:p>
          </table:table-cell>
          <table:table-cell/>
          <table:table-cell table:formula="of:=NORMDIST([.A24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3000">
            <text:p>163000</text:p>
          </table:table-cell>
          <table:table-cell/>
          <table:table-cell table:formula="of:=NORMDIST([.A24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4000">
            <text:p>164000</text:p>
          </table:table-cell>
          <table:table-cell/>
          <table:table-cell table:formula="of:=NORMDIST([.A24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5000">
            <text:p>165000</text:p>
          </table:table-cell>
          <table:table-cell/>
          <table:table-cell table:formula="of:=NORMDIST([.A24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6000">
            <text:p>166000</text:p>
          </table:table-cell>
          <table:table-cell/>
          <table:table-cell table:formula="of:=NORMDIST([.A25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7000">
            <text:p>167000</text:p>
          </table:table-cell>
          <table:table-cell/>
          <table:table-cell table:formula="of:=NORMDIST([.A25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8000">
            <text:p>168000</text:p>
          </table:table-cell>
          <table:table-cell/>
          <table:table-cell table:formula="of:=NORMDIST([.A25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9000">
            <text:p>169000</text:p>
          </table:table-cell>
          <table:table-cell/>
          <table:table-cell table:formula="of:=NORMDIST([.A25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0000">
            <text:p>170000</text:p>
          </table:table-cell>
          <table:table-cell/>
          <table:table-cell table:formula="of:=NORMDIST([.A254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1000">
            <text:p>171000</text:p>
          </table:table-cell>
          <table:table-cell/>
          <table:table-cell table:formula="of:=NORMDIST([.A255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2000">
            <text:p>172000</text:p>
          </table:table-cell>
          <table:table-cell/>
          <table:table-cell table:formula="of:=NORMDIST([.A256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3000">
            <text:p>173000</text:p>
          </table:table-cell>
          <table:table-cell/>
          <table:table-cell table:formula="of:=NORMDIST([.A257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4000">
            <text:p>174000</text:p>
          </table:table-cell>
          <table:table-cell/>
          <table:table-cell table:formula="of:=NORMDIST([.A258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5000">
            <text:p>175000</text:p>
          </table:table-cell>
          <table:table-cell/>
          <table:table-cell table:formula="of:=NORMDIST([.A259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6000">
            <text:p>176000</text:p>
          </table:table-cell>
          <table:table-cell/>
          <table:table-cell table:formula="of:=NORMDIST([.A260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7000">
            <text:p>177000</text:p>
          </table:table-cell>
          <table:table-cell/>
          <table:table-cell table:formula="of:=NORMDIST([.A261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8000">
            <text:p>178000</text:p>
          </table:table-cell>
          <table:table-cell/>
          <table:table-cell table:formula="of:=NORMDIST([.A262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9000">
            <text:p>179000</text:p>
          </table:table-cell>
          <table:table-cell/>
          <table:table-cell table:formula="of:=NORMDIST([.A263]; [.$C$81]; [.$L$15]; 0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80000">
            <text:p>180000</text:p>
          </table:table-cell>
          <table:table-cell/>
          <table:table-cell table:formula="of:=NORMDIST([.A264]; [.$C$81]; [.$L$15]; 0)" office:value-type="float" office:value="0">
            <text:p>0</text:p>
          </table:table-cell>
          <table:table-cell table:number-columns-repeated="10"/>
        </table:table-row>
      </table:table>
      <table:table table:name="Arkusz2" table:style-name="ta1" table:print="false">
        <table:table-column table:style-name="co3" table:number-columns-repeated="6" table:default-cell-style-name="Default"/>
        <table:table-row table:style-name="ro2">
          <table:table-cell office:value-type="string">
            <text:p>modificato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[.C2]*71" office:value-type="float" office:value="5.6494487">
            <text:p>5,6494487</text:p>
          </table:table-cell>
          <table:table-cell office:value-type="float" office:value="0.0795697">
            <text:p>0,0795697</text:p>
          </table:table-cell>
          <table:table-cell table:number-columns-repeated="3"/>
        </table:table-row>
        <table:table-row table:style-name="ro1">
          <table:table-cell office:value-type="float" office:value="0.1">
            <text:p>0,1</text:p>
          </table:table-cell>
          <table:table-cell table:formula="of:=[.C3]*71" office:value-type="float" office:value="5.9721082">
            <text:p>5,9721082</text:p>
          </table:table-cell>
          <table:table-cell office:value-type="float" office:value="0.0841142">
            <text:p>0,0841142</text:p>
          </table:table-cell>
          <table:table-cell table:number-columns-repeated="3"/>
        </table:table-row>
        <table:table-row table:style-name="ro1">
          <table:table-cell office:value-type="float" office:value="0.2">
            <text:p>0,2</text:p>
          </table:table-cell>
          <table:table-cell table:formula="of:=[.C4]*71" office:value-type="float" office:value="6.3006678">
            <text:p>6,3006678</text:p>
          </table:table-cell>
          <table:table-cell office:value-type="float" office:value="0.0887418">
            <text:p>0,0887418</text:p>
          </table:table-cell>
          <table:table-cell table:number-columns-repeated="3"/>
        </table:table-row>
        <table:table-row table:style-name="ro1">
          <table:table-cell office:value-type="float" office:value="0.3">
            <text:p>0,3</text:p>
          </table:table-cell>
          <table:table-cell table:formula="of:=[.C5]*71" office:value-type="float" office:value="6.634098">
            <text:p>6,634098</text:p>
          </table:table-cell>
          <table:table-cell office:value-type="float" office:value="0.093438">
            <text:p>0,093438</text:p>
          </table:table-cell>
          <table:table-cell table:number-columns-repeated="2"/>
          <table:table-cell>
            <draw:frame table:end-cell-address="Arkusz2.M25" table:end-x="0.293cm" table:end-y="0.066cm" draw:z-index="0" draw:style-name="gr1" svg:width="16.005cm" svg:height="9.033cm" svg:x="0.102cm" svg:y="0.081cm">
              <draw:object draw:notify-on-update-of-ranges="Arkusz2.A3:Arkusz2.A101 Arkusz2.B2:Arkusz2.B2 Arkusz2.B3:Arkusz2.B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4">
            <text:p>0,4</text:p>
          </table:table-cell>
          <table:table-cell table:formula="of:=[.C6]*71" office:value-type="float" office:value="6.9713125">
            <text:p>6,9713125</text:p>
          </table:table-cell>
          <table:table-cell office:value-type="float" office:value="0.0981875">
            <text:p>0,0981875</text:p>
          </table:table-cell>
          <table:table-cell table:number-columns-repeated="3"/>
        </table:table-row>
        <table:table-row table:style-name="ro1">
          <table:table-cell office:value-type="float" office:value="0.5">
            <text:p>0,5</text:p>
          </table:table-cell>
          <table:table-cell table:formula="of:=[.C7]*71" office:value-type="float" office:value="7.311154">
            <text:p>7,311154</text:p>
          </table:table-cell>
          <table:table-cell office:value-type="float" office:value="0.102974">
            <text:p>0,102974</text:p>
          </table:table-cell>
          <table:table-cell table:number-columns-repeated="3"/>
        </table:table-row>
        <table:table-row table:style-name="ro1">
          <table:table-cell office:value-type="float" office:value="0.6">
            <text:p>0,6</text:p>
          </table:table-cell>
          <table:table-cell table:formula="of:=[.C8]*71" office:value-type="float" office:value="7.652309">
            <text:p>7,652309</text:p>
          </table:table-cell>
          <table:table-cell office:value-type="float" office:value="0.107779">
            <text:p>0,107779</text:p>
          </table:table-cell>
          <table:table-cell table:number-columns-repeated="3"/>
        </table:table-row>
        <table:table-row table:style-name="ro1">
          <table:table-cell office:value-type="float" office:value="0.7">
            <text:p>0,7</text:p>
          </table:table-cell>
          <table:table-cell table:formula="of:=[.C9]*71" office:value-type="float" office:value="7.993464">
            <text:p>7,993464</text:p>
          </table:table-cell>
          <table:table-cell office:value-type="float" office:value="0.112584">
            <text:p>0,112584</text:p>
          </table:table-cell>
          <table:table-cell table:number-columns-repeated="3"/>
        </table:table-row>
        <table:table-row table:style-name="ro1">
          <table:table-cell office:value-type="float" office:value="0.8">
            <text:p>0,8</text:p>
          </table:table-cell>
          <table:table-cell table:formula="of:=[.C10]*71" office:value-type="float" office:value="8.33327">
            <text:p>8,33327</text:p>
          </table:table-cell>
          <table:table-cell office:value-type="float" office:value="0.11737">
            <text:p>0,11737</text:p>
          </table:table-cell>
          <table:table-cell table:number-columns-repeated="3"/>
        </table:table-row>
        <table:table-row table:style-name="ro1">
          <table:table-cell office:value-type="float" office:value="0.9">
            <text:p>0,9</text:p>
          </table:table-cell>
          <table:table-cell table:formula="of:=[.C11]*71" office:value-type="float" office:value="8.670307">
            <text:p>8,670307</text:p>
          </table:table-cell>
          <table:table-cell office:value-type="float" office:value="0.122117">
            <text:p>0,12211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12]*71" office:value-type="float" office:value="9.003013">
            <text:p>9,003013</text:p>
          </table:table-cell>
          <table:table-cell office:value-type="float" office:value="0.126803">
            <text:p>0,126803</text:p>
          </table:table-cell>
          <table:table-cell table:number-columns-repeated="3"/>
        </table:table-row>
        <table:table-row table:style-name="ro1">
          <table:table-cell office:value-type="float" office:value="1.1">
            <text:p>1,1</text:p>
          </table:table-cell>
          <table:table-cell table:formula="of:=[.C13]*71" office:value-type="float" office:value="9.329968">
            <text:p>9,329968</text:p>
          </table:table-cell>
          <table:table-cell office:value-type="float" office:value="0.131408">
            <text:p>0,131408</text:p>
          </table:table-cell>
          <table:table-cell table:number-columns-repeated="3"/>
        </table:table-row>
        <table:table-row table:style-name="ro1">
          <table:table-cell office:value-type="float" office:value="1.2">
            <text:p>1,2</text:p>
          </table:table-cell>
          <table:table-cell table:formula="of:=[.C14]*71" office:value-type="float" office:value="9.649539">
            <text:p>9,649539</text:p>
          </table:table-cell>
          <table:table-cell office:value-type="float" office:value="0.135909">
            <text:p>0,135909</text:p>
          </table:table-cell>
          <table:table-cell table:number-columns-repeated="3"/>
        </table:table-row>
        <table:table-row table:style-name="ro1">
          <table:table-cell office:value-type="float" office:value="1.3">
            <text:p>1,3</text:p>
          </table:table-cell>
          <table:table-cell table:formula="of:=[.C15]*71" office:value-type="float" office:value="9.960306">
            <text:p>9,960306</text:p>
          </table:table-cell>
          <table:table-cell office:value-type="float" office:value="0.140286">
            <text:p>0,140286</text:p>
          </table:table-cell>
          <table:table-cell table:number-columns-repeated="3"/>
        </table:table-row>
        <table:table-row table:style-name="ro1">
          <table:table-cell office:value-type="float" office:value="1.4">
            <text:p>1,4</text:p>
          </table:table-cell>
          <table:table-cell table:formula="of:=[.C16]*71" office:value-type="float" office:value="10.260636">
            <text:p>10,260636</text:p>
          </table:table-cell>
          <table:table-cell office:value-type="float" office:value="0.144516">
            <text:p>0,144516</text:p>
          </table:table-cell>
          <table:table-cell table:number-columns-repeated="3"/>
        </table:table-row>
        <table:table-row table:style-name="ro1">
          <table:table-cell office:value-type="float" office:value="1.5">
            <text:p>1,5</text:p>
          </table:table-cell>
          <table:table-cell table:formula="of:=[.C17]*71" office:value-type="float" office:value="10.549109">
            <text:p>10,549109</text:p>
          </table:table-cell>
          <table:table-cell office:value-type="float" office:value="0.148579">
            <text:p>0,148579</text:p>
          </table:table-cell>
          <table:table-cell table:number-columns-repeated="3"/>
        </table:table-row>
        <table:table-row table:style-name="ro1">
          <table:table-cell office:value-type="float" office:value="1.6">
            <text:p>1,6</text:p>
          </table:table-cell>
          <table:table-cell table:formula="of:=[.C18]*71" office:value-type="float" office:value="10.824092">
            <text:p>10,824092</text:p>
          </table:table-cell>
          <table:table-cell office:value-type="float" office:value="0.152452">
            <text:p>0,152452</text:p>
          </table:table-cell>
          <table:table-cell table:number-columns-repeated="3"/>
        </table:table-row>
        <table:table-row table:style-name="ro1">
          <table:table-cell office:value-type="float" office:value="1.7">
            <text:p>1,7</text:p>
          </table:table-cell>
          <table:table-cell table:formula="of:=[.C19]*71" office:value-type="float" office:value="11.084236">
            <text:p>11,084236</text:p>
          </table:table-cell>
          <table:table-cell office:value-type="float" office:value="0.156116">
            <text:p>0,156116</text:p>
          </table:table-cell>
          <table:table-cell table:number-columns-repeated="3"/>
        </table:table-row>
        <table:table-row table:style-name="ro1">
          <table:table-cell office:value-type="float" office:value="1.8">
            <text:p>1,8</text:p>
          </table:table-cell>
          <table:table-cell table:formula="of:=[.C20]*71" office:value-type="float" office:value="11.32805">
            <text:p>11,32805</text:p>
          </table:table-cell>
          <table:table-cell office:value-type="float" office:value="0.15955">
            <text:p>0,15955</text:p>
          </table:table-cell>
          <table:table-cell table:number-columns-repeated="3"/>
        </table:table-row>
        <table:table-row table:style-name="ro1">
          <table:table-cell office:value-type="float" office:value="1.9">
            <text:p>1,9</text:p>
          </table:table-cell>
          <table:table-cell table:formula="of:=[.C21]*71" office:value-type="float" office:value="11.554327">
            <text:p>11,554327</text:p>
          </table:table-cell>
          <table:table-cell office:value-type="float" office:value="0.162737">
            <text:p>0,1627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C22]*71" office:value-type="float" office:value="11.761647">
            <text:p>11,761647</text:p>
          </table:table-cell>
          <table:table-cell office:value-type="float" office:value="0.165657">
            <text:p>0,165657</text:p>
          </table:table-cell>
          <table:table-cell table:number-columns-repeated="3"/>
        </table:table-row>
        <table:table-row table:style-name="ro1">
          <table:table-cell office:value-type="float" office:value="2.1">
            <text:p>2,1</text:p>
          </table:table-cell>
          <table:table-cell table:formula="of:=[.C23]*71" office:value-type="float" office:value="11.948945">
            <text:p>11,948945</text:p>
          </table:table-cell>
          <table:table-cell office:value-type="float" office:value="0.168295">
            <text:p>0,168295</text:p>
          </table:table-cell>
          <table:table-cell table:number-columns-repeated="3"/>
        </table:table-row>
        <table:table-row table:style-name="ro1">
          <table:table-cell office:value-type="float" office:value="2.2">
            <text:p>2,2</text:p>
          </table:table-cell>
          <table:table-cell table:formula="of:=[.C24]*71" office:value-type="float" office:value="12.115156">
            <text:p>12,115156</text:p>
          </table:table-cell>
          <table:table-cell office:value-type="float" office:value="0.170636">
            <text:p>0,170636</text:p>
          </table:table-cell>
          <table:table-cell table:number-columns-repeated="3"/>
        </table:table-row>
        <table:table-row table:style-name="ro1">
          <table:table-cell office:value-type="float" office:value="2.3">
            <text:p>2,3</text:p>
          </table:table-cell>
          <table:table-cell table:formula="of:=[.C25]*71" office:value-type="float" office:value="12.259215">
            <text:p>12,259215</text:p>
          </table:table-cell>
          <table:table-cell office:value-type="float" office:value="0.172665">
            <text:p>0,172665</text:p>
          </table:table-cell>
          <table:table-cell table:number-columns-repeated="3"/>
        </table:table-row>
        <table:table-row table:style-name="ro1">
          <table:table-cell office:value-type="float" office:value="2.4">
            <text:p>2,4</text:p>
          </table:table-cell>
          <table:table-cell table:formula="of:=[.C26]*71" office:value-type="float" office:value="12.380412">
            <text:p>12,380412</text:p>
          </table:table-cell>
          <table:table-cell office:value-type="float" office:value="0.174372">
            <text:p>0,174372</text:p>
          </table:table-cell>
          <table:table-cell table:number-columns-repeated="3"/>
        </table:table-row>
        <table:table-row table:style-name="ro1">
          <table:table-cell office:value-type="float" office:value="2.5">
            <text:p>2,5</text:p>
          </table:table-cell>
          <table:table-cell table:formula="of:=[.C27]*71" office:value-type="float" office:value="12.478037">
            <text:p>12,478037</text:p>
          </table:table-cell>
          <table:table-cell office:value-type="float" office:value="0.175747">
            <text:p>0,175747</text:p>
          </table:table-cell>
          <table:table-cell table:number-columns-repeated="3"/>
        </table:table-row>
        <table:table-row table:style-name="ro1">
          <table:table-cell office:value-type="float" office:value="2.6">
            <text:p>2,6</text:p>
          </table:table-cell>
          <table:table-cell table:formula="of:=[.C28]*71" office:value-type="float" office:value="12.55138">
            <text:p>12,55138</text:p>
          </table:table-cell>
          <table:table-cell office:value-type="float" office:value="0.17678">
            <text:p>0,17678</text:p>
          </table:table-cell>
          <table:table-cell table:number-columns-repeated="3"/>
        </table:table-row>
        <table:table-row table:style-name="ro1">
          <table:table-cell office:value-type="float" office:value="2.7">
            <text:p>2,7</text:p>
          </table:table-cell>
          <table:table-cell table:formula="of:=[.C29]*71" office:value-type="float" office:value="12.600157">
            <text:p>12,600157</text:p>
          </table:table-cell>
          <table:table-cell office:value-type="float" office:value="0.177467">
            <text:p>0,177467</text:p>
          </table:table-cell>
          <table:table-cell table:number-columns-repeated="3"/>
        </table:table-row>
        <table:table-row table:style-name="ro1">
          <table:table-cell office:value-type="float" office:value="2.8">
            <text:p>2,8</text:p>
          </table:table-cell>
          <table:table-cell table:formula="of:=[.C30]*71" office:value-type="float" office:value="12.623942">
            <text:p>12,623942</text:p>
          </table:table-cell>
          <table:table-cell office:value-type="float" office:value="0.177802">
            <text:p>0,177802</text:p>
          </table:table-cell>
          <table:table-cell table:number-columns-repeated="3"/>
        </table:table-row>
        <table:table-row table:style-name="ro1">
          <table:table-cell office:value-type="float" office:value="2.9">
            <text:p>2,9</text:p>
          </table:table-cell>
          <table:table-cell table:formula="of:=[.C31]*71" office:value-type="float" office:value="12.622735">
            <text:p>12,622735</text:p>
          </table:table-cell>
          <table:table-cell office:value-type="float" office:value="0.177785">
            <text:p>0,17778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C32]*71" office:value-type="float" office:value="12.596465">
            <text:p>12,596465</text:p>
          </table:table-cell>
          <table:table-cell office:value-type="float" office:value="0.177415">
            <text:p>0,177415</text:p>
          </table:table-cell>
          <table:table-cell table:number-columns-repeated="3"/>
        </table:table-row>
        <table:table-row table:style-name="ro1">
          <table:table-cell office:value-type="float" office:value="3.1">
            <text:p>3,1</text:p>
          </table:table-cell>
          <table:table-cell table:formula="of:=[.C33]*71" office:value-type="float" office:value="12.545274">
            <text:p>12,545274</text:p>
          </table:table-cell>
          <table:table-cell office:value-type="float" office:value="0.176694">
            <text:p>0,176694</text:p>
          </table:table-cell>
          <table:table-cell table:number-columns-repeated="3"/>
        </table:table-row>
        <table:table-row table:style-name="ro1">
          <table:table-cell office:value-type="float" office:value="3.2">
            <text:p>3,2</text:p>
          </table:table-cell>
          <table:table-cell table:formula="of:=[.C34]*71" office:value-type="float" office:value="12.469446">
            <text:p>12,469446</text:p>
          </table:table-cell>
          <table:table-cell office:value-type="float" office:value="0.175626">
            <text:p>0,175626</text:p>
          </table:table-cell>
          <table:table-cell table:number-columns-repeated="3"/>
        </table:table-row>
        <table:table-row table:style-name="ro1">
          <table:table-cell office:value-type="float" office:value="3.3">
            <text:p>3,3</text:p>
          </table:table-cell>
          <table:table-cell table:formula="of:=[.C35]*71" office:value-type="float" office:value="12.369549">
            <text:p>12,369549</text:p>
          </table:table-cell>
          <table:table-cell office:value-type="float" office:value="0.174219">
            <text:p>0,174219</text:p>
          </table:table-cell>
          <table:table-cell table:number-columns-repeated="3"/>
        </table:table-row>
        <table:table-row table:style-name="ro1">
          <table:table-cell office:value-type="float" office:value="3.4">
            <text:p>3,4</text:p>
          </table:table-cell>
          <table:table-cell table:formula="of:=[.C36]*71" office:value-type="float" office:value="12.246009">
            <text:p>12,246009</text:p>
          </table:table-cell>
          <table:table-cell office:value-type="float" office:value="0.172479">
            <text:p>0,172479</text:p>
          </table:table-cell>
          <table:table-cell table:number-columns-repeated="3"/>
        </table:table-row>
        <table:table-row table:style-name="ro1">
          <table:table-cell office:value-type="float" office:value="3.5">
            <text:p>3,5</text:p>
          </table:table-cell>
          <table:table-cell table:formula="of:=[.C37]*71" office:value-type="float" office:value="12.099678">
            <text:p>12,099678</text:p>
          </table:table-cell>
          <table:table-cell office:value-type="float" office:value="0.170418">
            <text:p>0,170418</text:p>
          </table:table-cell>
          <table:table-cell table:number-columns-repeated="3"/>
        </table:table-row>
        <table:table-row table:style-name="ro1">
          <table:table-cell office:value-type="float" office:value="3.6">
            <text:p>3,6</text:p>
          </table:table-cell>
          <table:table-cell table:formula="of:=[.C38]*71" office:value-type="float" office:value="11.931408">
            <text:p>11,931408</text:p>
          </table:table-cell>
          <table:table-cell office:value-type="float" office:value="0.168048">
            <text:p>0,168048</text:p>
          </table:table-cell>
          <table:table-cell table:number-columns-repeated="3"/>
        </table:table-row>
        <table:table-row table:style-name="ro1">
          <table:table-cell office:value-type="float" office:value="3.7">
            <text:p>3,7</text:p>
          </table:table-cell>
          <table:table-cell table:formula="of:=[.C39]*71" office:value-type="float" office:value="11.742051">
            <text:p>11,742051</text:p>
          </table:table-cell>
          <table:table-cell office:value-type="float" office:value="0.165381">
            <text:p>0,165381</text:p>
          </table:table-cell>
          <table:table-cell table:number-columns-repeated="3"/>
        </table:table-row>
        <table:table-row table:style-name="ro1">
          <table:table-cell office:value-type="float" office:value="3.8">
            <text:p>3,8</text:p>
          </table:table-cell>
          <table:table-cell table:formula="of:=[.C40]*71" office:value-type="float" office:value="11.532814">
            <text:p>11,532814</text:p>
          </table:table-cell>
          <table:table-cell office:value-type="float" office:value="0.162434">
            <text:p>0,162434</text:p>
          </table:table-cell>
          <table:table-cell table:number-columns-repeated="3"/>
        </table:table-row>
        <table:table-row table:style-name="ro1">
          <table:table-cell office:value-type="float" office:value="3.9">
            <text:p>3,9</text:p>
          </table:table-cell>
          <table:table-cell table:formula="of:=[.C41]*71" office:value-type="float" office:value="11.304762">
            <text:p>11,304762</text:p>
          </table:table-cell>
          <table:table-cell office:value-type="float" office:value="0.159222">
            <text:p>0,15922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C42]*71" office:value-type="float" office:value="11.059315">
            <text:p>11,059315</text:p>
          </table:table-cell>
          <table:table-cell office:value-type="float" office:value="0.155765">
            <text:p>0,155765</text:p>
          </table:table-cell>
          <table:table-cell table:number-columns-repeated="3"/>
        </table:table-row>
        <table:table-row table:style-name="ro1">
          <table:table-cell office:value-type="float" office:value="4.1">
            <text:p>4,1</text:p>
          </table:table-cell>
          <table:table-cell table:formula="of:=[.C43]*71" office:value-type="float" office:value="10.797609">
            <text:p>10,797609</text:p>
          </table:table-cell>
          <table:table-cell office:value-type="float" office:value="0.152079">
            <text:p>0,152079</text:p>
          </table:table-cell>
          <table:table-cell table:number-columns-repeated="3"/>
        </table:table-row>
        <table:table-row table:style-name="ro1">
          <table:table-cell office:value-type="float" office:value="4.2">
            <text:p>4,2</text:p>
          </table:table-cell>
          <table:table-cell table:formula="of:=[.C44]*71" office:value-type="float" office:value="10.521206">
            <text:p>10,521206</text:p>
          </table:table-cell>
          <table:table-cell office:value-type="float" office:value="0.148186">
            <text:p>0,148186</text:p>
          </table:table-cell>
          <table:table-cell table:number-columns-repeated="3"/>
        </table:table-row>
        <table:table-row table:style-name="ro1">
          <table:table-cell office:value-type="float" office:value="4.3">
            <text:p>4,3</text:p>
          </table:table-cell>
          <table:table-cell table:formula="of:=[.C45]*71" office:value-type="float" office:value="10.231597">
            <text:p>10,231597</text:p>
          </table:table-cell>
          <table:table-cell office:value-type="float" office:value="0.144107">
            <text:p>0,144107</text:p>
          </table:table-cell>
          <table:table-cell table:number-columns-repeated="3"/>
        </table:table-row>
        <table:table-row table:style-name="ro1">
          <table:table-cell office:value-type="float" office:value="4.4">
            <text:p>4,4</text:p>
          </table:table-cell>
          <table:table-cell table:formula="of:=[.C46]*71" office:value-type="float" office:value="9.930131">
            <text:p>9,930131</text:p>
          </table:table-cell>
          <table:table-cell office:value-type="float" office:value="0.139861">
            <text:p>0,139861</text:p>
          </table:table-cell>
          <table:table-cell table:number-columns-repeated="3"/>
        </table:table-row>
        <table:table-row table:style-name="ro1">
          <table:table-cell office:value-type="float" office:value="4.5">
            <text:p>4,5</text:p>
          </table:table-cell>
          <table:table-cell table:formula="of:=[.C47]*71" office:value-type="float" office:value="9.618441">
            <text:p>9,618441</text:p>
          </table:table-cell>
          <table:table-cell office:value-type="float" office:value="0.135471">
            <text:p>0,135471</text:p>
          </table:table-cell>
          <table:table-cell table:number-columns-repeated="3"/>
        </table:table-row>
        <table:table-row table:style-name="ro1">
          <table:table-cell office:value-type="float" office:value="4.6">
            <text:p>4,6</text:p>
          </table:table-cell>
          <table:table-cell table:formula="of:=[.C48]*71" office:value-type="float" office:value="9.298018">
            <text:p>9,298018</text:p>
          </table:table-cell>
          <table:table-cell office:value-type="float" office:value="0.130958">
            <text:p>0,130958</text:p>
          </table:table-cell>
          <table:table-cell table:number-columns-repeated="3"/>
        </table:table-row>
        <table:table-row table:style-name="ro1">
          <table:table-cell office:value-type="float" office:value="4.7">
            <text:p>4,7</text:p>
          </table:table-cell>
          <table:table-cell table:formula="of:=[.C49]*71" office:value-type="float" office:value="8.970424">
            <text:p>8,970424</text:p>
          </table:table-cell>
          <table:table-cell office:value-type="float" office:value="0.126344">
            <text:p>0,126344</text:p>
          </table:table-cell>
          <table:table-cell table:number-columns-repeated="3"/>
        </table:table-row>
        <table:table-row table:style-name="ro1">
          <table:table-cell office:value-type="float" office:value="4.8">
            <text:p>4,8</text:p>
          </table:table-cell>
          <table:table-cell table:formula="of:=[.C50]*71" office:value-type="float" office:value="8.637221">
            <text:p>8,637221</text:p>
          </table:table-cell>
          <table:table-cell office:value-type="float" office:value="0.121651">
            <text:p>0,121651</text:p>
          </table:table-cell>
          <table:table-cell table:number-columns-repeated="3"/>
        </table:table-row>
        <table:table-row table:style-name="ro1">
          <table:table-cell office:value-type="float" office:value="4.9">
            <text:p>4,9</text:p>
          </table:table-cell>
          <table:table-cell table:formula="of:=[.C51]*71" office:value-type="float" office:value="8.2999">
            <text:p>8,2999</text:p>
          </table:table-cell>
          <table:table-cell office:value-type="float" office:value="0.1169">
            <text:p>0,116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C52]*71" office:value-type="float" office:value="7.959881">
            <text:p>7,959881</text:p>
          </table:table-cell>
          <table:table-cell office:value-type="float" office:value="0.112111">
            <text:p>0,112111</text:p>
          </table:table-cell>
          <table:table-cell table:number-columns-repeated="3"/>
        </table:table-row>
        <table:table-row table:style-name="ro1">
          <table:table-cell office:value-type="float" office:value="5.1">
            <text:p>5,1</text:p>
          </table:table-cell>
          <table:table-cell table:formula="of:=[.C53]*71" office:value-type="float" office:value="7.618655">
            <text:p>7,618655</text:p>
          </table:table-cell>
          <table:table-cell office:value-type="float" office:value="0.107305">
            <text:p>0,107305</text:p>
          </table:table-cell>
          <table:table-cell table:number-columns-repeated="3"/>
        </table:table-row>
        <table:table-row table:style-name="ro1">
          <table:table-cell office:value-type="float" office:value="5.2">
            <text:p>5,2</text:p>
          </table:table-cell>
          <table:table-cell table:formula="of:=[.C54]*71" office:value-type="float" office:value="7.277571">
            <text:p>7,277571</text:p>
          </table:table-cell>
          <table:table-cell office:value-type="float" office:value="0.102501">
            <text:p>0,102501</text:p>
          </table:table-cell>
          <table:table-cell table:number-columns-repeated="3"/>
        </table:table-row>
        <table:table-row table:style-name="ro1">
          <table:table-cell office:value-type="float" office:value="5.3">
            <text:p>5,3</text:p>
          </table:table-cell>
          <table:table-cell table:formula="of:=[.C55]*71" office:value-type="float" office:value="6.9379425">
            <text:p>6,9379425</text:p>
          </table:table-cell>
          <table:table-cell office:value-type="float" office:value="0.0977175">
            <text:p>0,0977175</text:p>
          </table:table-cell>
          <table:table-cell table:number-columns-repeated="3"/>
        </table:table-row>
        <table:table-row table:style-name="ro1">
          <table:table-cell office:value-type="float" office:value="5.4">
            <text:p>5,4</text:p>
          </table:table-cell>
          <table:table-cell table:formula="of:=[.C56]*71" office:value-type="float" office:value="6.6010475">
            <text:p>6,6010475</text:p>
          </table:table-cell>
          <table:table-cell office:value-type="float" office:value="0.0929725">
            <text:p>0,0929725</text:p>
          </table:table-cell>
          <table:table-cell table:number-columns-repeated="3"/>
        </table:table-row>
        <table:table-row table:style-name="ro1">
          <table:table-cell office:value-type="float" office:value="5.5">
            <text:p>5,5</text:p>
          </table:table-cell>
          <table:table-cell table:formula="of:=[.C57]*71" office:value-type="float" office:value="6.2680433">
            <text:p>6,2680433</text:p>
          </table:table-cell>
          <table:table-cell office:value-type="float" office:value="0.0882823">
            <text:p>0,0882823</text:p>
          </table:table-cell>
          <table:table-cell table:number-columns-repeated="3"/>
        </table:table-row>
        <table:table-row table:style-name="ro1">
          <table:table-cell office:value-type="float" office:value="5.6">
            <text:p>5,6</text:p>
          </table:table-cell>
          <table:table-cell table:formula="of:=[.C58]*71" office:value-type="float" office:value="5.9400304">
            <text:p>5,9400304</text:p>
          </table:table-cell>
          <table:table-cell office:value-type="float" office:value="0.0836624">
            <text:p>0,0836624</text:p>
          </table:table-cell>
          <table:table-cell table:number-columns-repeated="3"/>
        </table:table-row>
        <table:table-row table:style-name="ro1">
          <table:table-cell office:value-type="float" office:value="5.7">
            <text:p>5,7</text:p>
          </table:table-cell>
          <table:table-cell table:formula="of:=[.C59]*71" office:value-type="float" office:value="5.6180028">
            <text:p>5,6180028</text:p>
          </table:table-cell>
          <table:table-cell office:value-type="float" office:value="0.0791268">
            <text:p>0,0791268</text:p>
          </table:table-cell>
          <table:table-cell table:number-columns-repeated="3"/>
        </table:table-row>
        <table:table-row table:style-name="ro1">
          <table:table-cell office:value-type="float" office:value="5.8">
            <text:p>5,8</text:p>
          </table:table-cell>
          <table:table-cell table:formula="of:=[.C60]*71" office:value-type="float" office:value="5.3028835">
            <text:p>5,3028835</text:p>
          </table:table-cell>
          <table:table-cell office:value-type="float" office:value="0.0746885">
            <text:p>0,0746885</text:p>
          </table:table-cell>
          <table:table-cell table:number-columns-repeated="3"/>
        </table:table-row>
        <table:table-row table:style-name="ro1">
          <table:table-cell office:value-type="float" office:value="5.9">
            <text:p>5,9</text:p>
          </table:table-cell>
          <table:table-cell table:formula="of:=[.C61]*71" office:value-type="float" office:value="4.9955032">
            <text:p>4,9955032</text:p>
          </table:table-cell>
          <table:table-cell office:value-type="float" office:value="0.0703592">
            <text:p>0,070359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C62]*71" office:value-type="float" office:value="4.6966003">
            <text:p>4,6966003</text:p>
          </table:table-cell>
          <table:table-cell office:value-type="float" office:value="0.0661493">
            <text:p>0,0661493</text:p>
          </table:table-cell>
          <table:table-cell table:number-columns-repeated="3"/>
        </table:table-row>
        <table:table-row table:style-name="ro1">
          <table:table-cell office:value-type="float" office:value="6.1">
            <text:p>6,1</text:p>
          </table:table-cell>
          <table:table-cell table:formula="of:=[.C63]*71" office:value-type="float" office:value="4.4068138">
            <text:p>4,4068138</text:p>
          </table:table-cell>
          <table:table-cell office:value-type="float" office:value="0.0620678">
            <text:p>0,0620678</text:p>
          </table:table-cell>
          <table:table-cell table:number-columns-repeated="3"/>
        </table:table-row>
        <table:table-row table:style-name="ro1">
          <table:table-cell office:value-type="float" office:value="6.2">
            <text:p>6,2</text:p>
          </table:table-cell>
          <table:table-cell table:formula="of:=[.C64]*71" office:value-type="float" office:value="4.1267046">
            <text:p>4,1267046</text:p>
          </table:table-cell>
          <table:table-cell office:value-type="float" office:value="0.0581226">
            <text:p>0,0581226</text:p>
          </table:table-cell>
          <table:table-cell table:number-columns-repeated="3"/>
        </table:table-row>
        <table:table-row table:style-name="ro1">
          <table:table-cell office:value-type="float" office:value="6.3">
            <text:p>6,3</text:p>
          </table:table-cell>
          <table:table-cell table:formula="of:=[.C65]*71" office:value-type="float" office:value="3.85672">
            <text:p>3,85672</text:p>
          </table:table-cell>
          <table:table-cell office:value-type="float" office:value="0.05432">
            <text:p>0,05432</text:p>
          </table:table-cell>
          <table:table-cell table:number-columns-repeated="3"/>
        </table:table-row>
        <table:table-row table:style-name="ro1">
          <table:table-cell office:value-type="float" office:value="6.4">
            <text:p>6,4</text:p>
          </table:table-cell>
          <table:table-cell table:formula="of:=[.C66]*71" office:value-type="float" office:value="3.5972505">
            <text:p>3,5972505</text:p>
          </table:table-cell>
          <table:table-cell office:value-type="float" office:value="0.0506655">
            <text:p>0,0506655</text:p>
          </table:table-cell>
          <table:table-cell table:number-columns-repeated="3"/>
        </table:table-row>
        <table:table-row table:style-name="ro1">
          <table:table-cell office:value-type="float" office:value="6.5">
            <text:p>6,5</text:p>
          </table:table-cell>
          <table:table-cell table:formula="of:=[.C67]*71" office:value-type="float" office:value="3.348573">
            <text:p>3,348573</text:p>
          </table:table-cell>
          <table:table-cell office:value-type="float" office:value="0.047163">
            <text:p>0,047163</text:p>
          </table:table-cell>
          <table:table-cell table:number-columns-repeated="3"/>
        </table:table-row>
        <table:table-row table:style-name="ro1">
          <table:table-cell office:value-type="float" office:value="6.6">
            <text:p>6,6</text:p>
          </table:table-cell>
          <table:table-cell table:formula="of:=[.C68]*71" office:value-type="float" office:value="3.1109005">
            <text:p>3,1109005</text:p>
          </table:table-cell>
          <table:table-cell office:value-type="float" office:value="0.0438155">
            <text:p>0,0438155</text:p>
          </table:table-cell>
          <table:table-cell table:number-columns-repeated="3"/>
        </table:table-row>
        <table:table-row table:style-name="ro1">
          <table:table-cell office:value-type="float" office:value="6.7">
            <text:p>6,7</text:p>
          </table:table-cell>
          <table:table-cell table:formula="of:=[.C69]*71" office:value-type="float" office:value="2.8843608">
            <text:p>2,8843608</text:p>
          </table:table-cell>
          <table:table-cell office:value-type="float" office:value="0.0406248">
            <text:p>0,0406248</text:p>
          </table:table-cell>
          <table:table-cell table:number-columns-repeated="3"/>
        </table:table-row>
        <table:table-row table:style-name="ro1">
          <table:table-cell office:value-type="float" office:value="6.8">
            <text:p>6,8</text:p>
          </table:table-cell>
          <table:table-cell table:formula="of:=[.C70]*71" office:value-type="float" office:value="2.6690036">
            <text:p>2,6690036</text:p>
          </table:table-cell>
          <table:table-cell office:value-type="float" office:value="0.0375916">
            <text:p>0,0375916</text:p>
          </table:table-cell>
          <table:table-cell table:number-columns-repeated="3"/>
        </table:table-row>
        <table:table-row table:style-name="ro1">
          <table:table-cell office:value-type="float" office:value="6.9">
            <text:p>6,9</text:p>
          </table:table-cell>
          <table:table-cell table:formula="of:=[.C71]*71" office:value-type="float" office:value="2.4648289">
            <text:p>2,4648289</text:p>
          </table:table-cell>
          <table:table-cell office:value-type="float" office:value="0.0347159">
            <text:p>0,034715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C72]*71" office:value-type="float" office:value="2.2717515">
            <text:p>2,2717515</text:p>
          </table:table-cell>
          <table:table-cell office:value-type="float" office:value="0.0319965">
            <text:p>0,0319965</text:p>
          </table:table-cell>
          <table:table-cell table:number-columns-repeated="3"/>
        </table:table-row>
        <table:table-row table:style-name="ro1">
          <table:table-cell office:value-type="float" office:value="7.1">
            <text:p>7,1</text:p>
          </table:table-cell>
          <table:table-cell table:formula="of:=[.C73]*71" office:value-type="float" office:value="2.0896436">
            <text:p>2,0896436</text:p>
          </table:table-cell>
          <table:table-cell office:value-type="float" office:value="0.0294316">
            <text:p>0,0294316</text:p>
          </table:table-cell>
          <table:table-cell table:number-columns-repeated="3"/>
        </table:table-row>
        <table:table-row table:style-name="ro1">
          <table:table-cell office:value-type="float" office:value="7.2">
            <text:p>7,2</text:p>
          </table:table-cell>
          <table:table-cell table:formula="of:=[.C74]*71" office:value-type="float" office:value="1.9183206">
            <text:p>1,9183206</text:p>
          </table:table-cell>
          <table:table-cell office:value-type="float" office:value="0.0270186">
            <text:p>0,0270186</text:p>
          </table:table-cell>
          <table:table-cell table:number-columns-repeated="3"/>
        </table:table-row>
        <table:table-row table:style-name="ro1">
          <table:table-cell office:value-type="float" office:value="7.3">
            <text:p>7,3</text:p>
          </table:table-cell>
          <table:table-cell table:formula="of:=[.C75]*71" office:value-type="float" office:value="1.7575411">
            <text:p>1,7575411</text:p>
          </table:table-cell>
          <table:table-cell office:value-type="float" office:value="0.0247541">
            <text:p>0,0247541</text:p>
          </table:table-cell>
          <table:table-cell table:number-columns-repeated="3"/>
        </table:table-row>
        <table:table-row table:style-name="ro1">
          <table:table-cell office:value-type="float" office:value="7.4">
            <text:p>7,4</text:p>
          </table:table-cell>
          <table:table-cell table:formula="of:=[.C76]*71" office:value-type="float" office:value="1.6070424">
            <text:p>1,6070424</text:p>
          </table:table-cell>
          <table:table-cell office:value-type="float" office:value="0.0226344">
            <text:p>0,0226344</text:p>
          </table:table-cell>
          <table:table-cell table:number-columns-repeated="3"/>
        </table:table-row>
        <table:table-row table:style-name="ro1">
          <table:table-cell office:value-type="float" office:value="7.5">
            <text:p>7,5</text:p>
          </table:table-cell>
          <table:table-cell table:formula="of:=[.C77]*71" office:value-type="float" office:value="1.4665192">
            <text:p>1,4665192</text:p>
          </table:table-cell>
          <table:table-cell office:value-type="float" office:value="0.0206552">
            <text:p>0,0206552</text:p>
          </table:table-cell>
          <table:table-cell table:number-columns-repeated="3"/>
        </table:table-row>
        <table:table-row table:style-name="ro1">
          <table:table-cell office:value-type="float" office:value="7.6">
            <text:p>7,6</text:p>
          </table:table-cell>
          <table:table-cell table:formula="of:=[.C78]*71" office:value-type="float" office:value="1.3356236">
            <text:p>1,3356236</text:p>
          </table:table-cell>
          <table:table-cell office:value-type="float" office:value="0.0188116">
            <text:p>0,0188116</text:p>
          </table:table-cell>
          <table:table-cell table:number-columns-repeated="3"/>
        </table:table-row>
        <table:table-row table:style-name="ro1">
          <table:table-cell office:value-type="float" office:value="7.7">
            <text:p>7,7</text:p>
          </table:table-cell>
          <table:table-cell table:formula="of:=[.C79]*71" office:value-type="float" office:value="1.2139935">
            <text:p>1,2139935</text:p>
          </table:table-cell>
          <table:table-cell office:value-type="float" office:value="0.0170985">
            <text:p>0,0170985</text:p>
          </table:table-cell>
          <table:table-cell table:number-columns-repeated="3"/>
        </table:table-row>
        <table:table-row table:style-name="ro1">
          <table:table-cell office:value-type="float" office:value="7.79999">
            <text:p>7,79999</text:p>
          </table:table-cell>
          <table:table-cell table:formula="of:=[.C80]*71" office:value-type="float" office:value="1.1012526">
            <text:p>1,1012526</text:p>
          </table:table-cell>
          <table:table-cell office:value-type="float" office:value="0.0155106">
            <text:p>0,0155106</text:p>
          </table:table-cell>
          <table:table-cell table:number-columns-repeated="3"/>
        </table:table-row>
        <table:table-row table:style-name="ro1">
          <table:table-cell office:value-type="float" office:value="7.89999">
            <text:p>7,89999</text:p>
          </table:table-cell>
          <table:table-cell table:formula="of:=[.C81]*71" office:value-type="float" office:value="0.9969962">
            <text:p>0,9969962</text:p>
          </table:table-cell>
          <table:table-cell office:value-type="float" office:value="0.0140422">
            <text:p>0,0140422</text:p>
          </table:table-cell>
          <table:table-cell table:number-columns-repeated="3"/>
        </table:table-row>
        <table:table-row table:style-name="ro1">
          <table:table-cell office:value-type="float" office:value="7.99999">
            <text:p>7,99999</text:p>
          </table:table-cell>
          <table:table-cell table:formula="of:=[.C82]*71" office:value-type="float" office:value="0.9008196">
            <text:p>0,9008196</text:p>
          </table:table-cell>
          <table:table-cell office:value-type="float" office:value="0.0126876">
            <text:p>0,0126876</text:p>
          </table:table-cell>
          <table:table-cell table:number-columns-repeated="3"/>
        </table:table-row>
        <table:table-row table:style-name="ro1">
          <table:table-cell office:value-type="float" office:value="8.09999">
            <text:p>8,09999</text:p>
          </table:table-cell>
          <table:table-cell table:formula="of:=[.C83]*71" office:value-type="float" office:value="0.8123039">
            <text:p>0,8123039</text:p>
          </table:table-cell>
          <table:table-cell office:value-type="float" office:value="0.0114409">
            <text:p>0,0114409</text:p>
          </table:table-cell>
          <table:table-cell table:number-columns-repeated="3"/>
        </table:table-row>
        <table:table-row table:style-name="ro1">
          <table:table-cell office:value-type="float" office:value="8.2">
            <text:p>8,2</text:p>
          </table:table-cell>
          <table:table-cell table:formula="of:=[.C84]*71" office:value-type="float" office:value="0.7310302">
            <text:p>0,7310302</text:p>
          </table:table-cell>
          <table:table-cell office:value-type="float" office:value="0.0102962">
            <text:p>0,0102962</text:p>
          </table:table-cell>
          <table:table-cell table:number-columns-repeated="3"/>
        </table:table-row>
        <table:table-row table:style-name="ro1">
          <table:table-cell office:value-type="float" office:value="8.3">
            <text:p>8,3</text:p>
          </table:table-cell>
          <table:table-cell table:formula="of:=[.C85]*71" office:value-type="float" office:value="0.65658599">
            <text:p>0,65658599</text:p>
          </table:table-cell>
          <table:table-cell office:value-type="float" office:value="0.00924769">
            <text:p>0,00924769</text:p>
          </table:table-cell>
          <table:table-cell table:number-columns-repeated="3"/>
        </table:table-row>
        <table:table-row table:style-name="ro1">
          <table:table-cell office:value-type="float" office:value="8.4">
            <text:p>8,4</text:p>
          </table:table-cell>
          <table:table-cell table:formula="of:=[.C86]*71" office:value-type="float" office:value="0.58855024">
            <text:p>0,58855024</text:p>
          </table:table-cell>
          <table:table-cell office:value-type="float" office:value="0.00828944">
            <text:p>0,00828944</text:p>
          </table:table-cell>
          <table:table-cell table:number-columns-repeated="3"/>
        </table:table-row>
        <table:table-row table:style-name="ro1">
          <table:table-cell office:value-type="float" office:value="8.5">
            <text:p>8,5</text:p>
          </table:table-cell>
          <table:table-cell table:formula="of:=[.C87]*71" office:value-type="float" office:value="0.52651683">
            <text:p>0,52651683</text:p>
          </table:table-cell>
          <table:table-cell office:value-type="float" office:value="0.00741573">
            <text:p>0,00741573</text:p>
          </table:table-cell>
          <table:table-cell table:number-columns-repeated="3"/>
        </table:table-row>
        <table:table-row table:style-name="ro1">
          <table:table-cell office:value-type="float" office:value="8.6">
            <text:p>8,6</text:p>
          </table:table-cell>
          <table:table-cell table:formula="of:=[.C88]*71" office:value-type="float" office:value="0.47008745">
            <text:p>0,47008745</text:p>
          </table:table-cell>
          <table:table-cell office:value-type="float" office:value="0.00662095">
            <text:p>0,00662095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table:formula="of:=[.C89]*71" office:value-type="float" office:value="0.4188716">
            <text:p>0,4188716</text:p>
          </table:table-cell>
          <table:table-cell office:value-type="float" office:value="0.0058996">
            <text:p>0,0058996</text:p>
          </table:table-cell>
          <table:table-cell table:number-columns-repeated="3"/>
        </table:table-row>
        <table:table-row table:style-name="ro1">
          <table:table-cell office:value-type="float" office:value="8.8">
            <text:p>8,8</text:p>
          </table:table-cell>
          <table:table-cell table:formula="of:=[.C90]*71" office:value-type="float" office:value="0.37249582">
            <text:p>0,37249582</text:p>
          </table:table-cell>
          <table:table-cell office:value-type="float" office:value="0.00524642">
            <text:p>0,00524642</text:p>
          </table:table-cell>
          <table:table-cell table:number-columns-repeated="3"/>
        </table:table-row>
        <table:table-row table:style-name="ro1">
          <table:table-cell office:value-type="float" office:value="8.9">
            <text:p>8,9</text:p>
          </table:table-cell>
          <table:table-cell table:formula="of:=[.C91]*71" office:value-type="float" office:value="0.33059588">
            <text:p>0,33059588</text:p>
          </table:table-cell>
          <table:table-cell office:value-type="float" office:value="0.00465628">
            <text:p>0,004656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C92]*71" office:value-type="float" office:value="0.29282743">
            <text:p>0,29282743</text:p>
          </table:table-cell>
          <table:table-cell office:value-type="float" office:value="0.00412433">
            <text:p>0,00412433</text:p>
          </table:table-cell>
          <table:table-cell table:number-columns-repeated="3"/>
        </table:table-row>
        <table:table-row table:style-name="ro1">
          <table:table-cell office:value-type="float" office:value="9.1">
            <text:p>9,1</text:p>
          </table:table-cell>
          <table:table-cell table:formula="of:=[.C93]*71" office:value-type="float" office:value="0.25885819">
            <text:p>0,25885819</text:p>
          </table:table-cell>
          <table:table-cell office:value-type="float" office:value="0.00364589">
            <text:p>0,00364589</text:p>
          </table:table-cell>
          <table:table-cell table:number-columns-repeated="3"/>
        </table:table-row>
        <table:table-row table:style-name="ro1">
          <table:table-cell office:value-type="float" office:value="9.2">
            <text:p>9,2</text:p>
          </table:table-cell>
          <table:table-cell table:formula="of:=[.C94]*71" office:value-type="float" office:value="0.22837576">
            <text:p>0,22837576</text:p>
          </table:table-cell>
          <table:table-cell office:value-type="float" office:value="0.00321656">
            <text:p>0,00321656</text:p>
          </table:table-cell>
          <table:table-cell table:number-columns-repeated="3"/>
        </table:table-row>
        <table:table-row table:style-name="ro1">
          <table:table-cell office:value-type="float" office:value="9.3">
            <text:p>9,3</text:p>
          </table:table-cell>
          <table:table-cell table:formula="of:=[.C95]*71" office:value-type="float" office:value="0.20108265">
            <text:p>0,20108265</text:p>
          </table:table-cell>
          <table:table-cell office:value-type="float" office:value="0.00283215">
            <text:p>0,00283215</text:p>
          </table:table-cell>
          <table:table-cell table:number-columns-repeated="3"/>
        </table:table-row>
        <table:table-row table:style-name="ro1">
          <table:table-cell office:value-type="float" office:value="9.4">
            <text:p>9,4</text:p>
          </table:table-cell>
          <table:table-cell table:formula="of:=[.C96]*71" office:value-type="float" office:value="0.17669983">
            <text:p>0,17669983</text:p>
          </table:table-cell>
          <table:table-cell office:value-type="float" office:value="0.00248873">
            <text:p>0,00248873</text:p>
          </table:table-cell>
          <table:table-cell table:number-columns-repeated="3"/>
        </table:table-row>
        <table:table-row table:style-name="ro1">
          <table:table-cell office:value-type="float" office:value="9.5">
            <text:p>9,5</text:p>
          </table:table-cell>
          <table:table-cell table:formula="of:=[.C97]*71" office:value-type="float" office:value="0.15496531">
            <text:p>0,15496531</text:p>
          </table:table-cell>
          <table:table-cell office:value-type="float" office:value="0.00218261">
            <text:p>0,00218261</text:p>
          </table:table-cell>
          <table:table-cell table:number-columns-repeated="3"/>
        </table:table-row>
        <table:table-row table:style-name="ro1">
          <table:table-cell office:value-type="float" office:value="9.6">
            <text:p>9,6</text:p>
          </table:table-cell>
          <table:table-cell table:formula="of:=[.C98]*71" office:value-type="float" office:value="0.13563485">
            <text:p>0,13563485</text:p>
          </table:table-cell>
          <table:table-cell office:value-type="float" office:value="0.00191035">
            <text:p>0,00191035</text:p>
          </table:table-cell>
          <table:table-cell table:number-columns-repeated="3"/>
        </table:table-row>
        <table:table-row table:style-name="ro1">
          <table:table-cell office:value-type="float" office:value="9.7">
            <text:p>9,7</text:p>
          </table:table-cell>
          <table:table-cell table:formula="of:=[.C99]*71" office:value-type="float" office:value="0.11847983">
            <text:p>0,11847983</text:p>
          </table:table-cell>
          <table:table-cell office:value-type="float" office:value="0.00166873">
            <text:p>0,00166873</text:p>
          </table:table-cell>
          <table:table-cell table:number-columns-repeated="3"/>
        </table:table-row>
        <table:table-row table:style-name="ro1">
          <table:table-cell office:value-type="float" office:value="9.8">
            <text:p>9,8</text:p>
          </table:table-cell>
          <table:table-cell table:formula="of:=[.C100]*71" office:value-type="float" office:value="0.10328867">
            <text:p>0,10328867</text:p>
          </table:table-cell>
          <table:table-cell office:value-type="float" office:value="0.00145477">
            <text:p>0,00145477</text:p>
          </table:table-cell>
          <table:table-cell table:number-columns-repeated="3"/>
        </table:table-row>
        <table:table-row table:style-name="ro1">
          <table:table-cell office:value-type="float" office:value="9.9">
            <text:p>9,9</text:p>
          </table:table-cell>
          <table:table-cell table:formula="of:=[.C101]*71" office:value-type="float" office:value="0.08986683">
            <text:p>0,08986683</text:p>
          </table:table-cell>
          <table:table-cell office:value-type="float" office:value="0.00126573">
            <text:p>0,00126573</text:p>
          </table:table-cell>
          <table:table-cell table:number-columns-repeated="3"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 style:data-style-name="N2" text:time-value="0000-00-00T10:37:40.7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ek U.</meta:initial-creator>
    <meta:creation-date>2011-09-24T18:24:01.41</meta:creation-date>
    <dc:date>2013-09-19T10:38:49.72</dc:date>
    <meta:editing-duration>PT9H19S</meta:editing-duration>
    <meta:editing-cycles>6</meta:editing-cycles>
    <meta:generator>LibreOffice/4.0.5.2$Windows_x86 LibreOffice_project/5464147a081647a250913f19c0715bca595af2f</meta:generator>
    <meta:document-statistic meta:table-count="3" meta:cell-count="1216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37cm" svg:height="12.561cm" xlink:href=".." xlink:type="simple" chart:class="chart:bar" chart:style-name="ch1">
        <chart:legend chart:legend-position="end" svg:x="14.515cm" svg:y="5.968cm" style:legend-expansion="high" chart:style-name="ch2"/>
        <chart:plot-area chart:style-name="ch3" table:cell-range-address="'RDATA2.mdb lokalowe'.H2:'RDATA2.mdb lokalowe'.I11 'RDATA2.mdb lokalowe'.I1:'RDATA2.mdb lokalowe'.I1" chart:data-source-has-labels="both" svg:x="0.8cm" svg:y="0.559cm" svg:width="12.832cm" svg:height="10.82cm">
          <chartooo:coordinate-region svg:x="1.421cm" svg:y="0.771cm" svg:width="12.211cm" svg:height="9.935cm"/>
          <chart:axis chart:dimension="x" chart:name="primary-x" chart:style-name="ch4" chartooo:axis-type="text">
            <chart:categories table:cell-range-address="'RDATA2.mdb lokalowe'.H2:'RDATA2.mdb lokalowe'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DATA2.mdb lokalowe'.I2:'RDATA2.mdb lokalowe'.I11" chart:label-cell-address="'RDATA2.mdb lokalowe'.I1:'RDATA2.mdb lokalowe'.I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'RDATA2.mdb lokalowe'.I1:'RDATA2.mdb lokalowe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RDATA2.mdb lokalowe'.H2:'RDATA2.mdb lokalowe'.H11</svg:desc>
                </draw:g>
              </table:table-cell>
              <table:table-cell office:value-type="float" office:value="8">
                <text:p>8</text:p>
                <draw:g>
                  <svg:desc>'RDATA2.mdb lokalowe'.I2:'RDATA2.mdb lokalowe'.I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4.188cm" style:legend-expansion="high" chart:style-name="ch2"/>
        <chart:plot-area chart:style-name="ch3" table:cell-range-address="'RDATA2.mdb lokalowe'.F17:'RDATA2.mdb lokalowe'.G106 'RDATA2.mdb lokalowe'.G16:'RDATA2.mdb lokalowe'.G16" chart:data-source-has-labels="both" svg:x="0.77cm" svg:y="0.855cm" svg:width="11.692cm" svg:height="7.545cm">
          <chartooo:coordinate-region svg:x="1.391cm" svg:y="1.068cm" svg:width="10.983cm" svg:height="6.023cm"/>
          <chart:axis chart:dimension="x" chart:name="primary-x" chart:style-name="ch4" chartooo:axis-type="text">
            <chart:categories table:cell-range-address="'RDATA2.mdb lokalowe'.F17:'RDATA2.mdb lokalowe'.F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DATA2.mdb lokalowe'.G17:'RDATA2.mdb lokalowe'.G106" chart:label-cell-address="'RDATA2.mdb lokalowe'.G16:'RDATA2.mdb lokalowe'.G16" chart:class="chart:bar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,6494474764</text:p>
                <draw:g>
                  <svg:desc>'RDATA2.mdb lokalowe'.G16:'RDATA2.mdb lokalowe'.G16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DATA2.mdb lokalowe'.F17:'RDATA2.mdb lokalowe'.F106</svg:desc>
                </draw:g>
              </table:table-cell>
              <table:table-cell office:value-type="float" office:value="5.9721080192858">
                <text:p>5.9721080192858</text:p>
                <draw:g>
                  <svg:desc>'RDATA2.mdb lokalowe'.G17:'RDATA2.mdb lokalowe'.G106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.30066407463949">
                <text:p>6.3006640746394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.63409961825126">
                <text:p>6.6340996182512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.9713139898037">
                <text:p>6.971313989803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.31112638163056">
                <text:p>7.3111263816305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.65228137540576">
                <text:p>7.6522813754057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7.9934555124731">
                <text:p>7.993455512473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.33326486809263">
                <text:p>8.3332648680926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.67027358420389">
                <text:p>8.67027358420389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9.00300329963688">
                <text:p>9.0030032996368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9.329943401324">
                <text:p>9.32994340132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9.64956200527273">
                <text:p>9.6495620052727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9.96031756214386">
                <text:p>9.9603175621438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0.2606709695304">
                <text:p>10.260670969530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0.5490980617223">
                <text:p>10.5490980617223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0.8241023381307">
                <text:p>10.824102338130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1.0842277838562">
                <text:p>11.084227783856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1.3280716303295">
                <text:p>11.328071630329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1.5542969006763">
                <text:p>11.55429690067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.7616445835994">
                <text:p>11.761644583599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1.9489452811922">
                <text:p>11.9489452811922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2.115130180232">
                <text:p>12.11513018023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2.2592412031317">
                <text:p>12.2592412031317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2.3804402037706">
                <text:p>12.380440203770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2.4780170847726">
                <text:p>12.4780170847726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2.5513967262659">
                <text:p>12.5513967262659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2.6001446315495">
                <text:p>12.600144631549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2.6239712121287">
                <text:p>12.6239712121287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2.6227346529986">
                <text:p>12.62273465299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.5964423185102">
                <text:p>12.5964423185102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2.5452506793214">
                <text:p>12.545250679321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2.4694637614456">
                <text:p>12.4694637614456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2.3695301389082">
                <text:p>12.3695301389082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2.2460385116268">
                <text:p>12.2460385116268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2.0997119295098">
                <text:p>12.099711929509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1.9314007420511">
                <text:p>11.9314007420511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1.7420743695952">
                <text:p>11.7420743695952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1.5328120076529">
                <text:p>11.5328120076529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1.3047923889164">
                <text:p>11.30479238891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0592827387492">
                <text:p>11.0592827387492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0.7976270687347">
                <text:p>10.7976270687347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0.521233959254">
                <text:p>10.52123395925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0.23156398595">
                <text:p>10.2315639859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9.93011694631139">
                <text:p>9.93011694631139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9.61841904150362">
                <text:p>9.61841904150362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9.29801016507412">
                <text:p>9.29801016507412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8.97043144437742">
                <text:p>8.97043144437742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8.63721317268272">
                <text:p>8.63721317268272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8.29986326013453">
                <text:p>8.29986326013453</text:p>
              </table:table-cell>
            </table:table-row>
            <table:table-row>
              <table:table-cell office:value-type="float" office:value="5">
                <text:p/>
              </table:table-cell>
              <table:table-cell office:value-type="float" office:value="7.95985632027384">
                <text:p>7.95985632027384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7.61862349595061">
                <text:p>7.6186234959506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7.27754311444317">
                <text:p>7.27754311444317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6.93793224673668">
                <text:p>6.93793224673668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6.60103923049313">
                <text:p>6.6010392304931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6.26803720056255">
                <text:p>6.26803720056255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5.94001865522472">
                <text:p>5.94001865522472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5.61799107098236">
                <text:p>5.61799107098236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5.30287356390717">
                <text:p>5.30287356390717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4.99549458149645">
                <text:p>4.995494581496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659059593731">
                <text:p>4.69659059593731</text:p>
              </table:table-cell>
            </table:table-row>
            <table:table-row>
              <table:table-cell office:value-type="float" office:value="6.09999999999999">
                <text:p>10</text:p>
              </table:table-cell>
              <table:table-cell office:value-type="float" office:value="4.40680575776944">
                <text:p>4.40680575776944</text:p>
              </table:table-cell>
            </table:table-row>
            <table:table-row>
              <table:table-cell office:value-type="float" office:value="6.19999999999999">
                <text:p>10</text:p>
              </table:table-cell>
              <table:table-cell office:value-type="float" office:value="4.12669245833125">
                <text:p>4.12669245833125</text:p>
              </table:table-cell>
            </table:table-row>
            <table:table-row>
              <table:table-cell office:value-type="float" office:value="6.29999999999999">
                <text:p>10</text:p>
              </table:table-cell>
              <table:table-cell office:value-type="float" office:value="3.8567127401751">
                <text:p>3.8567127401751</text:p>
              </table:table-cell>
            </table:table-row>
            <table:table-row>
              <table:table-cell office:value-type="float" office:value="6.39999999999999">
                <text:p>10</text:p>
              </table:table-cell>
              <table:table-cell office:value-type="float" office:value="3.59724048692423">
                <text:p>3.59724048692423</text:p>
              </table:table-cell>
            </table:table-row>
            <table:table-row>
              <table:table-cell office:value-type="float" office:value="6.49999999999999">
                <text:p>10</text:p>
              </table:table-cell>
              <table:table-cell office:value-type="float" office:value="3.34856431785729">
                <text:p>3.34856431785729</text:p>
              </table:table-cell>
            </table:table-row>
            <table:table-row>
              <table:table-cell office:value-type="float" office:value="6.59999999999999">
                <text:p>10</text:p>
              </table:table-cell>
              <table:table-cell office:value-type="float" office:value="3.11089110786028">
                <text:p>3.11089110786028</text:p>
              </table:table-cell>
            </table:table-row>
            <table:table-row>
              <table:table-cell office:value-type="float" office:value="6.69999999999999">
                <text:p>10</text:p>
              </table:table-cell>
              <table:table-cell office:value-type="float" office:value="2.88435005025834">
                <text:p>2.88435005025834</text:p>
              </table:table-cell>
            </table:table-row>
            <table:table-row>
              <table:table-cell office:value-type="float" office:value="6.79999999999999">
                <text:p>10</text:p>
              </table:table-cell>
              <table:table-cell office:value-type="float" office:value="2.6689971783868">
                <text:p>2.6689971783868</text:p>
              </table:table-cell>
            </table:table-row>
            <table:table-row>
              <table:table-cell office:value-type="float" office:value="6.89999999999999">
                <text:p>10</text:p>
              </table:table-cell>
              <table:table-cell office:value-type="float" office:value="2.46482026150863">
                <text:p>2.46482026150863</text:p>
              </table:table-cell>
            </table:table-row>
            <table:table-row>
              <table:table-cell office:value-type="float" office:value="6.99999999999999">
                <text:p>10</text:p>
              </table:table-cell>
              <table:table-cell office:value-type="float" office:value="2.27174399174121">
                <text:p>2.27174399174121</text:p>
              </table:table-cell>
            </table:table-row>
            <table:table-row>
              <table:table-cell office:value-type="float" office:value="7.09999999999999">
                <text:p>10</text:p>
              </table:table-cell>
              <table:table-cell office:value-type="float" office:value="2.08963538090662">
                <text:p>2.08963538090662</text:p>
              </table:table-cell>
            </table:table-row>
            <table:table-row>
              <table:table-cell office:value-type="float" office:value="7.19999999999999">
                <text:p>10</text:p>
              </table:table-cell>
              <table:table-cell office:value-type="float" office:value="1.91830928954012">
                <text:p>1.91830928954012</text:p>
              </table:table-cell>
            </table:table-row>
            <table:table-row>
              <table:table-cell office:value-type="float" office:value="7.29999999999999">
                <text:p>10</text:p>
              </table:table-cell>
              <table:table-cell office:value-type="float" office:value="1.75753401454292">
                <text:p>1.75753401454292</text:p>
              </table:table-cell>
            </table:table-row>
            <table:table-row>
              <table:table-cell office:value-type="float" office:value="7.39999999999999">
                <text:p>10</text:p>
              </table:table-cell>
              <table:table-cell office:value-type="float" office:value="1.60703686700407">
                <text:p>1.60703686700407</text:p>
              </table:table-cell>
            </table:table-row>
            <table:table-row>
              <table:table-cell office:value-type="float" office:value="7.49999999999999">
                <text:p>10</text:p>
              </table:table-cell>
              <table:table-cell office:value-type="float" office:value="1.46650967739215">
                <text:p>1.46650967739215</text:p>
              </table:table-cell>
            </table:table-row>
            <table:table-row>
              <table:table-cell office:value-type="float" office:value="7.59999999999999">
                <text:p>10</text:p>
              </table:table-cell>
              <table:table-cell office:value-type="float" office:value="1.33561417148366">
                <text:p>1.33561417148366</text:p>
              </table:table-cell>
            </table:table-row>
            <table:table-row>
              <table:table-cell office:value-type="float" office:value="7.69999999999999">
                <text:p>10</text:p>
              </table:table-cell>
              <table:table-cell office:value-type="float" office:value="1.21398716690377">
                <text:p>1.21398716690377</text:p>
              </table:table-cell>
            </table:table-row>
            <table:table-row>
              <table:table-cell office:value-type="float" office:value="7.79999999999999">
                <text:p>10</text:p>
              </table:table-cell>
              <table:table-cell office:value-type="float" office:value="1.10124554686847">
                <text:p>1.10124554686847</text:p>
              </table:table-cell>
            </table:table-row>
            <table:table-row>
              <table:table-cell office:value-type="float" office:value="7.89999999999999">
                <text:p>10</text:p>
              </table:table-cell>
              <table:table-cell office:value-type="float" office:value="0.996990974500582">
                <text:p>0.996990974500582</text:p>
              </table:table-cell>
            </table:table-row>
            <table:table-row>
              <table:table-cell office:value-type="float" office:value="7.99999999999999">
                <text:p>10</text:p>
              </table:table-cell>
              <table:table-cell office:value-type="float" office:value="0.900814317826488">
                <text:p>0.900814317826488</text:p>
              </table:table-cell>
            </table:table-row>
            <table:table-row>
              <table:table-cell office:value-type="float" office:value="8.09999999999999">
                <text:p>10</text:p>
              </table:table-cell>
              <table:table-cell office:value-type="float" office:value="0.812299762133188">
                <text:p>0.812299762133188</text:p>
              </table:table-cell>
            </table:table-row>
            <table:table-row>
              <table:table-cell office:value-type="float" office:value="8.19999999999999">
                <text:p>10</text:p>
              </table:table-cell>
              <table:table-cell office:value-type="float" office:value="0.73102859268154">
                <text:p>0.73102859268154</text:p>
              </table:table-cell>
            </table:table-row>
            <table:table-row>
              <table:table-cell office:value-type="float" office:value="8.29999999999999">
                <text:p>10</text:p>
              </table:table-cell>
              <table:table-cell office:value-type="float" office:value="0.656582636746648">
                <text:p>0.656582636746648</text:p>
              </table:table-cell>
            </table:table-row>
            <table:table-row>
              <table:table-cell office:value-type="float" office:value="8.39999999999999">
                <text:p>10</text:p>
              </table:table-cell>
              <table:table-cell office:value-type="float" office:value="0.588547359522325">
                <text:p>0.588547359522325</text:p>
              </table:table-cell>
            </table:table-row>
            <table:table-row>
              <table:table-cell office:value-type="float" office:value="8.49999999999999">
                <text:p>10</text:p>
              </table:table-cell>
              <table:table-cell office:value-type="float" office:value="0.526514613528467">
                <text:p>0.526514613528467</text:p>
              </table:table-cell>
            </table:table-row>
            <table:table-row>
              <table:table-cell office:value-type="float" office:value="8.59999999999999">
                <text:p>10</text:p>
              </table:table-cell>
              <table:table-cell office:value-type="float" office:value="0.470085045757794">
                <text:p>0.470085045757794</text:p>
              </table:table-cell>
            </table:table-row>
            <table:table-row>
              <table:table-cell office:value-type="float" office:value="8.69999999999999">
                <text:p>10</text:p>
              </table:table-cell>
              <table:table-cell office:value-type="float" office:value="0.418870170864623">
                <text:p>0.418870170864623</text:p>
              </table:table-cell>
            </table:table-row>
            <table:table-row>
              <table:table-cell office:value-type="float" office:value="8.79999999999999">
                <text:p>10</text:p>
              </table:table-cell>
              <table:table-cell office:value-type="float" office:value="0.372494122219157">
                <text:p>0.372494122219157</text:p>
              </table:table-cell>
            </table:table-row>
            <table:table-row>
              <table:table-cell office:value-type="float" office:value="8.89999999999998">
                <text:p>10</text:p>
              </table:table-cell>
              <table:table-cell office:value-type="float" office:value="0.33059509562349">
                <text:p>0.33059509562349</text:p>
              </table:table-cell>
            </table:table-row>
            <table:table-row>
              <table:table-cell office:value-type="float" office:value="8.99999999999998">
                <text:p>10</text:p>
              </table:table-cell>
              <table:table-cell office:value-type="float" office:value="0.292826502918354">
                <text:p>0.292826502918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34cm" xlink:href=".." xlink:type="simple" chart:class="chart:line" chart:style-name="ch1">
        <chart:legend chart:legend-position="end" svg:x="13.074cm" svg:y="4.205cm" style:legend-expansion="high" chart:style-name="ch2"/>
        <chart:plot-area chart:style-name="ch3" table:cell-range-address="Arkusz2.A3:Arkusz2.B101 Arkusz2.B2:Arkusz2.B2" chart:data-source-has-labels="both" svg:x="0.77cm" svg:y="0.855cm" svg:width="11.664cm" svg:height="7.579cm">
          <chartooo:coordinate-region svg:x="1.391cm" svg:y="1.067cm" svg:width="10.893cm" svg:height="5.533cm"/>
          <chart:axis chart:dimension="x" chart:name="primary-x" chart:style-name="ch4" chartooo:axis-type="text">
            <chart:categories table:cell-range-address="Arkusz2.A3:Arkusz2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2.B3:Arkusz2.B101" chart:label-cell-address="Arkusz2.B2:Arkusz2.B2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,6494487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Arkusz2.A3:Arkusz2.A101</svg:desc>
                </draw:g>
              </table:table-cell>
              <table:table-cell office:value-type="float" office:value="5.9721082">
                <text:p>5.9721082</text:p>
                <draw:g>
                  <svg:desc>Arkusz2.B3:Arkusz2.B10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.3006678">
                <text:p>6.300667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.634098">
                <text:p>6.63409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.9713125">
                <text:p>6.971312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.311154">
                <text:p>7.31115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.652309">
                <text:p>7.65230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7.993464">
                <text:p>7.99346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.33327">
                <text:p>8.3332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.670307">
                <text:p>8.6703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.003013">
                <text:p>9.00301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9.329968">
                <text:p>9.32996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9.649539">
                <text:p>9.649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9.960306">
                <text:p>9.96030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0.260636">
                <text:p>10.26063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0.549109">
                <text:p>10.549109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0.824092">
                <text:p>10.824092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1.084236">
                <text:p>11.08423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1.32805">
                <text:p>11.3280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1.554327">
                <text:p>11.5543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.761647">
                <text:p>11.76164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1.948945">
                <text:p>11.94894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2.115156">
                <text:p>12.115156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2.259215">
                <text:p>12.25921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2.380412">
                <text:p>12.38041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2.478037">
                <text:p>12.47803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2.55138">
                <text:p>12.55138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2.600157">
                <text:p>12.600157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2.623942">
                <text:p>12.623942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2.622735">
                <text:p>12.6227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.596465">
                <text:p>12.59646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2.545274">
                <text:p>12.54527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2.469446">
                <text:p>12.469446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2.369549">
                <text:p>12.369549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2.246009">
                <text:p>12.24600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2.099678">
                <text:p>12.09967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1.931408">
                <text:p>11.931408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1.742051">
                <text:p>11.742051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1.532814">
                <text:p>11.532814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1.304762">
                <text:p>11.3047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059315">
                <text:p>11.059315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0.797609">
                <text:p>10.797609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0.521206">
                <text:p>10.521206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0.231597">
                <text:p>10.231597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9.930131">
                <text:p>9.93013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9.618441">
                <text:p>9.618441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9.298018">
                <text:p>9.298018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8.970424">
                <text:p>8.970424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8.637221">
                <text:p>8.637221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8.2999">
                <text:p>8.29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959881">
                <text:p>7.959881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7.618655">
                <text:p>7.61865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7.277571">
                <text:p>7.277571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6.9379425">
                <text:p>6.9379425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6.6010475">
                <text:p>6.601047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6.2680433">
                <text:p>6.2680433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5.9400304">
                <text:p>5.9400304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5.6180028">
                <text:p>5.6180028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5.3028835">
                <text:p>5.3028835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4.9955032">
                <text:p>4.99550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66003">
                <text:p>4.6966003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4.4068138">
                <text:p>4.4068138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4.1267046">
                <text:p>4.1267046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3.85672">
                <text:p>3.85672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3.5972505">
                <text:p>3.597250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3.348573">
                <text:p>3.348573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3.1109005">
                <text:p>3.1109005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2.8843608">
                <text:p>2.8843608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2.6690036">
                <text:p>2.6690036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2.4648289">
                <text:p>2.46482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717515">
                <text:p>2.2717515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2.0896436">
                <text:p>2.089643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.9183206">
                <text:p>1.9183206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.7575411">
                <text:p>1.7575411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.6070424">
                <text:p>1.607042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.4665192">
                <text:p>1.4665192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.3356236">
                <text:p>1.3356236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.2139935">
                <text:p>1.2139935</text:p>
              </table:table-cell>
            </table:table-row>
            <table:table-row>
              <table:table-cell office:value-type="float" office:value="7.79999">
                <text:p>10</text:p>
              </table:table-cell>
              <table:table-cell office:value-type="float" office:value="1.1012526">
                <text:p>1.1012526</text:p>
              </table:table-cell>
            </table:table-row>
            <table:table-row>
              <table:table-cell office:value-type="float" office:value="7.89999">
                <text:p>10</text:p>
              </table:table-cell>
              <table:table-cell office:value-type="float" office:value="0.9969962">
                <text:p>0.9969962</text:p>
              </table:table-cell>
            </table:table-row>
            <table:table-row>
              <table:table-cell office:value-type="float" office:value="7.99999">
                <text:p>10</text:p>
              </table:table-cell>
              <table:table-cell office:value-type="float" office:value="0.9008196">
                <text:p>0.9008196</text:p>
              </table:table-cell>
            </table:table-row>
            <table:table-row>
              <table:table-cell office:value-type="float" office:value="8.09999">
                <text:p>10</text:p>
              </table:table-cell>
              <table:table-cell office:value-type="float" office:value="0.8123039">
                <text:p>0.8123039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0.7310302">
                <text:p>0.7310302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65658599">
                <text:p>0.65658599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0.58855024">
                <text:p>0.58855024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.52651683">
                <text:p>0.52651683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0.47008745">
                <text:p>0.47008745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0.4188716">
                <text:p>0.4188716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0.37249582">
                <text:p>0.37249582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0.33059588">
                <text:p>0.330595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9282743">
                <text:p>0.29282743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0.25885819">
                <text:p>0.25885819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.22837576">
                <text:p>0.22837576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.20108265">
                <text:p>0.20108265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.17669983">
                <text:p>0.17669983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.15496531">
                <text:p>0.15496531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0.13563485">
                <text:p>0.13563485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0.11847983">
                <text:p>0.11847983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0.10328867">
                <text:p>0.10328867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0.08986683">
                <text:p>0.08986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